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.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" office:value-type="float" office:value="307.445918984704" calcext:value-type="float">
            <text:p>307,45</text:p>
          </table:table-cell>
          <table:table-cell table:style-name="ce1" office:value-type="float" office:value="317.070220176897" calcext:value-type="float">
            <text:p>317,07</text:p>
          </table:table-cell>
          <table:table-cell table:style-name="ce1" office:value-type="float" office:value="301.616641184757" calcext:value-type="float">
            <text:p>301,62</text:p>
          </table:table-cell>
          <table:table-cell table:style-name="ce1" office:value-type="float" office:value="288.866461399893" calcext:value-type="float">
            <text:p>288,87</text:p>
          </table:table-cell>
          <table:table-cell table:style-name="ce1" office:value-type="float" office:value="307.89391602363" calcext:value-type="float">
            <text:p>307,89</text:p>
          </table:table-cell>
          <table:table-cell table:style-name="ce1" office:value-type="float" office:value="320.395671722637" calcext:value-type="float">
            <text:p>320,40</text:p>
          </table:table-cell>
          <table:table-cell table:style-name="ce1" office:value-type="float" office:value="316.138932797988" calcext:value-type="float">
            <text:p>316,14</text:p>
          </table:table-cell>
          <table:table-cell table:style-name="ce1" office:value-type="float" office:value="317.188885796484" calcext:value-type="float">
            <text:p>317,19</text:p>
          </table:table-cell>
          <table:table-cell table:style-name="ce1" office:value-type="float" office:value="288.889781280437" calcext:value-type="float">
            <text:p>288,89</text:p>
          </table:table-cell>
          <table:table-cell table:style-name="ce1" office:value-type="float" office:value="288.517773538584" calcext:value-type="float">
            <text:p>288,52</text:p>
          </table:table-cell>
          <table:table-cell table:style-name="ce1" office:value-type="float" office:value="294.728991603182" calcext:value-type="float">
            <text:p>294,73</text:p>
          </table:table-cell>
          <table:table-cell table:style-name="ce1" office:value-type="float" office:value="307.817629022618" calcext:value-type="float">
            <text:p>307,82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 office:value-type="float" office:value="317.935323956599" calcext:value-type="float">
            <text:p>317,94</text:p>
          </table:table-cell>
          <table:table-cell table:style-name="ce1" office:value-type="float" office:value="321.807807087298" calcext:value-type="float">
            <text:p>321,81</text:p>
          </table:table-cell>
          <table:table-cell table:style-name="ce1" office:value-type="float" office:value="295.631903121223" calcext:value-type="float">
            <text:p>295,63</text:p>
          </table:table-cell>
          <table:table-cell table:style-name="ce1" office:value-type="float" office:value="293.225056669692" calcext:value-type="float">
            <text:p>293,23</text:p>
          </table:table-cell>
          <table:table-cell table:style-name="ce1" office:value-type="float" office:value="300.13498441171" calcext:value-type="float">
            <text:p>300,13</text:p>
          </table:table-cell>
          <table:table-cell table:style-name="ce1" office:value-type="float" office:value="326.52760032577" calcext:value-type="float">
            <text:p>326,53</text:p>
          </table:table-cell>
          <table:table-cell table:style-name="ce1" office:value-type="float" office:value="311.902581831228" calcext:value-type="float">
            <text:p>311,90</text:p>
          </table:table-cell>
          <table:table-cell table:style-name="ce1" office:value-type="float" office:value="307.065438055531" calcext:value-type="float">
            <text:p>307,07</text:p>
          </table:table-cell>
          <table:table-cell table:style-name="ce1" office:value-type="float" office:value="301.80170988357" calcext:value-type="float">
            <text:p>301,80</text:p>
          </table:table-cell>
          <table:table-cell table:style-name="ce1" office:value-type="float" office:value="286.587874184727" calcext:value-type="float">
            <text:p>286,59</text:p>
          </table:table-cell>
          <table:table-cell table:style-name="ce1" office:value-type="float" office:value="314.660920206314" calcext:value-type="float">
            <text:p>314,66</text:p>
          </table:table-cell>
          <table:table-cell table:style-name="ce1" office:value-type="float" office:value="306.358697410697" calcext:value-type="float">
            <text:p>306,36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 office:value-type="float" office:value="307.247360086613" calcext:value-type="float">
            <text:p>307,25</text:p>
          </table:table-cell>
          <table:table-cell table:style-name="ce1" office:value-type="float" office:value="309.423965426271" calcext:value-type="float">
            <text:p>309,42</text:p>
          </table:table-cell>
          <table:table-cell table:style-name="ce1" office:value-type="float" office:value="302.06646938344" calcext:value-type="float">
            <text:p>302,07</text:p>
          </table:table-cell>
          <table:table-cell table:style-name="ce1" office:value-type="float" office:value="280.333063792124" calcext:value-type="float">
            <text:p>280,33</text:p>
          </table:table-cell>
          <table:table-cell table:style-name="ce1" office:value-type="float" office:value="283.63729260941" calcext:value-type="float">
            <text:p>283,64</text:p>
          </table:table-cell>
          <table:table-cell table:style-name="ce1" office:value-type="float" office:value="316.968940781535" calcext:value-type="float">
            <text:p>316,97</text:p>
          </table:table-cell>
          <table:table-cell table:style-name="ce1" office:value-type="float" office:value="319.111341641832" calcext:value-type="float">
            <text:p>319,11</text:p>
          </table:table-cell>
          <table:table-cell table:style-name="ce1" office:value-type="float" office:value="293.254843027426" calcext:value-type="float">
            <text:p>293,25</text:p>
          </table:table-cell>
          <table:table-cell table:style-name="ce1" office:value-type="float" office:value="290.649717006002" calcext:value-type="float">
            <text:p>290,65</text:p>
          </table:table-cell>
          <table:table-cell table:style-name="ce1" office:value-type="float" office:value="281.219214640493" calcext:value-type="float">
            <text:p>281,22</text:p>
          </table:table-cell>
          <table:table-cell table:style-name="ce1" office:value-type="float" office:value="300.00226066208" calcext:value-type="float">
            <text:p>300,00</text:p>
          </table:table-cell>
          <table:table-cell table:style-name="ce1" office:value-type="float" office:value="302.283586253559" calcext:value-type="float">
            <text:p>302,28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4.0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office:value-type="float" office:value="326.378700542379" calcext:value-type="float">
            <text:p>326,38</text:p>
          </table:table-cell>
          <table:table-cell table:style-name="ce1" office:value-type="float" office:value="323.616020167751" calcext:value-type="float">
            <text:p>323,62</text:p>
          </table:table-cell>
          <table:table-cell table:style-name="ce1" office:value-type="float" office:value="317.80748725856" calcext:value-type="float">
            <text:p>317,81</text:p>
          </table:table-cell>
          <table:table-cell table:style-name="ce1" office:value-type="float" office:value="289.98440424789" calcext:value-type="float">
            <text:p>289,98</text:p>
          </table:table-cell>
          <table:table-cell table:style-name="ce1" office:value-type="float" office:value="294.949278226466" calcext:value-type="float">
            <text:p>294,95</text:p>
          </table:table-cell>
          <table:table-cell table:style-name="ce1" office:value-type="float" office:value="321.490281237301" calcext:value-type="float">
            <text:p>321,49</text:p>
          </table:table-cell>
          <table:table-cell table:style-name="ce1" office:value-type="float" office:value="333.245907904049" calcext:value-type="float">
            <text:p>333,25</text:p>
          </table:table-cell>
          <table:table-cell table:style-name="ce1" office:value-type="float" office:value="320.805538321901" calcext:value-type="float">
            <text:p>320,81</text:p>
          </table:table-cell>
          <table:table-cell table:style-name="ce1" office:value-type="float" office:value="297.111057461768" calcext:value-type="float">
            <text:p>297,11</text:p>
          </table:table-cell>
          <table:table-cell table:style-name="ce1" office:value-type="float" office:value="282.473135741419" calcext:value-type="float">
            <text:p>282,47</text:p>
          </table:table-cell>
          <table:table-cell table:style-name="ce1" office:value-type="float" office:value="300.333601117845" calcext:value-type="float">
            <text:p>300,33</text:p>
          </table:table-cell>
          <table:table-cell table:style-name="ce1" office:value-type="float" office:value="333.895571870615" calcext:value-type="float">
            <text:p>333,90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5.0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" office:value-type="float" office:value="337.613266804596" calcext:value-type="float">
            <text:p>337,61</text:p>
          </table:table-cell>
          <table:table-cell table:style-name="ce1" office:value-type="float" office:value="333.675932052088" calcext:value-type="float">
            <text:p>333,68</text:p>
          </table:table-cell>
          <table:table-cell table:style-name="ce1" office:value-type="float" office:value="325.474311585294" calcext:value-type="float">
            <text:p>325,47</text:p>
          </table:table-cell>
          <table:table-cell table:style-name="ce1" office:value-type="float" office:value="300.169078036988" calcext:value-type="float">
            <text:p>300,17</text:p>
          </table:table-cell>
          <table:table-cell table:style-name="ce1" office:value-type="float" office:value="310.129005779006" calcext:value-type="float">
            <text:p>310,13</text:p>
          </table:table-cell>
          <table:table-cell table:style-name="ce1" office:value-type="float" office:value="340.748288359733" calcext:value-type="float">
            <text:p>340,75</text:p>
          </table:table-cell>
          <table:table-cell table:style-name="ce1" office:value-type="float" office:value="341.561119327556" calcext:value-type="float">
            <text:p>341,56</text:p>
          </table:table-cell>
          <table:table-cell table:style-name="ce1" office:value-type="float" office:value="334.101394906698" calcext:value-type="float">
            <text:p>334,10</text:p>
          </table:table-cell>
          <table:table-cell table:style-name="ce1" office:value-type="float" office:value="301.752397917533" calcext:value-type="float">
            <text:p>301,75</text:p>
          </table:table-cell>
          <table:table-cell table:style-name="ce1" office:value-type="float" office:value="288.788347164927" calcext:value-type="float">
            <text:p>288,79</text:p>
          </table:table-cell>
          <table:table-cell table:style-name="ce1" office:value-type="float" office:value="314.568274906944" calcext:value-type="float">
            <text:p>314,57</text:p>
          </table:table-cell>
          <table:table-cell table:style-name="ce1" office:value-type="float" office:value="325.691428455413" calcext:value-type="float">
            <text:p>325,69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6.0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" office:value-type="float" office:value="348.415575002297" calcext:value-type="float">
            <text:p>348,42</text:p>
          </table:table-cell>
          <table:table-cell table:style-name="ce1" office:value-type="float" office:value="346.792952460026" calcext:value-type="float">
            <text:p>346,79</text:p>
          </table:table-cell>
          <table:table-cell table:style-name="ce1" office:value-type="float" office:value="324.55086384434" calcext:value-type="float">
            <text:p>324,55</text:p>
          </table:table-cell>
          <table:table-cell table:style-name="ce1" office:value-type="float" office:value="293.401006640121" calcext:value-type="float">
            <text:p>293,40</text:p>
          </table:table-cell>
          <table:table-cell table:style-name="ce1" office:value-type="float" office:value="303.224912876762" calcext:value-type="float">
            <text:p>303,22</text:p>
          </table:table-cell>
          <table:table-cell table:style-name="ce1" office:value-type="float" office:value="338.333550296199" calcext:value-type="float">
            <text:p>338,33</text:p>
          </table:table-cell>
          <table:table-cell table:style-name="ce1" office:value-type="float" office:value="352.966703844668" calcext:value-type="float">
            <text:p>352,97</text:p>
          </table:table-cell>
          <table:table-cell table:style-name="ce1" office:value-type="float" office:value="328.723108456068" calcext:value-type="float">
            <text:p>328,72</text:p>
          </table:table-cell>
          <table:table-cell table:style-name="ce1" office:value-type="float" office:value="302.924326520666" calcext:value-type="float">
            <text:p>302,92</text:p>
          </table:table-cell>
          <table:table-cell table:style-name="ce1" office:value-type="float" office:value="301.522963940102" calcext:value-type="float">
            <text:p>301,52</text:p>
          </table:table-cell>
          <table:table-cell table:style-name="ce1" office:value-type="float" office:value="324.60353684341" calcext:value-type="float">
            <text:p>324,60</text:p>
          </table:table-cell>
          <table:table-cell table:style-name="ce1" office:value-type="float" office:value="339.751851682202" calcext:value-type="float">
            <text:p>339,75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7.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" office:value-type="float" office:value="350.643740164569" calcext:value-type="float">
            <text:p>350,64</text:p>
          </table:table-cell>
          <table:table-cell table:style-name="ce1" office:value-type="float" office:value="341.047534444319" calcext:value-type="float">
            <text:p>341,05</text:p>
          </table:table-cell>
          <table:table-cell table:style-name="ce1" office:value-type="float" office:value="303.304784945267" calcext:value-type="float">
            <text:p>303,30</text:p>
          </table:table-cell>
          <table:table-cell table:style-name="ce1" office:value-type="float" office:value="297.90568042922" calcext:value-type="float">
            <text:p>297,91</text:p>
          </table:table-cell>
          <table:table-cell table:style-name="ce1" office:value-type="float" office:value="317.788511397044" calcext:value-type="float">
            <text:p>317,79</text:p>
          </table:table-cell>
          <table:table-cell table:style-name="ce1" office:value-type="float" office:value="334.068224085298" calcext:value-type="float">
            <text:p>334,07</text:p>
          </table:table-cell>
          <table:table-cell table:style-name="ce1" office:value-type="float" office:value="348.317399139143" calcext:value-type="float">
            <text:p>348,32</text:p>
          </table:table-cell>
          <table:table-cell table:style-name="ce1" office:value-type="float" office:value="339.596384395704" calcext:value-type="float">
            <text:p>339,60</text:p>
          </table:table-cell>
          <table:table-cell table:style-name="ce1" office:value-type="float" office:value="329.445666976431" calcext:value-type="float">
            <text:p>329,45</text:p>
          </table:table-cell>
          <table:table-cell table:style-name="ce1" office:value-type="float" office:value="310.599465686191" calcext:value-type="float">
            <text:p>310,60</text:p>
          </table:table-cell>
          <table:table-cell table:style-name="ce1" office:value-type="float" office:value="320.398210632509" calcext:value-type="float">
            <text:p>320,40</text:p>
          </table:table-cell>
          <table:table-cell table:style-name="ce1" office:value-type="float" office:value="387.176740525064" calcext:value-type="float">
            <text:p>387,18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8.0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" office:value-type="float" office:value="376.810564491303" calcext:value-type="float">
            <text:p>376,81</text:p>
          </table:table-cell>
          <table:table-cell table:style-name="ce1" office:value-type="float" office:value="338.100303471513" calcext:value-type="float">
            <text:p>338,10</text:p>
          </table:table-cell>
          <table:table-cell table:style-name="ce1" office:value-type="float" office:value="299.387738304258" calcext:value-type="float">
            <text:p>299,39</text:p>
          </table:table-cell>
          <table:table-cell table:style-name="ce1" office:value-type="float" office:value="303.583687551652" calcext:value-type="float">
            <text:p>303,58</text:p>
          </table:table-cell>
          <table:table-cell table:style-name="ce1" office:value-type="float" office:value="318.923077659261" calcext:value-type="float">
            <text:p>318,92</text:p>
          </table:table-cell>
          <table:table-cell table:style-name="ce1" office:value-type="float" office:value="348.12623120773" calcext:value-type="float">
            <text:p>348,13</text:p>
          </table:table-cell>
          <table:table-cell table:style-name="ce1" office:value-type="float" office:value="350.877771852973" calcext:value-type="float">
            <text:p>350,88</text:p>
          </table:table-cell>
          <table:table-cell table:style-name="ce1" office:value-type="float" office:value="321.792240980502" calcext:value-type="float">
            <text:p>321,79</text:p>
          </table:table-cell>
          <table:table-cell table:style-name="ce1" office:value-type="float" office:value="308.87034076553" calcext:value-type="float">
            <text:p>308,87</text:p>
          </table:table-cell>
          <table:table-cell table:style-name="ce1" office:value-type="float" office:value="327.856612593569" calcext:value-type="float">
            <text:p>327,86</text:p>
          </table:table-cell>
          <table:table-cell table:style-name="ce1" office:value-type="float" office:value="327.332884421608" calcext:value-type="float">
            <text:p>327,33</text:p>
          </table:table-cell>
          <table:table-cell table:style-name="ce1" office:value-type="float" office:value="343.766145496958" calcext:value-type="float">
            <text:p>343,77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9.0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361.487066237391" calcext:value-type="float">
            <text:p>361,49</text:p>
          </table:table-cell>
          <table:table-cell table:style-name="ce1" office:value-type="float" office:value="365.13521535585" calcext:value-type="float">
            <text:p>365,14</text:p>
          </table:table-cell>
          <table:table-cell table:style-name="ce1" office:value-type="float" office:value="355.51262714712" calcext:value-type="float">
            <text:p>355,51</text:p>
          </table:table-cell>
          <table:table-cell table:style-name="ce1" office:value-type="float" office:value="309.675028007417" calcext:value-type="float">
            <text:p>309,68</text:p>
          </table:table-cell>
          <table:table-cell table:style-name="ce1" office:value-type="float" office:value="316.299579405349" calcext:value-type="float">
            <text:p>316,30</text:p>
          </table:table-cell>
          <table:table-cell table:style-name="ce1" office:value-type="float" office:value="356.344238330162" calcext:value-type="float">
            <text:p>356,34</text:p>
          </table:table-cell>
          <table:table-cell table:style-name="ce1" office:value-type="float" office:value="367.1316929539" calcext:value-type="float">
            <text:p>367,13</text:p>
          </table:table-cell>
          <table:table-cell table:style-name="ce1" office:value-type="float" office:value="340.004226597558" calcext:value-type="float">
            <text:p>340,00</text:p>
          </table:table-cell>
          <table:table-cell table:style-name="ce1" office:value-type="float" office:value="330.735014554629" calcext:value-type="float">
            <text:p>330,74</text:p>
          </table:table-cell>
          <table:table-cell table:style-name="ce1" office:value-type="float" office:value="321.95892079127" calcext:value-type="float">
            <text:p>321,96</text:p>
          </table:table-cell>
          <table:table-cell table:style-name="ce1" office:value-type="float" office:value="317.18089154404" calcext:value-type="float">
            <text:p>317,18</text:p>
          </table:table-cell>
          <table:table-cell table:style-name="ce1" office:value-type="float" office:value="362.245873049498" calcext:value-type="float">
            <text:p>362,25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0.0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" office:value-type="float" office:value="377.88614862864" calcext:value-type="float">
            <text:p>377,89</text:p>
          </table:table-cell>
          <table:table-cell table:style-name="ce1" office:value-type="float" office:value="381.702235763788" calcext:value-type="float">
            <text:p>381,70</text:p>
          </table:table-cell>
          <table:table-cell table:style-name="ce1" office:value-type="float" office:value="310.73434069649" calcext:value-type="float">
            <text:p>310,73</text:p>
          </table:table-cell>
          <table:table-cell table:style-name="ce1" office:value-type="float" office:value="315.08695661055" calcext:value-type="float">
            <text:p>315,09</text:p>
          </table:table-cell>
          <table:table-cell table:style-name="ce1" office:value-type="float" office:value="337.901938116008" calcext:value-type="float">
            <text:p>337,90</text:p>
          </table:table-cell>
          <table:table-cell table:style-name="ce1" office:value-type="float" office:value="365.849500266628" calcext:value-type="float">
            <text:p>365,85</text:p>
          </table:table-cell>
          <table:table-cell table:style-name="ce1" office:value-type="float" office:value="355.005019406495" calcext:value-type="float">
            <text:p>355,01</text:p>
          </table:table-cell>
          <table:table-cell table:style-name="ce1" office:value-type="float" office:value="318.667875630798" calcext:value-type="float">
            <text:p>318,67</text:p>
          </table:table-cell>
          <table:table-cell table:style-name="ce1" office:value-type="float" office:value="313.696943157762" calcext:value-type="float">
            <text:p>313,70</text:p>
          </table:table-cell>
          <table:table-cell table:style-name="ce1" office:value-type="float" office:value="287.909666598704" calcext:value-type="float">
            <text:p>287,91</text:p>
          </table:table-cell>
          <table:table-cell table:style-name="ce1" office:value-type="float" office:value="305.436153480506" calcext:value-type="float">
            <text:p>305,44</text:p>
          </table:table-cell>
          <table:table-cell table:style-name="ce1" office:value-type="float" office:value="350.067586598867" calcext:value-type="float">
            <text:p>350,07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1.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" office:value-type="float" office:value="372.843346048977" calcext:value-type="float">
            <text:p>372,84</text:p>
          </table:table-cell>
          <table:table-cell table:style-name="ce1" office:value-type="float" office:value="364.792532033796" calcext:value-type="float">
            <text:p>364,79</text:p>
          </table:table-cell>
          <table:table-cell table:style-name="ce1" office:value-type="float" office:value="327.185035990965" calcext:value-type="float">
            <text:p>327,19</text:p>
          </table:table-cell>
          <table:table-cell table:style-name="ce1" office:value-type="float" office:value="290.754963732982" calcext:value-type="float">
            <text:p>290,75</text:p>
          </table:table-cell>
          <table:table-cell table:style-name="ce1" office:value-type="float" office:value="312.584891475" calcext:value-type="float">
            <text:p>312,58</text:p>
          </table:table-cell>
          <table:table-cell table:style-name="ce1" office:value-type="float" office:value="346.000840722393" calcext:value-type="float">
            <text:p>346,00</text:p>
          </table:table-cell>
          <table:table-cell table:style-name="ce1" office:value-type="float" office:value="346.420230830002" calcext:value-type="float">
            <text:p>346,42</text:p>
          </table:table-cell>
          <table:table-cell table:style-name="ce1" office:value-type="float" office:value="322.295990280112" calcext:value-type="float">
            <text:p>322,30</text:p>
          </table:table-cell>
          <table:table-cell table:style-name="ce1" office:value-type="float" office:value="308.188283613527" calcext:value-type="float">
            <text:p>308,19</text:p>
          </table:table-cell>
          <table:table-cell table:style-name="ce1" office:value-type="float" office:value="293.550684473824" calcext:value-type="float">
            <text:p>293,55</text:p>
          </table:table-cell>
          <table:table-cell table:style-name="ce1" office:value-type="float" office:value="308.657493936271" calcext:value-type="float">
            <text:p>308,66</text:p>
          </table:table-cell>
          <table:table-cell table:style-name="ce1" office:value-type="float" office:value="352.663443183665" calcext:value-type="float">
            <text:p>352,66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2.0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office:value-type="float" office:value="361.277912311194" calcext:value-type="float">
            <text:p>361,28</text:p>
          </table:table-cell>
          <table:table-cell table:style-name="ce1" office:value-type="float" office:value="372.031015346704" calcext:value-type="float">
            <text:p>372,03</text:p>
          </table:table-cell>
          <table:table-cell table:style-name="ce1" office:value-type="float" office:value="324.642182898343" calcext:value-type="float">
            <text:p>324,64</text:p>
          </table:table-cell>
          <table:table-cell table:style-name="ce1" office:value-type="float" office:value="309.609637522081" calcext:value-type="float">
            <text:p>309,61</text:p>
          </table:table-cell>
          <table:table-cell table:style-name="ce1" office:value-type="float" office:value="303.713006124313" calcext:value-type="float">
            <text:p>303,71</text:p>
          </table:table-cell>
          <table:table-cell table:style-name="ce1" office:value-type="float" office:value="357.282181178159" calcext:value-type="float">
            <text:p>357,28</text:p>
          </table:table-cell>
          <table:table-cell table:style-name="ce1" office:value-type="float" office:value="366.680603543832" calcext:value-type="float">
            <text:p>366,68</text:p>
          </table:table-cell>
          <table:table-cell table:style-name="ce1" office:value-type="float" office:value="335.430556542329" calcext:value-type="float">
            <text:p>335,43</text:p>
          </table:table-cell>
          <table:table-cell table:style-name="ce1" office:value-type="float" office:value="281.662957402626" calcext:value-type="float">
            <text:p>281,66</text:p>
          </table:table-cell>
          <table:table-cell table:style-name="ce1" office:value-type="float" office:value="272.875573316686" calcext:value-type="float">
            <text:p>272,88</text:p>
          </table:table-cell>
          <table:table-cell table:style-name="ce1" office:value-type="float" office:value="288.855501058703" calcext:value-type="float">
            <text:p>288,86</text:p>
          </table:table-cell>
          <table:table-cell table:style-name="ce1" office:value-type="float" office:value="304.485106220076" calcext:value-type="float">
            <text:p>304,49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.0</text:p>
          </table:table-cell>
          <table:table-cell/>
          <table:table-cell office:value-type="float" office:value="2019" calcext:value-type="float">
            <text:p>2019</text:p>
          </table:table-cell>
          <table:table-cell table:style-name="ce1" office:value-type="float" office:value="333.08989792825" calcext:value-type="float">
            <text:p>333,09</text:p>
          </table:table-cell>
          <table:table-cell table:style-name="ce1" office:value-type="float" office:value="337.115927231041" calcext:value-type="float">
            <text:p>337,12</text:p>
          </table:table-cell>
          <table:table-cell table:style-name="ce1" office:value-type="float" office:value="276.909007225076" calcext:value-type="float">
            <text:p>276,91</text:p>
          </table:table-cell>
          <table:table-cell table:style-name="ce1" office:value-type="float" office:value="270.187644644513" calcext:value-type="float">
            <text:p>270,19</text:p>
          </table:table-cell>
          <table:table-cell table:style-name="ce1" office:value-type="float" office:value="286.754023999434" calcext:value-type="float">
            <text:p>286,75</text:p>
          </table:table-cell>
          <table:table-cell table:style-name="ce1" office:value-type="float" office:value="306.730188300591" calcext:value-type="float">
            <text:p>306,73</text:p>
          </table:table-cell>
          <table:table-cell table:style-name="ce1" office:value-type="float" office:value="339.486137547985" calcext:value-type="float">
            <text:p>339,49</text:p>
          </table:table-cell>
          <table:table-cell table:style-name="ce1" office:value-type="float" office:value="321.700606675514" calcext:value-type="float">
            <text:p>321,70</text:p>
          </table:table-cell>
          <table:table-cell table:style-name="ce1" office:value-type="float" office:value="289.200964525058" calcext:value-type="float">
            <text:p>289,20</text:p>
          </table:table-cell>
          <table:table-cell table:style-name="ce1" office:value-type="float" office:value="283.071429901484" calcext:value-type="float">
            <text:p>283,07</text:p>
          </table:table-cell>
          <table:table-cell table:style-name="ce1" office:value-type="float" office:value="300.856841514469" calcext:value-type="float">
            <text:p>300,86</text:p>
          </table:table-cell>
          <table:table-cell table:style-name="ce1" office:value-type="float" office:value="308.697091837131" calcext:value-type="float">
            <text:p>308,70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337.759948061434" calcext:value-type="float">
            <text:p>337,76</text:p>
          </table:table-cell>
          <table:table-cell table:style-name="ce1" office:value-type="float" office:value="321.170139757206" calcext:value-type="float">
            <text:p>321,17</text:p>
          </table:table-cell>
          <table:table-cell table:style-name="ce1" office:value-type="float" office:value="306.662978838962" calcext:value-type="float">
            <text:p>306,66</text:p>
          </table:table-cell>
          <table:table-cell table:style-name="ce1" office:value-type="float" office:value="225.266239914313" calcext:value-type="float">
            <text:p>225,27</text:p>
          </table:table-cell>
          <table:table-cell table:style-name="ce1" office:value-type="float" office:value="251.920898839126" calcext:value-type="float">
            <text:p>251,92</text:p>
          </table:table-cell>
          <table:table-cell table:style-name="ce1" office:value-type="float" office:value="304.252116903724" calcext:value-type="float">
            <text:p>304,25</text:p>
          </table:table-cell>
          <table:table-cell table:style-name="ce1" office:value-type="float" office:value="341.411076903805" calcext:value-type="float">
            <text:p>341,41</text:p>
          </table:table-cell>
          <table:table-cell table:style-name="ce1" office:value-type="float" office:value="289.809416999076" calcext:value-type="float">
            <text:p>289,81</text:p>
          </table:table-cell>
          <table:table-cell table:style-name="ce1" office:value-type="float" office:value="275.352893128191" calcext:value-type="float">
            <text:p>275,35</text:p>
          </table:table-cell>
          <table:table-cell table:style-name="ce1" office:value-type="float" office:value="264.493143450853" calcext:value-type="float">
            <text:p>264,49</text:p>
          </table:table-cell>
          <table:table-cell table:style-name="ce1" office:value-type="float" office:value="279.715436784268" calcext:value-type="float">
            <text:p>279,72</text:p>
          </table:table-cell>
          <table:table-cell table:style-name="ce1" office:value-type="float" office:value="309.867192483275" calcext:value-type="float">
            <text:p>309,87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1" office:value-type="float" office:value="327.730048707578" calcext:value-type="float">
            <text:p>327,73</text:p>
          </table:table-cell>
          <table:table-cell table:style-name="ce1" office:value-type="float" office:value="300.176815337558" calcext:value-type="float">
            <text:p>300,18</text:p>
          </table:table-cell>
          <table:table-cell table:style-name="ce1" office:value-type="float" office:value="295.633028972147" calcext:value-type="float">
            <text:p>295,63</text:p>
          </table:table-cell>
          <table:table-cell table:style-name="ce1" office:value-type="float" office:value="263.657580370078" calcext:value-type="float">
            <text:p>263,66</text:p>
          </table:table-cell>
          <table:table-cell table:style-name="ce1" office:value-type="float" office:value="290.597400585214" calcext:value-type="float">
            <text:p>290,60</text:p>
          </table:table-cell>
          <table:table-cell table:style-name="ce1" office:value-type="float" office:value="339.183457359489" calcext:value-type="float">
            <text:p>339,18</text:p>
          </table:table-cell>
          <table:table-cell table:style-name="ce1" office:value-type="float" office:value="339.397256069248" calcext:value-type="float">
            <text:p>339,40</text:p>
          </table:table-cell>
          <table:table-cell table:style-name="ce1" office:value-type="float" office:value="314.385918745164" calcext:value-type="float">
            <text:p>314,39</text:p>
          </table:table-cell>
          <table:table-cell table:style-name="ce1" office:value-type="float" office:value="282.020900250623" calcext:value-type="float">
            <text:p>282,02</text:p>
          </table:table-cell>
          <table:table-cell table:style-name="ce1" office:value-type="float" office:value="271.753516164683" calcext:value-type="float">
            <text:p>271,75</text:p>
          </table:table-cell>
          <table:table-cell table:style-name="ce1" office:value-type="float" office:value="289.376777240034" calcext:value-type="float">
            <text:p>289,38</text:p>
          </table:table-cell>
          <table:table-cell table:style-name="ce1" office:value-type="float" office:value="342.446920035814" calcext:value-type="float">
            <text:p>342,45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4.0</text:p>
          </table:table-cell>
          <table:table-cell/>
          <table:table-cell office:value-type="float" office:value="2022" calcext:value-type="float">
            <text:p>2022</text:p>
          </table:table-cell>
          <table:table-cell table:style-name="ce1" office:value-type="float" office:value="365.851711743989" calcext:value-type="float">
            <text:p>365,85</text:p>
          </table:table-cell>
          <table:table-cell table:style-name="ce1" office:value-type="float" office:value="316.297441507609" calcext:value-type="float">
            <text:p>316,30</text:p>
          </table:table-cell>
          <table:table-cell table:style-name="ce1" office:value-type="float" office:value="285.409530718235" calcext:value-type="float">
            <text:p>285,41</text:p>
          </table:table-cell>
          <table:table-cell table:style-name="ce1" office:value-type="float" office:value="268.22558749251" calcext:value-type="float">
            <text:p>268,23</text:p>
          </table:table-cell>
          <table:table-cell table:style-name="ce1" office:value-type="float" office:value="311.709386202269" calcext:value-type="float">
            <text:p>311,71</text:p>
          </table:table-cell>
          <table:table-cell table:style-name="ce1" office:value-type="float" office:value="374.318131148588" calcext:value-type="float">
            <text:p>374,32</text:p>
          </table:table-cell>
          <table:table-cell table:style-name="ce1" office:value-type="float" office:value="343.86085458953" calcext:value-type="float">
            <text:p>343,86</text:p>
          </table:table-cell>
          <table:table-cell table:style-name="ce1" office:value-type="float" office:value="312.920485007381" calcext:value-type="float">
            <text:p>312,92</text:p>
          </table:table-cell>
          <table:table-cell table:style-name="ce1" office:value-type="float" office:value="274.905574039721" calcext:value-type="float">
            <text:p>274,91</text:p>
          </table:table-cell>
          <table:table-cell table:style-name="ce1" office:value-type="float" office:value="262.339695330126" calcext:value-type="float">
            <text:p>262,34</text:p>
          </table:table-cell>
          <table:table-cell table:style-name="ce1" office:value-type="float" office:value="311.128117695799" calcext:value-type="float">
            <text:p>311,13</text:p>
          </table:table-cell>
          <table:table-cell table:style-name="ce1" office:value-type="float" office:value="356.526647588354" calcext:value-type="float">
            <text:p>356,53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Demanda Argentina</text:p>
          </table:table-cell>
          <table:covered-table-cell table:number-columns-repeated="12"/>
          <table:table-cell table:number-columns-repeated="2"/>
          <table:table-cell table:style-name="ce2" office:value-type="string" calcext:value-type="string" table:number-columns-spanned="12" table:number-rows-spanned="1">
            <text:p>Temperatura</text:p>
          </table:table-cell>
          <table:covered-table-cell table:number-columns-repeated="11"/>
          <table:table-cell/>
          <table:table-cell table:style-name="ce2" office:value-type="string" calcext:value-type="string" table:number-columns-spanned="13" table:number-rows-spanned="1">
            <text:p>MEI</text:p>
          </table:table-cell>
          <table:covered-table-cell table:number-columns-repeated="12"/>
          <table:table-cell/>
          <table:table-cell table:style-name="ce2" office:value-type="string" calcext:value-type="string" table:number-columns-spanned="13" table:number-rows-spanned="1">
            <text:p>AAO</text:p>
          </table:table-cell>
          <table:covered-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 office:value-type="float" office:value="307.445918984704" calcext:value-type="float">
            <text:p>307,45</text:p>
          </table:table-cell>
          <table:table-cell table:style-name="ce1" office:value-type="float" office:value="317.070220176897" calcext:value-type="float">
            <text:p>317,07</text:p>
          </table:table-cell>
          <table:table-cell table:style-name="ce1" office:value-type="float" office:value="301.616641184757" calcext:value-type="float">
            <text:p>301,62</text:p>
          </table:table-cell>
          <table:table-cell table:style-name="ce1" office:value-type="float" office:value="288.866461399893" calcext:value-type="float">
            <text:p>288,87</text:p>
          </table:table-cell>
          <table:table-cell table:style-name="ce1" office:value-type="float" office:value="307.89391602363" calcext:value-type="float">
            <text:p>307,89</text:p>
          </table:table-cell>
          <table:table-cell table:style-name="ce1" office:value-type="float" office:value="320.395671722637" calcext:value-type="float">
            <text:p>320,40</text:p>
          </table:table-cell>
          <table:table-cell table:style-name="ce1" office:value-type="float" office:value="316.138932797988" calcext:value-type="float">
            <text:p>316,14</text:p>
          </table:table-cell>
          <table:table-cell table:style-name="ce1" office:value-type="float" office:value="317.188885796484" calcext:value-type="float">
            <text:p>317,19</text:p>
          </table:table-cell>
          <table:table-cell table:style-name="ce1" office:value-type="float" office:value="288.889781280437" calcext:value-type="float">
            <text:p>288,89</text:p>
          </table:table-cell>
          <table:table-cell table:style-name="ce1" office:value-type="float" office:value="288.517773538584" calcext:value-type="float">
            <text:p>288,52</text:p>
          </table:table-cell>
          <table:table-cell table:style-name="ce1" office:value-type="float" office:value="294.728991603182" calcext:value-type="float">
            <text:p>294,73</text:p>
          </table:table-cell>
          <table:table-cell table:style-name="ce1" office:value-type="float" office:value="307.817629022618" calcext:value-type="float">
            <text:p>307,82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" office:value-type="float" office:value="24.4908226355416" calcext:value-type="float">
            <text:p>24,49</text:p>
          </table:table-cell>
          <table:table-cell table:style-name="ce1" office:value-type="float" office:value="24.2869783751275" calcext:value-type="float">
            <text:p>24,29</text:p>
          </table:table-cell>
          <table:table-cell table:style-name="ce1" office:value-type="float" office:value="20.5898289813854" calcext:value-type="float">
            <text:p>20,59</text:p>
          </table:table-cell>
          <table:table-cell table:style-name="ce1" office:value-type="float" office:value="16.9087579106898" calcext:value-type="float">
            <text:p>16,91</text:p>
          </table:table-cell>
          <table:table-cell table:style-name="ce1" office:value-type="float" office:value="10.3034296703661" calcext:value-type="float">
            <text:p>10,30</text:p>
          </table:table-cell>
          <table:table-cell table:style-name="ce1" office:value-type="float" office:value="7.8357917621264" calcext:value-type="float">
            <text:p>7,84</text:p>
          </table:table-cell>
          <table:table-cell table:style-name="ce1" office:value-type="float" office:value="6.55650767864099" calcext:value-type="float">
            <text:p>6,56</text:p>
          </table:table-cell>
          <table:table-cell table:style-name="ce1" office:value-type="float" office:value="7.9433020647439" calcext:value-type="float">
            <text:p>7,94</text:p>
          </table:table-cell>
          <table:table-cell table:style-name="ce1" office:value-type="float" office:value="15.3267689537828" calcext:value-type="float">
            <text:p>15,33</text:p>
          </table:table-cell>
          <table:table-cell table:style-name="ce1" office:value-type="float" office:value="17.6982009172341" calcext:value-type="float">
            <text:p>17,70</text:p>
          </table:table-cell>
          <table:table-cell table:style-name="ce1" office:value-type="float" office:value="18.125576146462" calcext:value-type="float">
            <text:p>18,13</text:p>
          </table:table-cell>
          <table:table-cell table:style-name="ce1" office:value-type="float" office:value="22.8391262389738" calcext:value-type="float">
            <text:p>22,8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2" calcext:value-type="float">
            <text:p>-0,32</text:p>
          </table:table-cell>
          <table:table-cell office:value-type="float" office:value="-0.41" calcext:value-type="float">
            <text:p>-0,41</text:p>
          </table:table-cell>
          <table:table-cell office:value-type="float" office:value="-0.83" calcext:value-type="float">
            <text:p>-0,83</text:p>
          </table:table-cell>
          <table:table-cell office:value-type="float" office:value="-0.75" calcext:value-type="float">
            <text:p>-0,75</text:p>
          </table:table-cell>
          <table:table-cell office:value-type="float" office:value="-0.9" calcext:value-type="float">
            <text:p>-0,9</text:p>
          </table:table-cell>
          <table:table-cell office:value-type="float" office:value="-1.06" calcext:value-type="float">
            <text:p>-1,06</text:p>
          </table:table-cell>
          <table:table-cell office:value-type="float" office:value="-1.13" calcext:value-type="float">
            <text:p>-1,13</text:p>
          </table:table-cell>
          <table:table-cell office:value-type="float" office:value="-1.12" calcext:value-type="float">
            <text:p>-1,12</text:p>
          </table:table-cell>
          <table:table-cell office:value-type="float" office:value="-1.19" calcext:value-type="float">
            <text:p>-1,19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" office:value-type="float" office:value="-0.083" calcext:value-type="float">
            <text:p>-0,08</text:p>
          </table:table-cell>
          <table:table-cell table:style-name="ce1" office:value-type="float" office:value="0.075" calcext:value-type="float">
            <text:p>0,08</text:p>
          </table:table-cell>
          <table:table-cell table:style-name="ce1" office:value-type="float" office:value="-0.57" calcext:value-type="float">
            <text:p>-0,57</text:p>
          </table:table-cell>
          <table:table-cell table:style-name="ce1" office:value-type="float" office:value="-1.035" calcext:value-type="float">
            <text:p>-1,04</text:p>
          </table:table-cell>
          <table:table-cell table:style-name="ce1" office:value-type="float" office:value="-0.612" calcext:value-type="float">
            <text:p>-0,61</text:p>
          </table:table-cell>
          <table:table-cell table:style-name="ce1" office:value-type="float" office:value="-1.198" calcext:value-type="float">
            <text:p>-1,20</text:p>
          </table:table-cell>
          <table:table-cell table:style-name="ce1" office:value-type="float" office:value="-2.631" calcext:value-type="float">
            <text:p>-2,63</text:p>
          </table:table-cell>
          <table:table-cell table:style-name="ce1" office:value-type="float" office:value="-0.108" calcext:value-type="float">
            <text:p>-0,11</text:p>
          </table:table-cell>
          <table:table-cell table:style-name="ce1" office:value-type="float" office:value="0.031" calcext:value-type="float">
            <text:p>0,03</text:p>
          </table:table-cell>
          <table:table-cell table:style-name="ce1" office:value-type="float" office:value="-0.434" calcext:value-type="float">
            <text:p>-0,43</text:p>
          </table:table-cell>
          <table:table-cell table:style-name="ce1" office:value-type="float" office:value="-0.984" calcext:value-type="float">
            <text:p>-0,98</text:p>
          </table:table-cell>
          <table:table-cell table:style-name="ce1" office:value-type="float" office:value="1.929" calcext:value-type="float">
            <text:p>1,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float" office:value="317.935323956599" calcext:value-type="float">
            <text:p>317,94</text:p>
          </table:table-cell>
          <table:table-cell table:style-name="ce1" office:value-type="float" office:value="321.807807087298" calcext:value-type="float">
            <text:p>321,81</text:p>
          </table:table-cell>
          <table:table-cell table:style-name="ce1" office:value-type="float" office:value="295.631903121223" calcext:value-type="float">
            <text:p>295,63</text:p>
          </table:table-cell>
          <table:table-cell table:style-name="ce1" office:value-type="float" office:value="293.225056669692" calcext:value-type="float">
            <text:p>293,23</text:p>
          </table:table-cell>
          <table:table-cell table:style-name="ce1" office:value-type="float" office:value="300.13498441171" calcext:value-type="float">
            <text:p>300,13</text:p>
          </table:table-cell>
          <table:table-cell table:style-name="ce1" office:value-type="float" office:value="326.52760032577" calcext:value-type="float">
            <text:p>326,53</text:p>
          </table:table-cell>
          <table:table-cell table:style-name="ce1" office:value-type="float" office:value="311.902581831228" calcext:value-type="float">
            <text:p>311,90</text:p>
          </table:table-cell>
          <table:table-cell table:style-name="ce1" office:value-type="float" office:value="307.065438055531" calcext:value-type="float">
            <text:p>307,07</text:p>
          </table:table-cell>
          <table:table-cell table:style-name="ce1" office:value-type="float" office:value="301.80170988357" calcext:value-type="float">
            <text:p>301,80</text:p>
          </table:table-cell>
          <table:table-cell table:style-name="ce1" office:value-type="float" office:value="286.587874184727" calcext:value-type="float">
            <text:p>286,59</text:p>
          </table:table-cell>
          <table:table-cell table:style-name="ce1" office:value-type="float" office:value="314.660920206314" calcext:value-type="float">
            <text:p>314,66</text:p>
          </table:table-cell>
          <table:table-cell table:style-name="ce1" office:value-type="float" office:value="306.358697410697" calcext:value-type="float">
            <text:p>306,36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 office:value-type="float" office:value="24.6040382978062" calcext:value-type="float">
            <text:p>24,60</text:p>
          </table:table-cell>
          <table:table-cell table:style-name="ce1" office:value-type="float" office:value="24.4344247122726" calcext:value-type="float">
            <text:p>24,43</text:p>
          </table:table-cell>
          <table:table-cell table:style-name="ce1" office:value-type="float" office:value="20.5556932230597" calcext:value-type="float">
            <text:p>20,56</text:p>
          </table:table-cell>
          <table:table-cell table:style-name="ce1" office:value-type="float" office:value="16.5715251259013" calcext:value-type="float">
            <text:p>16,57</text:p>
          </table:table-cell>
          <table:table-cell table:style-name="ce1" office:value-type="float" office:value="13.4359831134084" calcext:value-type="float">
            <text:p>13,44</text:p>
          </table:table-cell>
          <table:table-cell table:style-name="ce1" office:value-type="float" office:value="9.21614066483646" calcext:value-type="float">
            <text:p>9,22</text:p>
          </table:table-cell>
          <table:table-cell table:style-name="ce1" office:value-type="float" office:value="12.538928636221" calcext:value-type="float">
            <text:p>12,54</text:p>
          </table:table-cell>
          <table:table-cell table:style-name="ce1" office:value-type="float" office:value="11.1419946954819" calcext:value-type="float">
            <text:p>11,14</text:p>
          </table:table-cell>
          <table:table-cell table:style-name="ce1" office:value-type="float" office:value="13.5367612251711" calcext:value-type="float">
            <text:p>13,54</text:p>
          </table:table-cell>
          <table:table-cell table:style-name="ce1" office:value-type="float" office:value="17.3720346163845" calcext:value-type="float">
            <text:p>17,37</text:p>
          </table:table-cell>
          <table:table-cell table:style-name="ce1" office:value-type="float" office:value="24.5056753156582" calcext:value-type="float">
            <text:p>24,51</text:p>
          </table:table-cell>
          <table:table-cell table:style-name="ce1" office:value-type="float" office:value="24.1091987917926" calcext:value-type="float">
            <text:p>24,1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-1.06" calcext:value-type="float">
            <text:p>-1,06</text:p>
          </table:table-cell>
          <table:table-cell office:value-type="float" office:value="-1.27" calcext:value-type="float">
            <text:p>-1,27</text:p>
          </table:table-cell>
          <table:table-cell office:value-type="float" office:value="-1.52" calcext:value-type="float">
            <text:p>-1,52</text:p>
          </table:table-cell>
          <table:table-cell office:value-type="float" office:value="-1.11" calcext:value-type="float">
            <text:p>-1,1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8" calcext:value-type="float">
            <text:p>-0,8</text:p>
          </table:table-cell>
          <table:table-cell office:value-type="float" office:value="-0.78" calcext:value-type="float">
            <text:p>-0,78</text:p>
          </table:table-cell>
          <table:table-cell office:value-type="float" office:value="-1.01" calcext:value-type="float">
            <text:p>-1,01</text:p>
          </table:table-cell>
          <table:table-cell office:value-type="float" office:value="-1.02" calcext:value-type="float">
            <text:p>-1,02</text:p>
          </table:table-cell>
          <table:table-cell office:value-type="float" office:value="-1.08" calcext:value-type="float">
            <text:p>-1,08</text:p>
          </table:table-cell>
          <table:table-cell office:value-type="float" office:value="-0.98" calcext:value-type="float">
            <text:p>-0,98</text:p>
          </table:table-cell>
          <table:table-cell office:value-type="float" office:value="-1.01" calcext:value-type="float">
            <text:p>-1,01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 office:value-type="float" office:value="1.208" calcext:value-type="float">
            <text:p>1,21</text:p>
          </table:table-cell>
          <table:table-cell table:style-name="ce1" office:value-type="float" office:value="1.147" calcext:value-type="float">
            <text:p>1,15</text:p>
          </table:table-cell>
          <table:table-cell table:style-name="ce1" office:value-type="float" office:value="0.587" calcext:value-type="float">
            <text:p>0,59</text:p>
          </table:table-cell>
          <table:table-cell table:style-name="ce1" office:value-type="float" office:value="-0.873" calcext:value-type="float">
            <text:p>-0,87</text:p>
          </table:table-cell>
          <table:table-cell table:style-name="ce1" office:value-type="float" office:value="-0.49" calcext:value-type="float">
            <text:p>-0,49</text:p>
          </table:table-cell>
          <table:table-cell table:style-name="ce1" office:value-type="float" office:value="1.348" calcext:value-type="float">
            <text:p>1,35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087" calcext:value-type="float">
            <text:p>0,09</text:p>
          </table:table-cell>
          <table:table-cell table:style-name="ce1" office:value-type="float" office:value="1.386" calcext:value-type="float">
            <text:p>1,39</text:p>
          </table:table-cell>
          <table:table-cell table:style-name="ce1" office:value-type="float" office:value="1.215" calcext:value-type="float">
            <text:p>1,22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94" calcext:value-type="float">
            <text:p>1,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float" office:value="307.247360086613" calcext:value-type="float">
            <text:p>307,25</text:p>
          </table:table-cell>
          <table:table-cell table:style-name="ce1" office:value-type="float" office:value="309.423965426271" calcext:value-type="float">
            <text:p>309,42</text:p>
          </table:table-cell>
          <table:table-cell table:style-name="ce1" office:value-type="float" office:value="302.06646938344" calcext:value-type="float">
            <text:p>302,07</text:p>
          </table:table-cell>
          <table:table-cell table:style-name="ce1" office:value-type="float" office:value="280.333063792124" calcext:value-type="float">
            <text:p>280,33</text:p>
          </table:table-cell>
          <table:table-cell table:style-name="ce1" office:value-type="float" office:value="283.63729260941" calcext:value-type="float">
            <text:p>283,64</text:p>
          </table:table-cell>
          <table:table-cell table:style-name="ce1" office:value-type="float" office:value="316.968940781535" calcext:value-type="float">
            <text:p>316,97</text:p>
          </table:table-cell>
          <table:table-cell table:style-name="ce1" office:value-type="float" office:value="319.111341641832" calcext:value-type="float">
            <text:p>319,11</text:p>
          </table:table-cell>
          <table:table-cell table:style-name="ce1" office:value-type="float" office:value="293.254843027426" calcext:value-type="float">
            <text:p>293,25</text:p>
          </table:table-cell>
          <table:table-cell table:style-name="ce1" office:value-type="float" office:value="290.649717006002" calcext:value-type="float">
            <text:p>290,65</text:p>
          </table:table-cell>
          <table:table-cell table:style-name="ce1" office:value-type="float" office:value="281.219214640493" calcext:value-type="float">
            <text:p>281,22</text:p>
          </table:table-cell>
          <table:table-cell table:style-name="ce1" office:value-type="float" office:value="300.00226066208" calcext:value-type="float">
            <text:p>300,00</text:p>
          </table:table-cell>
          <table:table-cell table:style-name="ce1" office:value-type="float" office:value="302.283586253559" calcext:value-type="float">
            <text:p>302,28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 office:value-type="float" office:value="25.3144797079247" calcext:value-type="float">
            <text:p>25,31</text:p>
          </table:table-cell>
          <table:table-cell table:style-name="ce1" office:value-type="float" office:value="23.8751424400432" calcext:value-type="float">
            <text:p>23,88</text:p>
          </table:table-cell>
          <table:table-cell table:style-name="ce1" office:value-type="float" office:value="22.5291454769743" calcext:value-type="float">
            <text:p>22,53</text:p>
          </table:table-cell>
          <table:table-cell table:style-name="ce1" office:value-type="float" office:value="18.3644204596311" calcext:value-type="float">
            <text:p>18,36</text:p>
          </table:table-cell>
          <table:table-cell table:style-name="ce1" office:value-type="float" office:value="14.7164331680245" calcext:value-type="float">
            <text:p>14,72</text:p>
          </table:table-cell>
          <table:table-cell table:style-name="ce1" office:value-type="float" office:value="9.26044844705315" calcext:value-type="float">
            <text:p>9,26</text:p>
          </table:table-cell>
          <table:table-cell table:style-name="ce1" office:value-type="float" office:value="8.1682499383792" calcext:value-type="float">
            <text:p>8,17</text:p>
          </table:table-cell>
          <table:table-cell table:style-name="ce1" office:value-type="float" office:value="13.1417274619526" calcext:value-type="float">
            <text:p>13,14</text:p>
          </table:table-cell>
          <table:table-cell table:style-name="ce1" office:value-type="float" office:value="12.2086806978435" calcext:value-type="float">
            <text:p>12,21</text:p>
          </table:table-cell>
          <table:table-cell table:style-name="ce1" office:value-type="float" office:value="16.4341589646767" calcext:value-type="float">
            <text:p>16,43</text:p>
          </table:table-cell>
          <table:table-cell table:style-name="ce1" office:value-type="float" office:value="21.0884072538751" calcext:value-type="float">
            <text:p>21,09</text:p>
          </table:table-cell>
          <table:table-cell table:style-name="ce1" office:value-type="float" office:value="21.9885202404926" calcext:value-type="float">
            <text:p>21,99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-1.01" calcext:value-type="float">
            <text:p>-1,01</text:p>
          </table:table-cell>
          <table:table-cell office:value-type="float" office:value="-0.85" calcext:value-type="float">
            <text:p>-0,85</text:p>
          </table:table-cell>
          <table:table-cell office:value-type="float" office:value="-0.95" calcext:value-type="float">
            <text:p>-0,95</text:p>
          </table:table-cell>
          <table:table-cell office:value-type="float" office:value="-0.81" calcext:value-type="float">
            <text:p>-0,81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42" calcext:value-type="float">
            <text:p>0,42</text:p>
          </table:table-cell>
          <table:table-cell office:value-type="float" office:value="0.56" calcext:value-type="float">
            <text:p>0,56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 office:value-type="float" office:value="0.963" calcext:value-type="float">
            <text:p>0,96</text:p>
          </table:table-cell>
          <table:table-cell table:style-name="ce1" office:value-type="float" office:value="0.456" calcext:value-type="float">
            <text:p>0,46</text:p>
          </table:table-cell>
          <table:table-cell table:style-name="ce1" office:value-type="float" office:value="0.605" calcext:value-type="float">
            <text:p>0,61</text:p>
          </table:table-cell>
          <table:table-cell table:style-name="ce1" office:value-type="float" office:value="0.029" calcext:value-type="float">
            <text:p>0,03</text:p>
          </table:table-cell>
          <table:table-cell table:style-name="ce1" office:value-type="float" office:value="-0.733" calcext:value-type="float">
            <text:p>-0,73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-1.234" calcext:value-type="float">
            <text:p>-1,23</text:p>
          </table:table-cell>
          <table:table-cell table:style-name="ce1" office:value-type="float" office:value="-0.686" calcext:value-type="float">
            <text:p>-0,69</text:p>
          </table:table-cell>
          <table:table-cell table:style-name="ce1" office:value-type="float" office:value="-0.017" calcext:value-type="float">
            <text:p>-0,02</text:p>
          </table:table-cell>
          <table:table-cell table:style-name="ce1" office:value-type="float" office:value="0.085" calcext:value-type="float">
            <text:p>0,09</text:p>
          </table:table-cell>
          <table:table-cell table:style-name="ce1" office:value-type="float" office:value="-1.915" calcext:value-type="float">
            <text:p>-1,92</text:p>
          </table:table-cell>
          <table:table-cell table:style-name="ce1" office:value-type="float" office:value="0.607" calcext:value-type="float">
            <text:p>0,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326.378700542379" calcext:value-type="float">
            <text:p>326,38</text:p>
          </table:table-cell>
          <table:table-cell table:style-name="ce1" office:value-type="float" office:value="323.616020167751" calcext:value-type="float">
            <text:p>323,62</text:p>
          </table:table-cell>
          <table:table-cell table:style-name="ce1" office:value-type="float" office:value="317.80748725856" calcext:value-type="float">
            <text:p>317,81</text:p>
          </table:table-cell>
          <table:table-cell table:style-name="ce1" office:value-type="float" office:value="289.98440424789" calcext:value-type="float">
            <text:p>289,98</text:p>
          </table:table-cell>
          <table:table-cell table:style-name="ce1" office:value-type="float" office:value="294.949278226466" calcext:value-type="float">
            <text:p>294,95</text:p>
          </table:table-cell>
          <table:table-cell table:style-name="ce1" office:value-type="float" office:value="321.490281237301" calcext:value-type="float">
            <text:p>321,49</text:p>
          </table:table-cell>
          <table:table-cell table:style-name="ce1" office:value-type="float" office:value="333.245907904049" calcext:value-type="float">
            <text:p>333,25</text:p>
          </table:table-cell>
          <table:table-cell table:style-name="ce1" office:value-type="float" office:value="320.805538321901" calcext:value-type="float">
            <text:p>320,81</text:p>
          </table:table-cell>
          <table:table-cell table:style-name="ce1" office:value-type="float" office:value="297.111057461768" calcext:value-type="float">
            <text:p>297,11</text:p>
          </table:table-cell>
          <table:table-cell table:style-name="ce1" office:value-type="float" office:value="282.473135741419" calcext:value-type="float">
            <text:p>282,47</text:p>
          </table:table-cell>
          <table:table-cell table:style-name="ce1" office:value-type="float" office:value="300.333601117845" calcext:value-type="float">
            <text:p>300,33</text:p>
          </table:table-cell>
          <table:table-cell table:style-name="ce1" office:value-type="float" office:value="333.895571870615" calcext:value-type="float">
            <text:p>333,90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office:value-type="float" office:value="24.9642749466075" calcext:value-type="float">
            <text:p>24,96</text:p>
          </table:table-cell>
          <table:table-cell table:style-name="ce1" office:value-type="float" office:value="22.8182900058236" calcext:value-type="float">
            <text:p>22,82</text:p>
          </table:table-cell>
          <table:table-cell table:style-name="ce1" office:value-type="float" office:value="21.2475590878304" calcext:value-type="float">
            <text:p>21,25</text:p>
          </table:table-cell>
          <table:table-cell table:style-name="ce1" office:value-type="float" office:value="15.58264238509" calcext:value-type="float">
            <text:p>15,58</text:p>
          </table:table-cell>
          <table:table-cell table:style-name="ce1" office:value-type="float" office:value="13.6464361794574" calcext:value-type="float">
            <text:p>13,65</text:p>
          </table:table-cell>
          <table:table-cell table:style-name="ce1" office:value-type="float" office:value="10.1100325586453" calcext:value-type="float">
            <text:p>10,11</text:p>
          </table:table-cell>
          <table:table-cell table:style-name="ce1" office:value-type="float" office:value="8.51451713029056" calcext:value-type="float">
            <text:p>8,51</text:p>
          </table:table-cell>
          <table:table-cell table:style-name="ce1" office:value-type="float" office:value="9.82122526045597" calcext:value-type="float">
            <text:p>9,82</text:p>
          </table:table-cell>
          <table:table-cell table:style-name="ce1" office:value-type="float" office:value="13.4017169739598" calcext:value-type="float">
            <text:p>13,40</text:p>
          </table:table-cell>
          <table:table-cell table:style-name="ce1" office:value-type="float" office:value="15.6252225426927" calcext:value-type="float">
            <text:p>15,63</text:p>
          </table:table-cell>
          <table:table-cell table:style-name="ce1" office:value-type="float" office:value="19.8651910787143" calcext:value-type="float">
            <text:p>19,87</text:p>
          </table:table-cell>
          <table:table-cell table:style-name="ce1" office:value-type="float" office:value="24.4451897803544" calcext:value-type="float">
            <text:p>24,4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93" calcext:value-type="float">
            <text:p>0,93</text:p>
          </table:table-cell>
          <table:table-cell office:value-type="float" office:value="1.28" calcext:value-type="float">
            <text:p>1,28</text:p>
          </table:table-cell>
          <table:table-cell office:value-type="float" office:value="1.33" calcext:value-type="float">
            <text:p>1,33</text:p>
          </table:table-cell>
          <table:table-cell office:value-type="float" office:value="0.49" calcext:value-type="float">
            <text:p>0,49</text:p>
          </table:table-cell>
          <table:table-cell office:value-type="float" office:value="-0.12" calcext:value-type="float">
            <text:p>-0,12</text:p>
          </table:table-cell>
          <table:table-cell office:value-type="float" office:value="-1.29" calcext:value-type="float">
            <text:p>-1,29</text:p>
          </table:table-cell>
          <table:table-cell office:value-type="float" office:value="-2.43" calcext:value-type="float">
            <text:p>-2,43</text:p>
          </table:table-cell>
          <table:table-cell office:value-type="float" office:value="-2.38" calcext:value-type="float">
            <text:p>-2,38</text:p>
          </table:table-cell>
          <table:table-cell office:value-type="float" office:value="-2.26" calcext:value-type="float">
            <text:p>-2,26</text:p>
          </table:table-cell>
          <table:table-cell office:value-type="float" office:value="-2.16" calcext:value-type="float">
            <text:p>-2,16</text:p>
          </table:table-cell>
          <table:table-cell office:value-type="float" office:value="-2.01" calcext:value-type="float">
            <text:p>-2,01</text:p>
          </table:table-cell>
          <table:table-cell office:value-type="float" office:value="-1.86" calcext:value-type="float">
            <text:p>-1,86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office:value-type="float" office:value="-0.757" calcext:value-type="float">
            <text:p>-0,76</text:p>
          </table:table-cell>
          <table:table-cell table:style-name="ce1" office:value-type="float" office:value="-0.775" calcext:value-type="float">
            <text:p>-0,78</text:p>
          </table:table-cell>
          <table:table-cell table:style-name="ce1" office:value-type="float" office:value="0.108" calcext:value-type="float">
            <text:p>0,11</text:p>
          </table:table-cell>
          <table:table-cell table:style-name="ce1" office:value-type="float" office:value="0.377" calcext:value-type="float">
            <text:p>0,38</text:p>
          </table:table-cell>
          <table:table-cell table:style-name="ce1" office:value-type="float" office:value="1.021" calcext:value-type="float">
            <text:p>1,02</text:p>
          </table:table-cell>
          <table:table-cell table:style-name="ce1" office:value-type="float" office:value="2.071" calcext:value-type="float">
            <text:p>2,07</text:p>
          </table:table-cell>
          <table:table-cell table:style-name="ce1" office:value-type="float" office:value="2.424" calcext:value-type="float">
            <text:p>2,42</text:p>
          </table:table-cell>
          <table:table-cell table:style-name="ce1" office:value-type="float" office:value="1.51" calcext:value-type="float">
            <text:p>1,51</text:p>
          </table:table-cell>
          <table:table-cell table:style-name="ce1" office:value-type="float" office:value="0.402" calcext:value-type="float">
            <text:p>0,40</text:p>
          </table:table-cell>
          <table:table-cell table:style-name="ce1" office:value-type="float" office:value="1.335" calcext:value-type="float">
            <text:p>1,34</text:p>
          </table:table-cell>
          <table:table-cell table:style-name="ce1" office:value-type="float" office:value="1.516" calcext:value-type="float">
            <text:p>1,52</text:p>
          </table:table-cell>
          <table:table-cell table:style-name="ce1" office:value-type="float" office:value="0.205" calcext:value-type="float">
            <text:p>0,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337.613266804596" calcext:value-type="float">
            <text:p>337,61</text:p>
          </table:table-cell>
          <table:table-cell table:style-name="ce1" office:value-type="float" office:value="333.675932052088" calcext:value-type="float">
            <text:p>333,68</text:p>
          </table:table-cell>
          <table:table-cell table:style-name="ce1" office:value-type="float" office:value="325.474311585294" calcext:value-type="float">
            <text:p>325,47</text:p>
          </table:table-cell>
          <table:table-cell table:style-name="ce1" office:value-type="float" office:value="300.169078036988" calcext:value-type="float">
            <text:p>300,17</text:p>
          </table:table-cell>
          <table:table-cell table:style-name="ce1" office:value-type="float" office:value="310.129005779006" calcext:value-type="float">
            <text:p>310,13</text:p>
          </table:table-cell>
          <table:table-cell table:style-name="ce1" office:value-type="float" office:value="340.748288359733" calcext:value-type="float">
            <text:p>340,75</text:p>
          </table:table-cell>
          <table:table-cell table:style-name="ce1" office:value-type="float" office:value="341.561119327556" calcext:value-type="float">
            <text:p>341,56</text:p>
          </table:table-cell>
          <table:table-cell table:style-name="ce1" office:value-type="float" office:value="334.101394906698" calcext:value-type="float">
            <text:p>334,10</text:p>
          </table:table-cell>
          <table:table-cell table:style-name="ce1" office:value-type="float" office:value="301.752397917533" calcext:value-type="float">
            <text:p>301,75</text:p>
          </table:table-cell>
          <table:table-cell table:style-name="ce1" office:value-type="float" office:value="288.788347164927" calcext:value-type="float">
            <text:p>288,79</text:p>
          </table:table-cell>
          <table:table-cell table:style-name="ce1" office:value-type="float" office:value="314.568274906944" calcext:value-type="float">
            <text:p>314,57</text:p>
          </table:table-cell>
          <table:table-cell table:style-name="ce1" office:value-type="float" office:value="325.691428455413" calcext:value-type="float">
            <text:p>325,69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" office:value-type="float" office:value="24.8004837079282" calcext:value-type="float">
            <text:p>24,80</text:p>
          </table:table-cell>
          <table:table-cell table:style-name="ce1" office:value-type="float" office:value="22.7483745809272" calcext:value-type="float">
            <text:p>22,75</text:p>
          </table:table-cell>
          <table:table-cell table:style-name="ce1" office:value-type="float" office:value="20.9197516381169" calcext:value-type="float">
            <text:p>20,92</text:p>
          </table:table-cell>
          <table:table-cell table:style-name="ce1" office:value-type="float" office:value="17.0549345529905" calcext:value-type="float">
            <text:p>17,05</text:p>
          </table:table-cell>
          <table:table-cell table:style-name="ce1" office:value-type="float" office:value="12.751660606677" calcext:value-type="float">
            <text:p>12,75</text:p>
          </table:table-cell>
          <table:table-cell table:style-name="ce1" office:value-type="float" office:value="9.35835854193307" calcext:value-type="float">
            <text:p>9,36</text:p>
          </table:table-cell>
          <table:table-cell table:style-name="ce1" office:value-type="float" office:value="8.25435228987599" calcext:value-type="float">
            <text:p>8,25</text:p>
          </table:table-cell>
          <table:table-cell table:style-name="ce1" office:value-type="float" office:value="10.0015952695738" calcext:value-type="float">
            <text:p>10,00</text:p>
          </table:table-cell>
          <table:table-cell table:style-name="ce1" office:value-type="float" office:value="14.3434178517742" calcext:value-type="float">
            <text:p>14,34</text:p>
          </table:table-cell>
          <table:table-cell table:style-name="ce1" office:value-type="float" office:value="16.2907974069145" calcext:value-type="float">
            <text:p>16,29</text:p>
          </table:table-cell>
          <table:table-cell table:style-name="ce1" office:value-type="float" office:value="22.1482214697141" calcext:value-type="float">
            <text:p>22,15</text:p>
          </table:table-cell>
          <table:table-cell table:style-name="ce1" office:value-type="float" office:value="23.2307896944224" calcext:value-type="float">
            <text:p>23,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-1.77" calcext:value-type="float">
            <text:p>-1,77</text:p>
          </table:table-cell>
          <table:table-cell office:value-type="float" office:value="-1.59" calcext:value-type="float">
            <text:p>-1,59</text:p>
          </table:table-cell>
          <table:table-cell office:value-type="float" office:value="-1.75" calcext:value-type="float">
            <text:p>-1,75</text:p>
          </table:table-cell>
          <table:table-cell office:value-type="float" office:value="-1.69" calcext:value-type="float">
            <text:p>-1,69</text:p>
          </table:table-cell>
          <table:table-cell office:value-type="float" office:value="-1.23" calcext:value-type="float">
            <text:p>-1,23</text:p>
          </table:table-cell>
          <table:table-cell office:value-type="float" office:value="-1.02" calcext:value-type="float">
            <text:p>-1,02</text:p>
          </table:table-cell>
          <table:table-cell office:value-type="float" office:value="-0.75" calcext:value-type="float">
            <text:p>-0,75</text:p>
          </table:table-cell>
          <table:table-cell office:value-type="float" office:value="-0.81" calcext:value-type="float">
            <text:p>-0,81</text:p>
          </table:table-cell>
          <table:table-cell office:value-type="float" office:value="-1.08" calcext:value-type="float">
            <text:p>-1,08</text:p>
          </table:table-cell>
          <table:table-cell office:value-type="float" office:value="-1.3" calcext:value-type="float">
            <text:p>-1,3</text:p>
          </table:table-cell>
          <table:table-cell office:value-type="float" office:value="-1.14" calcext:value-type="float">
            <text:p>-1,14</text:p>
          </table:table-cell>
          <table:table-cell office:value-type="float" office:value="-1.18" calcext:value-type="float">
            <text:p>-1,18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" office:value-type="float" office:value="0.052" calcext:value-type="float">
            <text:p>0,05</text:p>
          </table:table-cell>
          <table:table-cell table:style-name="ce1" office:value-type="float" office:value="1.074" calcext:value-type="float">
            <text:p>1,07</text:p>
          </table:table-cell>
          <table:table-cell table:style-name="ce1" office:value-type="float" office:value="-0.296" calcext:value-type="float">
            <text:p>-0,30</text:p>
          </table:table-cell>
          <table:table-cell table:style-name="ce1" office:value-type="float" office:value="-0.87" calcext:value-type="float">
            <text:p>-0,87</text:p>
          </table:table-cell>
          <table:table-cell table:style-name="ce1" office:value-type="float" office:value="1.266" calcext:value-type="float">
            <text:p>1,27</text:p>
          </table:table-cell>
          <table:table-cell table:style-name="ce1" office:value-type="float" office:value="-0.099" calcext:value-type="float">
            <text:p>-0,10</text:p>
          </table:table-cell>
          <table:table-cell table:style-name="ce1" office:value-type="float" office:value="-1.384" calcext:value-type="float">
            <text:p>-1,38</text:p>
          </table:table-cell>
          <table:table-cell table:style-name="ce1" office:value-type="float" office:value="-1.202" calcext:value-type="float">
            <text:p>-1,20</text:p>
          </table:table-cell>
          <table:table-cell table:style-name="ce1" office:value-type="float" office:value="-1.25" calcext:value-type="float">
            <text:p>-1,25</text:p>
          </table:table-cell>
          <table:table-cell table:style-name="ce1" office:value-type="float" office:value="0.388" calcext:value-type="float">
            <text:p>0,39</text:p>
          </table:table-cell>
          <table:table-cell table:style-name="ce1" office:value-type="float" office:value="-0.908" calcext:value-type="float">
            <text:p>-0,91</text:p>
          </table:table-cell>
          <table:table-cell table:style-name="ce1" office:value-type="float" office:value="2.573" calcext:value-type="float">
            <text:p>2,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 office:value-type="float" office:value="348.415575002297" calcext:value-type="float">
            <text:p>348,42</text:p>
          </table:table-cell>
          <table:table-cell table:style-name="ce1" office:value-type="float" office:value="346.792952460026" calcext:value-type="float">
            <text:p>346,79</text:p>
          </table:table-cell>
          <table:table-cell table:style-name="ce1" office:value-type="float" office:value="324.55086384434" calcext:value-type="float">
            <text:p>324,55</text:p>
          </table:table-cell>
          <table:table-cell table:style-name="ce1" office:value-type="float" office:value="293.401006640121" calcext:value-type="float">
            <text:p>293,40</text:p>
          </table:table-cell>
          <table:table-cell table:style-name="ce1" office:value-type="float" office:value="303.224912876762" calcext:value-type="float">
            <text:p>303,22</text:p>
          </table:table-cell>
          <table:table-cell table:style-name="ce1" office:value-type="float" office:value="338.333550296199" calcext:value-type="float">
            <text:p>338,33</text:p>
          </table:table-cell>
          <table:table-cell table:style-name="ce1" office:value-type="float" office:value="352.966703844668" calcext:value-type="float">
            <text:p>352,97</text:p>
          </table:table-cell>
          <table:table-cell table:style-name="ce1" office:value-type="float" office:value="328.723108456068" calcext:value-type="float">
            <text:p>328,72</text:p>
          </table:table-cell>
          <table:table-cell table:style-name="ce1" office:value-type="float" office:value="302.924326520666" calcext:value-type="float">
            <text:p>302,92</text:p>
          </table:table-cell>
          <table:table-cell table:style-name="ce1" office:value-type="float" office:value="301.522963940102" calcext:value-type="float">
            <text:p>301,52</text:p>
          </table:table-cell>
          <table:table-cell table:style-name="ce1" office:value-type="float" office:value="324.60353684341" calcext:value-type="float">
            <text:p>324,60</text:p>
          </table:table-cell>
          <table:table-cell table:style-name="ce1" office:value-type="float" office:value="339.751851682202" calcext:value-type="float">
            <text:p>339,75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" office:value-type="float" office:value="26.2979391614354" calcext:value-type="float">
            <text:p>26,30</text:p>
          </table:table-cell>
          <table:table-cell table:style-name="ce1" office:value-type="float" office:value="23.7610913872433" calcext:value-type="float">
            <text:p>23,76</text:p>
          </table:table-cell>
          <table:table-cell table:style-name="ce1" office:value-type="float" office:value="20.6061555197733" calcext:value-type="float">
            <text:p>20,61</text:p>
          </table:table-cell>
          <table:table-cell table:style-name="ce1" office:value-type="float" office:value="16.7138915274545" calcext:value-type="float">
            <text:p>16,71</text:p>
          </table:table-cell>
          <table:table-cell table:style-name="ce1" office:value-type="float" office:value="14.867397316" calcext:value-type="float">
            <text:p>14,87</text:p>
          </table:table-cell>
          <table:table-cell table:style-name="ce1" office:value-type="float" office:value="9.612706464865" calcext:value-type="float">
            <text:p>9,61</text:p>
          </table:table-cell>
          <table:table-cell table:style-name="ce1" office:value-type="float" office:value="7.11291440906894" calcext:value-type="float">
            <text:p>7,11</text:p>
          </table:table-cell>
          <table:table-cell table:style-name="ce1" office:value-type="float" office:value="12.1754514790019" calcext:value-type="float">
            <text:p>12,18</text:p>
          </table:table-cell>
          <table:table-cell table:style-name="ce1" office:value-type="float" office:value="14.0291576296814" calcext:value-type="float">
            <text:p>14,03</text:p>
          </table:table-cell>
          <table:table-cell table:style-name="ce1" office:value-type="float" office:value="17.2068535127669" calcext:value-type="float">
            <text:p>17,21</text:p>
          </table:table-cell>
          <table:table-cell table:style-name="ce1" office:value-type="float" office:value="20.6141263488801" calcext:value-type="float">
            <text:p>20,61</text:p>
          </table:table-cell>
          <table:table-cell table:style-name="ce1" office:value-type="float" office:value="22.4287981818272" calcext:value-type="float">
            <text:p>22,4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-1.07" calcext:value-type="float">
            <text:p>-1,07</text:p>
          </table:table-cell>
          <table:table-cell office:value-type="float" office:value="-0.68" calcext:value-type="float">
            <text:p>-0,68</text:p>
          </table:table-cell>
          <table:table-cell office:value-type="float" office:value="-0.58" calcext:value-type="float">
            <text:p>-0,58</text:p>
          </table:table-cell>
          <table:table-cell office:value-type="float" office:value="-0.38" calcext:value-type="float">
            <text:p>-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8" calcext:value-type="float">
            <text:p>-0,28</text:p>
          </table:table-cell>
          <table:table-cell office:value-type="float" office:value="0.34" calcext:value-type="float">
            <text:p>0,3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0.03" calcext:value-type="float">
            <text:p>-0,0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" office:value-type="float" office:value="1.583" calcext:value-type="float">
            <text:p>1,58</text:p>
          </table:table-cell>
          <table:table-cell table:style-name="ce1" office:value-type="float" office:value="-0.283" calcext:value-type="float">
            <text:p>-0,28</text:p>
          </table:table-cell>
          <table:table-cell table:style-name="ce1" office:value-type="float" office:value="0.275" calcext:value-type="float">
            <text:p>0,28</text:p>
          </table:table-cell>
          <table:table-cell table:style-name="ce1" office:value-type="float" office:value="0.666" calcext:value-type="float">
            <text:p>0,67</text:p>
          </table:table-cell>
          <table:table-cell table:style-name="ce1" office:value-type="float" office:value="0.153" calcext:value-type="float">
            <text:p>0,15</text:p>
          </table:table-cell>
          <table:table-cell table:style-name="ce1" office:value-type="float" office:value="-0.197" calcext:value-type="float">
            <text:p>-0,20</text:p>
          </table:table-cell>
          <table:table-cell table:style-name="ce1" office:value-type="float" office:value="1.259" calcext:value-type="float">
            <text:p>1,26</text:p>
          </table:table-cell>
          <table:table-cell table:style-name="ce1" office:value-type="float" office:value="0.489" calcext:value-type="float">
            <text:p>0,49</text:p>
          </table:table-cell>
          <table:table-cell table:style-name="ce1" office:value-type="float" office:value="0.562" calcext:value-type="float">
            <text:p>0,56</text:p>
          </table:table-cell>
          <table:table-cell table:style-name="ce1" office:value-type="float" office:value="-0.444" calcext:value-type="float">
            <text:p>-0,44</text:p>
          </table:table-cell>
          <table:table-cell table:style-name="ce1" office:value-type="float" office:value="-1.701" calcext:value-type="float">
            <text:p>-1,70</text:p>
          </table:table-cell>
          <table:table-cell table:style-name="ce1" office:value-type="float" office:value="-0.764" calcext:value-type="float">
            <text:p>-0,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float" office:value="350.643740164569" calcext:value-type="float">
            <text:p>350,64</text:p>
          </table:table-cell>
          <table:table-cell table:style-name="ce1" office:value-type="float" office:value="341.047534444319" calcext:value-type="float">
            <text:p>341,05</text:p>
          </table:table-cell>
          <table:table-cell table:style-name="ce1" office:value-type="float" office:value="303.304784945267" calcext:value-type="float">
            <text:p>303,30</text:p>
          </table:table-cell>
          <table:table-cell table:style-name="ce1" office:value-type="float" office:value="297.90568042922" calcext:value-type="float">
            <text:p>297,91</text:p>
          </table:table-cell>
          <table:table-cell table:style-name="ce1" office:value-type="float" office:value="317.788511397044" calcext:value-type="float">
            <text:p>317,79</text:p>
          </table:table-cell>
          <table:table-cell table:style-name="ce1" office:value-type="float" office:value="334.068224085298" calcext:value-type="float">
            <text:p>334,07</text:p>
          </table:table-cell>
          <table:table-cell table:style-name="ce1" office:value-type="float" office:value="348.317399139143" calcext:value-type="float">
            <text:p>348,32</text:p>
          </table:table-cell>
          <table:table-cell table:style-name="ce1" office:value-type="float" office:value="339.596384395704" calcext:value-type="float">
            <text:p>339,60</text:p>
          </table:table-cell>
          <table:table-cell table:style-name="ce1" office:value-type="float" office:value="329.445666976431" calcext:value-type="float">
            <text:p>329,45</text:p>
          </table:table-cell>
          <table:table-cell table:style-name="ce1" office:value-type="float" office:value="310.599465686191" calcext:value-type="float">
            <text:p>310,60</text:p>
          </table:table-cell>
          <table:table-cell table:style-name="ce1" office:value-type="float" office:value="320.398210632509" calcext:value-type="float">
            <text:p>320,40</text:p>
          </table:table-cell>
          <table:table-cell table:style-name="ce1" office:value-type="float" office:value="387.176740525064" calcext:value-type="float">
            <text:p>387,1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" office:value-type="float" office:value="24.3056949771644" calcext:value-type="float">
            <text:p>24,31</text:p>
          </table:table-cell>
          <table:table-cell table:style-name="ce1" office:value-type="float" office:value="23.0966961240001" calcext:value-type="float">
            <text:p>23,10</text:p>
          </table:table-cell>
          <table:table-cell table:style-name="ce1" office:value-type="float" office:value="18.8623660351987" calcext:value-type="float">
            <text:p>18,86</text:p>
          </table:table-cell>
          <table:table-cell table:style-name="ce1" office:value-type="float" office:value="17.057112012408" calcext:value-type="float">
            <text:p>17,06</text:p>
          </table:table-cell>
          <table:table-cell table:style-name="ce1" office:value-type="float" office:value="12.738293131559" calcext:value-type="float">
            <text:p>12,74</text:p>
          </table:table-cell>
          <table:table-cell table:style-name="ce1" office:value-type="float" office:value="9.83411905989366" calcext:value-type="float">
            <text:p>9,83</text:p>
          </table:table-cell>
          <table:table-cell table:style-name="ce1" office:value-type="float" office:value="9.66979925539208" calcext:value-type="float">
            <text:p>9,67</text:p>
          </table:table-cell>
          <table:table-cell table:style-name="ce1" office:value-type="float" office:value="9.82082428413624" calcext:value-type="float">
            <text:p>9,82</text:p>
          </table:table-cell>
          <table:table-cell table:style-name="ce1" office:value-type="float" office:value="12.9975917768978" calcext:value-type="float">
            <text:p>13,00</text:p>
          </table:table-cell>
          <table:table-cell table:style-name="ce1" office:value-type="float" office:value="17.6839300444871" calcext:value-type="float">
            <text:p>17,68</text:p>
          </table:table-cell>
          <table:table-cell table:style-name="ce1" office:value-type="float" office:value="19.9489078067771" calcext:value-type="float">
            <text:p>19,95</text:p>
          </table:table-cell>
          <table:table-cell table:style-name="ce1" office:value-type="float" office:value="26.6708730283174" calcext:value-type="float">
            <text:p>26,6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35" calcext:value-type="float">
            <text:p>-0,35</text:p>
          </table:table-cell>
          <table:table-cell office:value-type="float" office:value="-0.68" calcext:value-type="float">
            <text:p>-0,68</text:p>
          </table:table-cell>
          <table:table-cell office:value-type="float" office:value="-1.14" calcext:value-type="float">
            <text:p>-1,14</text:p>
          </table:table-cell>
          <table:table-cell office:value-type="float" office:value="-0.79" calcext:value-type="float">
            <text:p>-0,79</text:p>
          </table:table-cell>
          <table:table-cell office:value-type="float" office:value="-0.45" calcext:value-type="float">
            <text:p>-0,45</text:p>
          </table:table-cell>
          <table:table-cell office:value-type="float" office:value="-0.33" calcext:value-type="float">
            <text:p>-0,3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6" calcext:value-type="float">
            <text:p>-0,16</text:p>
          </table:table-cell>
          <table:table-cell office:value-type="float" office:value="-0.34" calcext:value-type="float">
            <text:p>-0,34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" office:value-type="float" office:value="0.071" calcext:value-type="float">
            <text:p>0,07</text:p>
          </table:table-cell>
          <table:table-cell table:style-name="ce1" office:value-type="float" office:value="0.716" calcext:value-type="float">
            <text:p>0,72</text:p>
          </table:table-cell>
          <table:table-cell table:style-name="ce1" office:value-type="float" office:value="1.375" calcext:value-type="float">
            <text:p>1,38</text:p>
          </table:table-cell>
          <table:table-cell table:style-name="ce1" office:value-type="float" office:value="0.611" calcext:value-type="float">
            <text:p>0,61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-0.271" calcext:value-type="float">
            <text:p>-0,27</text:p>
          </table:table-cell>
          <table:table-cell table:style-name="ce1" office:value-type="float" office:value="0.945" calcext:value-type="float">
            <text:p>0,95</text:p>
          </table:table-cell>
          <table:table-cell table:style-name="ce1" office:value-type="float" office:value="-1.561" calcext:value-type="float">
            <text:p>-1,56</text:p>
          </table:table-cell>
          <table:table-cell table:style-name="ce1" office:value-type="float" office:value="-1.658" calcext:value-type="float">
            <text:p>-1,66</text:p>
          </table:table-cell>
          <table:table-cell table:style-name="ce1" office:value-type="float" office:value="-0.458" calcext:value-type="float">
            <text:p>-0,46</text:p>
          </table:table-cell>
          <table:table-cell table:style-name="ce1" office:value-type="float" office:value="0.189" calcext:value-type="float">
            <text:p>0,19</text:p>
          </table:table-cell>
          <table:table-cell table:style-name="ce1" office:value-type="float" office:value="0.061" calcext:value-type="float">
            <text:p>0,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float" office:value="376.810564491303" calcext:value-type="float">
            <text:p>376,81</text:p>
          </table:table-cell>
          <table:table-cell table:style-name="ce1" office:value-type="float" office:value="338.100303471513" calcext:value-type="float">
            <text:p>338,10</text:p>
          </table:table-cell>
          <table:table-cell table:style-name="ce1" office:value-type="float" office:value="299.387738304258" calcext:value-type="float">
            <text:p>299,39</text:p>
          </table:table-cell>
          <table:table-cell table:style-name="ce1" office:value-type="float" office:value="303.583687551652" calcext:value-type="float">
            <text:p>303,58</text:p>
          </table:table-cell>
          <table:table-cell table:style-name="ce1" office:value-type="float" office:value="318.923077659261" calcext:value-type="float">
            <text:p>318,92</text:p>
          </table:table-cell>
          <table:table-cell table:style-name="ce1" office:value-type="float" office:value="348.12623120773" calcext:value-type="float">
            <text:p>348,13</text:p>
          </table:table-cell>
          <table:table-cell table:style-name="ce1" office:value-type="float" office:value="350.877771852973" calcext:value-type="float">
            <text:p>350,88</text:p>
          </table:table-cell>
          <table:table-cell table:style-name="ce1" office:value-type="float" office:value="321.792240980502" calcext:value-type="float">
            <text:p>321,79</text:p>
          </table:table-cell>
          <table:table-cell table:style-name="ce1" office:value-type="float" office:value="308.87034076553" calcext:value-type="float">
            <text:p>308,87</text:p>
          </table:table-cell>
          <table:table-cell table:style-name="ce1" office:value-type="float" office:value="327.856612593569" calcext:value-type="float">
            <text:p>327,86</text:p>
          </table:table-cell>
          <table:table-cell table:style-name="ce1" office:value-type="float" office:value="327.332884421608" calcext:value-type="float">
            <text:p>327,33</text:p>
          </table:table-cell>
          <table:table-cell table:style-name="ce1" office:value-type="float" office:value="343.766145496958" calcext:value-type="float">
            <text:p>343,7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" office:value-type="float" office:value="25.2912204538867" calcext:value-type="float">
            <text:p>25,29</text:p>
          </table:table-cell>
          <table:table-cell table:style-name="ce1" office:value-type="float" office:value="21.9233507195346" calcext:value-type="float">
            <text:p>21,92</text:p>
          </table:table-cell>
          <table:table-cell table:style-name="ce1" office:value-type="float" office:value="18.6759756939997" calcext:value-type="float">
            <text:p>18,68</text:p>
          </table:table-cell>
          <table:table-cell table:style-name="ce1" office:value-type="float" office:value="16.3135811007454" calcext:value-type="float">
            <text:p>16,31</text:p>
          </table:table-cell>
          <table:table-cell table:style-name="ce1" office:value-type="float" office:value="13.0946283466838" calcext:value-type="float">
            <text:p>13,09</text:p>
          </table:table-cell>
          <table:table-cell table:style-name="ce1" office:value-type="float" office:value="9.21855738589454" calcext:value-type="float">
            <text:p>9,22</text:p>
          </table:table-cell>
          <table:table-cell table:style-name="ce1" office:value-type="float" office:value="9.86711055138677" calcext:value-type="float">
            <text:p>9,87</text:p>
          </table:table-cell>
          <table:table-cell table:style-name="ce1" office:value-type="float" office:value="12.290440938254" calcext:value-type="float">
            <text:p>12,29</text:p>
          </table:table-cell>
          <table:table-cell table:style-name="ce1" office:value-type="float" office:value="14.3525116214932" calcext:value-type="float">
            <text:p>14,35</text:p>
          </table:table-cell>
          <table:table-cell table:style-name="ce1" office:value-type="float" office:value="18.6463113009771" calcext:value-type="float">
            <text:p>18,65</text:p>
          </table:table-cell>
          <table:table-cell table:style-name="ce1" office:value-type="float" office:value="19.2288824477278" calcext:value-type="float">
            <text:p>19,23</text:p>
          </table:table-cell>
          <table:table-cell table:style-name="ce1" office:value-type="float" office:value="22.0708700330041" calcext:value-type="float">
            <text:p>22,0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0.5" calcext:value-type="float">
            <text:p>-0,5</text:p>
          </table:table-cell>
          <table:table-cell office:value-type="float" office:value="-0.42" calcext:value-type="float">
            <text:p>-0,4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-0.09" calcext:value-type="float">
            <text:p>-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" office:value-type="float" office:value="-0.683" calcext:value-type="float">
            <text:p>-0,68</text:p>
          </table:table-cell>
          <table:table-cell table:style-name="ce1" office:value-type="float" office:value="0.322" calcext:value-type="float">
            <text:p>0,32</text:p>
          </table:table-cell>
          <table:table-cell table:style-name="ce1" office:value-type="float" office:value="0.467" calcext:value-type="float">
            <text:p>0,47</text:p>
          </table:table-cell>
          <table:table-cell table:style-name="ce1" office:value-type="float" office:value="0.614" calcext:value-type="float">
            <text:p>0,61</text:p>
          </table:table-cell>
          <table:table-cell table:style-name="ce1" office:value-type="float" office:value="-0.445" calcext:value-type="float">
            <text:p>-0,45</text:p>
          </table:table-cell>
          <table:table-cell table:style-name="ce1" office:value-type="float" office:value="0.841" calcext:value-type="float">
            <text:p>0,84</text:p>
          </table:table-cell>
          <table:table-cell table:style-name="ce1" office:value-type="float" office:value="0.247" calcext:value-type="float">
            <text:p>0,25</text:p>
          </table:table-cell>
          <table:table-cell table:style-name="ce1" office:value-type="float" office:value="-0.059" calcext:value-type="float">
            <text:p>-0,06</text:p>
          </table:table-cell>
          <table:table-cell table:style-name="ce1" office:value-type="float" office:value="-1.119" calcext:value-type="float">
            <text:p>-1,12</text:p>
          </table:table-cell>
          <table:table-cell table:style-name="ce1" office:value-type="float" office:value="-0.039" calcext:value-type="float">
            <text:p>-0,04</text:p>
          </table:table-cell>
          <table:table-cell table:style-name="ce1" office:value-type="float" office:value="-0.519" calcext:value-type="float">
            <text:p>-0,52</text:p>
          </table:table-cell>
          <table:table-cell table:style-name="ce1" office:value-type="float" office:value="1.322" calcext:value-type="float">
            <text:p>1,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361.487066237391" calcext:value-type="float">
            <text:p>361,49</text:p>
          </table:table-cell>
          <table:table-cell table:style-name="ce1" office:value-type="float" office:value="365.13521535585" calcext:value-type="float">
            <text:p>365,14</text:p>
          </table:table-cell>
          <table:table-cell table:style-name="ce1" office:value-type="float" office:value="355.51262714712" calcext:value-type="float">
            <text:p>355,51</text:p>
          </table:table-cell>
          <table:table-cell table:style-name="ce1" office:value-type="float" office:value="309.675028007417" calcext:value-type="float">
            <text:p>309,68</text:p>
          </table:table-cell>
          <table:table-cell table:style-name="ce1" office:value-type="float" office:value="316.299579405349" calcext:value-type="float">
            <text:p>316,30</text:p>
          </table:table-cell>
          <table:table-cell table:style-name="ce1" office:value-type="float" office:value="356.344238330162" calcext:value-type="float">
            <text:p>356,34</text:p>
          </table:table-cell>
          <table:table-cell table:style-name="ce1" office:value-type="float" office:value="367.1316929539" calcext:value-type="float">
            <text:p>367,13</text:p>
          </table:table-cell>
          <table:table-cell table:style-name="ce1" office:value-type="float" office:value="340.004226597558" calcext:value-type="float">
            <text:p>340,00</text:p>
          </table:table-cell>
          <table:table-cell table:style-name="ce1" office:value-type="float" office:value="330.735014554629" calcext:value-type="float">
            <text:p>330,74</text:p>
          </table:table-cell>
          <table:table-cell table:style-name="ce1" office:value-type="float" office:value="321.95892079127" calcext:value-type="float">
            <text:p>321,96</text:p>
          </table:table-cell>
          <table:table-cell table:style-name="ce1" office:value-type="float" office:value="317.18089154404" calcext:value-type="float">
            <text:p>317,18</text:p>
          </table:table-cell>
          <table:table-cell table:style-name="ce1" office:value-type="float" office:value="362.245873049498" calcext:value-type="float">
            <text:p>362,25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23.2372782244533" calcext:value-type="float">
            <text:p>23,24</text:p>
          </table:table-cell>
          <table:table-cell table:style-name="ce1" office:value-type="float" office:value="23.4720806011846" calcext:value-type="float">
            <text:p>23,47</text:p>
          </table:table-cell>
          <table:table-cell table:style-name="ce1" office:value-type="float" office:value="22.0745644867214" calcext:value-type="float">
            <text:p>22,07</text:p>
          </table:table-cell>
          <table:table-cell table:style-name="ce1" office:value-type="float" office:value="19.2951956815906" calcext:value-type="float">
            <text:p>19,30</text:p>
          </table:table-cell>
          <table:table-cell table:style-name="ce1" office:value-type="float" office:value="15.1053071910673" calcext:value-type="float">
            <text:p>15,11</text:p>
          </table:table-cell>
          <table:table-cell table:style-name="ce1" office:value-type="float" office:value="11.1348571203316" calcext:value-type="float">
            <text:p>11,13</text:p>
          </table:table-cell>
          <table:table-cell table:style-name="ce1" office:value-type="float" office:value="10.3742303656773" calcext:value-type="float">
            <text:p>10,37</text:p>
          </table:table-cell>
          <table:table-cell table:style-name="ce1" office:value-type="float" office:value="13.0878266144431" calcext:value-type="float">
            <text:p>13,09</text:p>
          </table:table-cell>
          <table:table-cell table:style-name="ce1" office:value-type="float" office:value="12.9718551408457" calcext:value-type="float">
            <text:p>12,97</text:p>
          </table:table-cell>
          <table:table-cell table:style-name="ce1" office:value-type="float" office:value="14.917345079729" calcext:value-type="float">
            <text:p>14,92</text:p>
          </table:table-cell>
          <table:table-cell table:style-name="ce1" office:value-type="float" office:value="19.2299357575637" calcext:value-type="float">
            <text:p>19,23</text:p>
          </table:table-cell>
          <table:table-cell table:style-name="ce1" office:value-type="float" office:value="23.9225485632021" calcext:value-type="float">
            <text:p>23,9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95" calcext:value-type="float">
            <text:p>0,95</text:p>
          </table:table-cell>
          <table:table-cell office:value-type="float" office:value="1.9" calcext:value-type="float">
            <text:p>1,9</text:p>
          </table:table-cell>
          <table:table-cell office:value-type="float" office:value="1.79" calcext:value-type="float">
            <text:p>1,79</text:p>
          </table:table-cell>
          <table:table-cell office:value-type="float" office:value="1.95" calcext:value-type="float">
            <text:p>1,95</text:p>
          </table:table-cell>
          <table:table-cell office:value-type="float" office:value="2.24" calcext:value-type="float">
            <text:p>2,24</text:p>
          </table:table-cell>
          <table:table-cell office:value-type="float" office:value="2.15" calcext:value-type="float">
            <text:p>2,15</text:p>
          </table:table-cell>
          <table:table-cell office:value-type="float" office:value="1.94" calcext:value-type="float">
            <text:p>1,94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0.675" calcext:value-type="float">
            <text:p>0,68</text:p>
          </table:table-cell>
          <table:table-cell table:style-name="ce1" office:value-type="float" office:value="1.217" calcext:value-type="float">
            <text:p>1,22</text:p>
          </table:table-cell>
          <table:table-cell table:style-name="ce1" office:value-type="float" office:value="0.773" calcext:value-type="float">
            <text:p>0,77</text:p>
          </table:table-cell>
          <table:table-cell table:style-name="ce1" office:value-type="float" office:value="1.029" calcext:value-type="float">
            <text:p>1,03</text:p>
          </table:table-cell>
          <table:table-cell table:style-name="ce1" office:value-type="float" office:value="0.416" calcext:value-type="float">
            <text:p>0,42</text:p>
          </table:table-cell>
          <table:table-cell table:style-name="ce1" office:value-type="float" office:value="0.711" calcext:value-type="float">
            <text:p>0,71</text:p>
          </table:table-cell>
          <table:table-cell table:style-name="ce1" office:value-type="float" office:value="1.678" calcext:value-type="float">
            <text:p>1,68</text:p>
          </table:table-cell>
          <table:table-cell table:style-name="ce1" office:value-type="float" office:value="1.062" calcext:value-type="float">
            <text:p>1,06</text:p>
          </table:table-cell>
          <table:table-cell table:style-name="ce1" office:value-type="float" office:value="0.542" calcext:value-type="float">
            <text:p>0,54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695" calcext:value-type="float">
            <text:p>0,70</text:p>
          </table:table-cell>
          <table:table-cell table:style-name="ce1" office:value-type="float" office:value="-0.059" calcext:value-type="float">
            <text:p>-0,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377.88614862864" calcext:value-type="float">
            <text:p>377,89</text:p>
          </table:table-cell>
          <table:table-cell table:style-name="ce1" office:value-type="float" office:value="381.702235763788" calcext:value-type="float">
            <text:p>381,70</text:p>
          </table:table-cell>
          <table:table-cell table:style-name="ce1" office:value-type="float" office:value="310.73434069649" calcext:value-type="float">
            <text:p>310,73</text:p>
          </table:table-cell>
          <table:table-cell table:style-name="ce1" office:value-type="float" office:value="315.08695661055" calcext:value-type="float">
            <text:p>315,09</text:p>
          </table:table-cell>
          <table:table-cell table:style-name="ce1" office:value-type="float" office:value="337.901938116008" calcext:value-type="float">
            <text:p>337,90</text:p>
          </table:table-cell>
          <table:table-cell table:style-name="ce1" office:value-type="float" office:value="365.849500266628" calcext:value-type="float">
            <text:p>365,85</text:p>
          </table:table-cell>
          <table:table-cell table:style-name="ce1" office:value-type="float" office:value="355.005019406495" calcext:value-type="float">
            <text:p>355,01</text:p>
          </table:table-cell>
          <table:table-cell table:style-name="ce1" office:value-type="float" office:value="318.667875630798" calcext:value-type="float">
            <text:p>318,67</text:p>
          </table:table-cell>
          <table:table-cell table:style-name="ce1" office:value-type="float" office:value="313.696943157762" calcext:value-type="float">
            <text:p>313,70</text:p>
          </table:table-cell>
          <table:table-cell table:style-name="ce1" office:value-type="float" office:value="287.909666598704" calcext:value-type="float">
            <text:p>287,91</text:p>
          </table:table-cell>
          <table:table-cell table:style-name="ce1" office:value-type="float" office:value="305.436153480506" calcext:value-type="float">
            <text:p>305,44</text:p>
          </table:table-cell>
          <table:table-cell table:style-name="ce1" office:value-type="float" office:value="350.067586598867" calcext:value-type="float">
            <text:p>350,07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" office:value-type="float" office:value="25.7802979076476" calcext:value-type="float">
            <text:p>25,78</text:p>
          </table:table-cell>
          <table:table-cell table:style-name="ce1" office:value-type="float" office:value="25.0027833274765" calcext:value-type="float">
            <text:p>25,00</text:p>
          </table:table-cell>
          <table:table-cell table:style-name="ce1" office:value-type="float" office:value="20.1389598965064" calcext:value-type="float">
            <text:p>20,14</text:p>
          </table:table-cell>
          <table:table-cell table:style-name="ce1" office:value-type="float" office:value="16.1611523574024" calcext:value-type="float">
            <text:p>16,16</text:p>
          </table:table-cell>
          <table:table-cell table:style-name="ce1" office:value-type="float" office:value="11.3347531929248" calcext:value-type="float">
            <text:p>11,33</text:p>
          </table:table-cell>
          <table:table-cell table:style-name="ce1" office:value-type="float" office:value="8.08052121968454" calcext:value-type="float">
            <text:p>8,08</text:p>
          </table:table-cell>
          <table:table-cell table:style-name="ce1" office:value-type="float" office:value="9.11214046055727" calcext:value-type="float">
            <text:p>9,11</text:p>
          </table:table-cell>
          <table:table-cell table:style-name="ce1" office:value-type="float" office:value="11.5969310025771" calcext:value-type="float">
            <text:p>11,60</text:p>
          </table:table-cell>
          <table:table-cell table:style-name="ce1" office:value-type="float" office:value="12.9755866505744" calcext:value-type="float">
            <text:p>12,98</text:p>
          </table:table-cell>
          <table:table-cell table:style-name="ce1" office:value-type="float" office:value="16.4508033814215" calcext:value-type="float">
            <text:p>16,45</text:p>
          </table:table-cell>
          <table:table-cell table:style-name="ce1" office:value-type="float" office:value="19.9136331010842" calcext:value-type="float">
            <text:p>19,91</text:p>
          </table:table-cell>
          <table:table-cell table:style-name="ce1" office:value-type="float" office:value="24.2353873098364" calcext:value-type="float">
            <text:p>24,2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.94" calcext:value-type="float">
            <text:p>1,94</text:p>
          </table:table-cell>
          <table:table-cell office:value-type="float" office:value="1.81" calcext:value-type="float">
            <text:p>1,81</text:p>
          </table:table-cell>
          <table:table-cell office:value-type="float" office:value="1.32" calcext:value-type="float">
            <text:p>1,32</text:p>
          </table:table-cell>
          <table:table-cell office:value-type="float" office:value="1.33" calcext:value-type="float">
            <text:p>1,33</text:p>
          </table:table-cell>
          <table:table-cell office:value-type="float" office:value="1.24" calcext:value-type="float">
            <text:p>1,24</text:p>
          </table:table-cell>
          <table:table-cell office:value-type="float" office:value="0.36" calcext:value-type="float">
            <text:p>0,36</text:p>
          </table:table-cell>
          <table:table-cell office:value-type="float" office:value="-0.53" calcext:value-type="float">
            <text:p>-0,53</text:p>
          </table:table-cell>
          <table:table-cell office:value-type="float" office:value="-0.27" calcext:value-type="float">
            <text:p>-0,27</text:p>
          </table:table-cell>
          <table:table-cell office:value-type="float" office:value="-0.29" calcext:value-type="float">
            <text:p>-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-0.48" calcext:value-type="float">
            <text:p>-0,48</text:p>
          </table:table-cell>
          <table:table-cell office:value-type="float" office:value="-0.37" calcext:value-type="float">
            <text:p>-0,37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" office:value-type="float" office:value="1.392" calcext:value-type="float">
            <text:p>1,39</text:p>
          </table:table-cell>
          <table:table-cell table:style-name="ce1" office:value-type="float" office:value="1.093" calcext:value-type="float">
            <text:p>1,09</text:p>
          </table:table-cell>
          <table:table-cell table:style-name="ce1" office:value-type="float" office:value="2.038" calcext:value-type="float">
            <text:p>2,04</text:p>
          </table:table-cell>
          <table:table-cell table:style-name="ce1" office:value-type="float" office:value="0.097" calcext:value-type="float">
            <text:p>0,10</text:p>
          </table:table-cell>
          <table:table-cell table:style-name="ce1" office:value-type="float" office:value="0.012" calcext:value-type="float">
            <text:p>0,01</text:p>
          </table:table-cell>
          <table:table-cell table:style-name="ce1" office:value-type="float" office:value="2.565" calcext:value-type="float">
            <text:p>2,57</text:p>
          </table:table-cell>
          <table:table-cell table:style-name="ce1" office:value-type="float" office:value="0.407" calcext:value-type="float">
            <text:p>0,41</text:p>
          </table:table-cell>
          <table:table-cell table:style-name="ce1" office:value-type="float" office:value="-0.739" calcext:value-type="float">
            <text:p>-0,74</text:p>
          </table:table-cell>
          <table:table-cell table:style-name="ce1" office:value-type="float" office:value="2.333" calcext:value-type="float">
            <text:p>2,33</text:p>
          </table:table-cell>
          <table:table-cell table:style-name="ce1" office:value-type="float" office:value="-0.177" calcext:value-type="float">
            <text:p>-0,18</text:p>
          </table:table-cell>
          <table:table-cell table:style-name="ce1" office:value-type="float" office:value="-1.508" calcext:value-type="float">
            <text:p>-1,51</text:p>
          </table:table-cell>
          <table:table-cell table:style-name="ce1" office:value-type="float" office:value="-0.711" calcext:value-type="float">
            <text:p>-0,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372.843346048977" calcext:value-type="float">
            <text:p>372,84</text:p>
          </table:table-cell>
          <table:table-cell table:style-name="ce1" office:value-type="float" office:value="364.792532033796" calcext:value-type="float">
            <text:p>364,79</text:p>
          </table:table-cell>
          <table:table-cell table:style-name="ce1" office:value-type="float" office:value="327.185035990965" calcext:value-type="float">
            <text:p>327,19</text:p>
          </table:table-cell>
          <table:table-cell table:style-name="ce1" office:value-type="float" office:value="290.754963732982" calcext:value-type="float">
            <text:p>290,75</text:p>
          </table:table-cell>
          <table:table-cell table:style-name="ce1" office:value-type="float" office:value="312.584891475" calcext:value-type="float">
            <text:p>312,58</text:p>
          </table:table-cell>
          <table:table-cell table:style-name="ce1" office:value-type="float" office:value="346.000840722393" calcext:value-type="float">
            <text:p>346,00</text:p>
          </table:table-cell>
          <table:table-cell table:style-name="ce1" office:value-type="float" office:value="346.420230830002" calcext:value-type="float">
            <text:p>346,42</text:p>
          </table:table-cell>
          <table:table-cell table:style-name="ce1" office:value-type="float" office:value="322.295990280112" calcext:value-type="float">
            <text:p>322,30</text:p>
          </table:table-cell>
          <table:table-cell table:style-name="ce1" office:value-type="float" office:value="308.188283613527" calcext:value-type="float">
            <text:p>308,19</text:p>
          </table:table-cell>
          <table:table-cell table:style-name="ce1" office:value-type="float" office:value="293.550684473824" calcext:value-type="float">
            <text:p>293,55</text:p>
          </table:table-cell>
          <table:table-cell table:style-name="ce1" office:value-type="float" office:value="308.657493936271" calcext:value-type="float">
            <text:p>308,66</text:p>
          </table:table-cell>
          <table:table-cell table:style-name="ce1" office:value-type="float" office:value="352.663443183665" calcext:value-type="float">
            <text:p>352,66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" office:value-type="float" office:value="24.8387580572316" calcext:value-type="float">
            <text:p>24,84</text:p>
          </table:table-cell>
          <table:table-cell table:style-name="ce1" office:value-type="float" office:value="23.9349789873789" calcext:value-type="float">
            <text:p>23,93</text:p>
          </table:table-cell>
          <table:table-cell table:style-name="ce1" office:value-type="float" office:value="21.1623186216166" calcext:value-type="float">
            <text:p>21,16</text:p>
          </table:table-cell>
          <table:table-cell table:style-name="ce1" office:value-type="float" office:value="16.8047014123987" calcext:value-type="float">
            <text:p>16,80</text:p>
          </table:table-cell>
          <table:table-cell table:style-name="ce1" office:value-type="float" office:value="13.9831681915312" calcext:value-type="float">
            <text:p>13,98</text:p>
          </table:table-cell>
          <table:table-cell table:style-name="ce1" office:value-type="float" office:value="11.6758539002232" calcext:value-type="float">
            <text:p>11,68</text:p>
          </table:table-cell>
          <table:table-cell table:style-name="ce1" office:value-type="float" office:value="11.253853067573" calcext:value-type="float">
            <text:p>11,25</text:p>
          </table:table-cell>
          <table:table-cell table:style-name="ce1" office:value-type="float" office:value="13.0102033574473" calcext:value-type="float">
            <text:p>13,01</text:p>
          </table:table-cell>
          <table:table-cell table:style-name="ce1" office:value-type="float" office:value="14.1646551506347" calcext:value-type="float">
            <text:p>14,16</text:p>
          </table:table-cell>
          <table:table-cell table:style-name="ce1" office:value-type="float" office:value="16.2697323839968" calcext:value-type="float">
            <text:p>16,27</text:p>
          </table:table-cell>
          <table:table-cell table:style-name="ce1" office:value-type="float" office:value="19.1888959149143" calcext:value-type="float">
            <text:p>19,19</text:p>
          </table:table-cell>
          <table:table-cell table:style-name="ce1" office:value-type="float" office:value="23.8269335582651" calcext:value-type="float">
            <text:p>23,8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-0.43" calcext:value-type="float">
            <text:p>-0,43</text:p>
          </table:table-cell>
          <table:table-cell office:value-type="float" office:value="-0.42" calcext:value-type="float">
            <text:p>-0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9" calcext:value-type="float">
            <text:p>-0,19</text:p>
          </table:table-cell>
          <table:table-cell office:value-type="float" office:value="0.19" calcext:value-type="float">
            <text:p>0,1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63" calcext:value-type="float">
            <text:p>-0,63</text:p>
          </table:table-cell>
          <table:table-cell office:value-type="float" office:value="-0.73" calcext:value-type="float">
            <text:p>-0,73</text:p>
          </table:table-cell>
          <table:table-cell office:value-type="float" office:value="-0.74" calcext:value-type="float">
            <text:p>-0,74</text:p>
          </table:table-cell>
          <table:table-cell office:value-type="float" office:value="-0.59" calcext:value-type="float">
            <text:p>-0,59</text:p>
          </table:table-cell>
          <table:table-cell office:value-type="float" office:value="-0.62" calcext:value-type="float">
            <text:p>-0,62</text:p>
          </table:table-cell>
          <table:table-cell office:value-type="float" office:value="-0.74" calcext:value-type="float">
            <text:p>-0,74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" office:value-type="float" office:value="-0.982" calcext:value-type="float">
            <text:p>-0,98</text:p>
          </table:table-cell>
          <table:table-cell table:style-name="ce1" office:value-type="float" office:value="-0.015" calcext:value-type="float">
            <text:p>-0,02</text:p>
          </table:table-cell>
          <table:table-cell table:style-name="ce1" office:value-type="float" office:value="0.156" calcext:value-type="float">
            <text:p>0,16</text:p>
          </table:table-cell>
          <table:table-cell table:style-name="ce1" office:value-type="float" office:value="0.619" calcext:value-type="float">
            <text:p>0,62</text:p>
          </table:table-cell>
          <table:table-cell table:style-name="ce1" office:value-type="float" office:value="1.053" calcext:value-type="float">
            <text:p>1,05</text:p>
          </table:table-cell>
          <table:table-cell table:style-name="ce1" office:value-type="float" office:value="0.546" calcext:value-type="float">
            <text:p>0,55</text:p>
          </table:table-cell>
          <table:table-cell table:style-name="ce1" office:value-type="float" office:value="0.728" calcext:value-type="float">
            <text:p>0,73</text:p>
          </table:table-cell>
          <table:table-cell table:style-name="ce1" office:value-type="float" office:value="0.764" calcext:value-type="float">
            <text:p>0,76</text:p>
          </table:table-cell>
          <table:table-cell table:style-name="ce1" office:value-type="float" office:value="1.296" calcext:value-type="float">
            <text:p>1,30</text:p>
          </table:table-cell>
          <table:table-cell table:style-name="ce1" office:value-type="float" office:value="-0.568" calcext:value-type="float">
            <text:p>-0,57</text:p>
          </table:table-cell>
          <table:table-cell table:style-name="ce1" office:value-type="float" office:value="0.771" calcext:value-type="float">
            <text:p>0,77</text:p>
          </table:table-cell>
          <table:table-cell table:style-name="ce1" office:value-type="float" office:value="0.984" calcext:value-type="float">
            <text:p>0,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float" office:value="361.277912311194" calcext:value-type="float">
            <text:p>361,28</text:p>
          </table:table-cell>
          <table:table-cell table:style-name="ce1" office:value-type="float" office:value="372.031015346704" calcext:value-type="float">
            <text:p>372,03</text:p>
          </table:table-cell>
          <table:table-cell table:style-name="ce1" office:value-type="float" office:value="324.642182898343" calcext:value-type="float">
            <text:p>324,64</text:p>
          </table:table-cell>
          <table:table-cell table:style-name="ce1" office:value-type="float" office:value="309.609637522081" calcext:value-type="float">
            <text:p>309,61</text:p>
          </table:table-cell>
          <table:table-cell table:style-name="ce1" office:value-type="float" office:value="303.713006124313" calcext:value-type="float">
            <text:p>303,71</text:p>
          </table:table-cell>
          <table:table-cell table:style-name="ce1" office:value-type="float" office:value="357.282181178159" calcext:value-type="float">
            <text:p>357,28</text:p>
          </table:table-cell>
          <table:table-cell table:style-name="ce1" office:value-type="float" office:value="366.680603543832" calcext:value-type="float">
            <text:p>366,68</text:p>
          </table:table-cell>
          <table:table-cell table:style-name="ce1" office:value-type="float" office:value="335.430556542329" calcext:value-type="float">
            <text:p>335,43</text:p>
          </table:table-cell>
          <table:table-cell table:style-name="ce1" office:value-type="float" office:value="281.662957402626" calcext:value-type="float">
            <text:p>281,66</text:p>
          </table:table-cell>
          <table:table-cell table:style-name="ce1" office:value-type="float" office:value="272.875573316686" calcext:value-type="float">
            <text:p>272,88</text:p>
          </table:table-cell>
          <table:table-cell table:style-name="ce1" office:value-type="float" office:value="288.855501058703" calcext:value-type="float">
            <text:p>288,86</text:p>
          </table:table-cell>
          <table:table-cell table:style-name="ce1" office:value-type="float" office:value="304.485106220076" calcext:value-type="float">
            <text:p>304,49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office:value-type="float" office:value="25.2299964346393" calcext:value-type="float">
            <text:p>25,23</text:p>
          </table:table-cell>
          <table:table-cell table:style-name="ce1" office:value-type="float" office:value="24.7916941867182" calcext:value-type="float">
            <text:p>24,79</text:p>
          </table:table-cell>
          <table:table-cell table:style-name="ce1" office:value-type="float" office:value="21.5495791423615" calcext:value-type="float">
            <text:p>21,55</text:p>
          </table:table-cell>
          <table:table-cell table:style-name="ce1" office:value-type="float" office:value="20.5238098743932" calcext:value-type="float">
            <text:p>20,52</text:p>
          </table:table-cell>
          <table:table-cell table:style-name="ce1" office:value-type="float" office:value="14.7123379167684" calcext:value-type="float">
            <text:p>14,71</text:p>
          </table:table-cell>
          <table:table-cell table:style-name="ce1" office:value-type="float" office:value="8.67912194530066" calcext:value-type="float">
            <text:p>8,68</text:p>
          </table:table-cell>
          <table:table-cell table:style-name="ce1" office:value-type="float" office:value="8.81216850571674" calcext:value-type="float">
            <text:p>8,81</text:p>
          </table:table-cell>
          <table:table-cell table:style-name="ce1" office:value-type="float" office:value="10.0561364283146" calcext:value-type="float">
            <text:p>10,06</text:p>
          </table:table-cell>
          <table:table-cell table:style-name="ce1" office:value-type="float" office:value="15.918435592118" calcext:value-type="float">
            <text:p>15,92</text:p>
          </table:table-cell>
          <table:table-cell table:style-name="ce1" office:value-type="float" office:value="16.4689717400103" calcext:value-type="float">
            <text:p>16,47</text:p>
          </table:table-cell>
          <table:table-cell table:style-name="ce1" office:value-type="float" office:value="20.0236850281521" calcext:value-type="float">
            <text:p>20,02</text:p>
          </table:table-cell>
          <table:table-cell table:style-name="ce1" office:value-type="float" office:value="21.5298778398691" calcext:value-type="float">
            <text:p>21,5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-0.79" calcext:value-type="float">
            <text:p>-0,79</text:p>
          </table:table-cell>
          <table:table-cell office:value-type="float" office:value="-0.71" calcext:value-type="float">
            <text:p>-0,71</text:p>
          </table:table-cell>
          <table:table-cell office:value-type="float" office:value="-0.8" calcext:value-type="float">
            <text:p>-0,8</text:p>
          </table:table-cell>
          <table:table-cell office:value-type="float" office:value="-1.32" calcext:value-type="float">
            <text:p>-1,32</text:p>
          </table:table-cell>
          <table:table-cell office:value-type="float" office:value="-0.94" calcext:value-type="float">
            <text:p>-0,94</text:p>
          </table:table-cell>
          <table:table-cell office:value-type="float" office:value="-0.52" calcext:value-type="float">
            <text:p>-0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.46" calcext:value-type="float">
            <text:p>0,46</text:p>
          </table:table-cell>
          <table:table-cell office:value-type="float" office:value="0.62" calcext:value-type="float">
            <text:p>0,62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office:value-type="float" office:value="1.275" calcext:value-type="float">
            <text:p>1,28</text:p>
          </table:table-cell>
          <table:table-cell table:style-name="ce1" office:value-type="float" office:value="1.041" calcext:value-type="float">
            <text:p>1,04</text:p>
          </table:table-cell>
          <table:table-cell table:style-name="ce1" office:value-type="float" office:value="0.141" calcext:value-type="float">
            <text:p>0,14</text:p>
          </table:table-cell>
          <table:table-cell table:style-name="ce1" office:value-type="float" office:value="-1.166" calcext:value-type="float">
            <text:p>-1,17</text:p>
          </table:table-cell>
          <table:table-cell table:style-name="ce1" office:value-type="float" office:value="-0.077" calcext:value-type="float">
            <text:p>-0,08</text:p>
          </table:table-cell>
          <table:table-cell table:style-name="ce1" office:value-type="float" office:value="-0.012" calcext:value-type="float">
            <text:p>-0,01</text:p>
          </table:table-cell>
          <table:table-cell table:style-name="ce1" office:value-type="float" office:value="0.377" calcext:value-type="float">
            <text:p>0,38</text:p>
          </table:table-cell>
          <table:table-cell table:style-name="ce1" office:value-type="float" office:value="-0.343" calcext:value-type="float">
            <text:p>-0,34</text:p>
          </table:table-cell>
          <table:table-cell table:style-name="ce1" office:value-type="float" office:value="1.458" calcext:value-type="float">
            <text:p>1,46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.991" calcext:value-type="float">
            <text:p>0,99</text:p>
          </table:table-cell>
          <table:table-cell table:style-name="ce1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 office:value-type="float" office:value="333.08989792825" calcext:value-type="float">
            <text:p>333,09</text:p>
          </table:table-cell>
          <table:table-cell table:style-name="ce1" office:value-type="float" office:value="337.115927231041" calcext:value-type="float">
            <text:p>337,12</text:p>
          </table:table-cell>
          <table:table-cell table:style-name="ce1" office:value-type="float" office:value="276.909007225076" calcext:value-type="float">
            <text:p>276,91</text:p>
          </table:table-cell>
          <table:table-cell table:style-name="ce1" office:value-type="float" office:value="270.187644644513" calcext:value-type="float">
            <text:p>270,19</text:p>
          </table:table-cell>
          <table:table-cell table:style-name="ce1" office:value-type="float" office:value="286.754023999434" calcext:value-type="float">
            <text:p>286,75</text:p>
          </table:table-cell>
          <table:table-cell table:style-name="ce1" office:value-type="float" office:value="306.730188300591" calcext:value-type="float">
            <text:p>306,73</text:p>
          </table:table-cell>
          <table:table-cell table:style-name="ce1" office:value-type="float" office:value="339.486137547985" calcext:value-type="float">
            <text:p>339,49</text:p>
          </table:table-cell>
          <table:table-cell table:style-name="ce1" office:value-type="float" office:value="321.700606675514" calcext:value-type="float">
            <text:p>321,70</text:p>
          </table:table-cell>
          <table:table-cell table:style-name="ce1" office:value-type="float" office:value="289.200964525058" calcext:value-type="float">
            <text:p>289,20</text:p>
          </table:table-cell>
          <table:table-cell table:style-name="ce1" office:value-type="float" office:value="283.071429901484" calcext:value-type="float">
            <text:p>283,07</text:p>
          </table:table-cell>
          <table:table-cell table:style-name="ce1" office:value-type="float" office:value="300.856841514469" calcext:value-type="float">
            <text:p>300,86</text:p>
          </table:table-cell>
          <table:table-cell table:style-name="ce1" office:value-type="float" office:value="308.697091837131" calcext:value-type="float">
            <text:p>308,70</text:p>
          </table:table-cell>
          <table:table-cell/>
          <table:table-cell office:value-type="float" office:value="2019" calcext:value-type="float">
            <text:p>2019</text:p>
          </table:table-cell>
          <table:table-cell table:style-name="ce1" office:value-type="float" office:value="23.8049848153442" calcext:value-type="float">
            <text:p>23,80</text:p>
          </table:table-cell>
          <table:table-cell table:style-name="ce1" office:value-type="float" office:value="22.7663886764848" calcext:value-type="float">
            <text:p>22,77</text:p>
          </table:table-cell>
          <table:table-cell table:style-name="ce1" office:value-type="float" office:value="19.5111954773114" calcext:value-type="float">
            <text:p>19,51</text:p>
          </table:table-cell>
          <table:table-cell table:style-name="ce1" office:value-type="float" office:value="17.4626141201179" calcext:value-type="float">
            <text:p>17,46</text:p>
          </table:table-cell>
          <table:table-cell table:style-name="ce1" office:value-type="float" office:value="13.6255597894723" calcext:value-type="float">
            <text:p>13,63</text:p>
          </table:table-cell>
          <table:table-cell table:style-name="ce1" office:value-type="float" office:value="12.0798883439815" calcext:value-type="float">
            <text:p>12,08</text:p>
          </table:table-cell>
          <table:table-cell table:style-name="ce1" office:value-type="float" office:value="9.39035784029118" calcext:value-type="float">
            <text:p>9,39</text:p>
          </table:table-cell>
          <table:table-cell table:style-name="ce1" office:value-type="float" office:value="10.6027225610105" calcext:value-type="float">
            <text:p>10,60</text:p>
          </table:table-cell>
          <table:table-cell table:style-name="ce1" office:value-type="float" office:value="13.0409028686133" calcext:value-type="float">
            <text:p>13,04</text:p>
          </table:table-cell>
          <table:table-cell table:style-name="ce1" office:value-type="float" office:value="16.4629081414784" calcext:value-type="float">
            <text:p>16,46</text:p>
          </table:table-cell>
          <table:table-cell table:style-name="ce1" office:value-type="float" office:value="21.3724148204116" calcext:value-type="float">
            <text:p>21,37</text:p>
          </table:table-cell>
          <table:table-cell table:style-name="ce1" office:value-type="float" office:value="23.0407840129988" calcext:value-type="float">
            <text:p>23,0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0.09" calcext:value-type="float">
            <text:p>0,09</text:p>
          </table:table-cell>
          <table:table-cell office:value-type="float" office:value="0.5" calcext:value-type="float">
            <text:p>0,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2019" calcext:value-type="float">
            <text:p>2019</text:p>
          </table:table-cell>
          <table:table-cell table:style-name="ce1" office:value-type="float" office:value="0.677" calcext:value-type="float">
            <text:p>0,68</text:p>
          </table:table-cell>
          <table:table-cell table:style-name="ce1" office:value-type="float" office:value="-0.5" calcext:value-type="float">
            <text:p>-0,50</text:p>
          </table:table-cell>
          <table:table-cell table:style-name="ce1" office:value-type="float" office:value="0.745" calcext:value-type="float">
            <text:p>0,75</text:p>
          </table:table-cell>
          <table:table-cell table:style-name="ce1" office:value-type="float" office:value="0.336" calcext:value-type="float">
            <text:p>0,34</text:p>
          </table:table-cell>
          <table:table-cell table:style-name="ce1" office:value-type="float" office:value="0.335" calcext:value-type="float">
            <text:p>0,34</text:p>
          </table:table-cell>
          <table:table-cell table:style-name="ce1" office:value-type="float" office:value="1.465" calcext:value-type="float">
            <text:p>1,47</text:p>
          </table:table-cell>
          <table:table-cell table:style-name="ce1" office:value-type="float" office:value="-0.39" calcext:value-type="float">
            <text:p>-0,39</text:p>
          </table:table-cell>
          <table:table-cell table:style-name="ce1" office:value-type="float" office:value="-1.08" calcext:value-type="float">
            <text:p>-1,08</text:p>
          </table:table-cell>
          <table:table-cell table:style-name="ce1" office:value-type="float" office:value="0.563" calcext:value-type="float">
            <text:p>0,56</text:p>
          </table:table-cell>
          <table:table-cell table:style-name="ce1" office:value-type="float" office:value="-0.925" calcext:value-type="float">
            <text:p>-0,93</text:p>
          </table:table-cell>
          <table:table-cell table:style-name="ce1" office:value-type="float" office:value="-1.84" calcext:value-type="float">
            <text:p>-1,84</text:p>
          </table:table-cell>
          <table:table-cell table:style-name="ce1" office:value-type="float" office:value="-1.36" calcext:value-type="float">
            <text:p>-1,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337.759948061434" calcext:value-type="float">
            <text:p>337,76</text:p>
          </table:table-cell>
          <table:table-cell table:style-name="ce1" office:value-type="float" office:value="321.170139757206" calcext:value-type="float">
            <text:p>321,17</text:p>
          </table:table-cell>
          <table:table-cell table:style-name="ce1" office:value-type="float" office:value="306.662978838962" calcext:value-type="float">
            <text:p>306,66</text:p>
          </table:table-cell>
          <table:table-cell table:style-name="ce1" office:value-type="float" office:value="225.266239914313" calcext:value-type="float">
            <text:p>225,27</text:p>
          </table:table-cell>
          <table:table-cell table:style-name="ce1" office:value-type="float" office:value="251.920898839126" calcext:value-type="float">
            <text:p>251,92</text:p>
          </table:table-cell>
          <table:table-cell table:style-name="ce1" office:value-type="float" office:value="304.252116903724" calcext:value-type="float">
            <text:p>304,25</text:p>
          </table:table-cell>
          <table:table-cell table:style-name="ce1" office:value-type="float" office:value="341.411076903805" calcext:value-type="float">
            <text:p>341,41</text:p>
          </table:table-cell>
          <table:table-cell table:style-name="ce1" office:value-type="float" office:value="289.809416999076" calcext:value-type="float">
            <text:p>289,81</text:p>
          </table:table-cell>
          <table:table-cell table:style-name="ce1" office:value-type="float" office:value="275.352893128191" calcext:value-type="float">
            <text:p>275,35</text:p>
          </table:table-cell>
          <table:table-cell table:style-name="ce1" office:value-type="float" office:value="264.493143450853" calcext:value-type="float">
            <text:p>264,49</text:p>
          </table:table-cell>
          <table:table-cell table:style-name="ce1" office:value-type="float" office:value="279.715436784268" calcext:value-type="float">
            <text:p>279,72</text:p>
          </table:table-cell>
          <table:table-cell table:style-name="ce1" office:value-type="float" office:value="309.867192483275" calcext:value-type="float">
            <text:p>309,87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23.9145584960948" calcext:value-type="float">
            <text:p>23,91</text:p>
          </table:table-cell>
          <table:table-cell table:style-name="ce1" office:value-type="float" office:value="23.683723577424" calcext:value-type="float">
            <text:p>23,68</text:p>
          </table:table-cell>
          <table:table-cell table:style-name="ce1" office:value-type="float" office:value="23.2397529364768" calcext:value-type="float">
            <text:p>23,24</text:p>
          </table:table-cell>
          <table:table-cell table:style-name="ce1" office:value-type="float" office:value="16.9330032778458" calcext:value-type="float">
            <text:p>16,93</text:p>
          </table:table-cell>
          <table:table-cell table:style-name="ce1" office:value-type="float" office:value="13.3491593105152" calcext:value-type="float">
            <text:p>13,35</text:p>
          </table:table-cell>
          <table:table-cell table:style-name="ce1" office:value-type="float" office:value="11.0542690453714" calcext:value-type="float">
            <text:p>11,05</text:p>
          </table:table-cell>
          <table:table-cell table:style-name="ce1" office:value-type="float" office:value="8.57024945654993" calcext:value-type="float">
            <text:p>8,57</text:p>
          </table:table-cell>
          <table:table-cell table:style-name="ce1" office:value-type="float" office:value="12.3583241559122" calcext:value-type="float">
            <text:p>12,36</text:p>
          </table:table-cell>
          <table:table-cell table:style-name="ce1" office:value-type="float" office:value="13.3366754088588" calcext:value-type="float">
            <text:p>13,34</text:p>
          </table:table-cell>
          <table:table-cell table:style-name="ce1" office:value-type="float" office:value="16.7688811332484" calcext:value-type="float">
            <text:p>16,77</text:p>
          </table:table-cell>
          <table:table-cell table:style-name="ce1" office:value-type="float" office:value="21.5488957844922" calcext:value-type="float">
            <text:p>21,55</text:p>
          </table:table-cell>
          <table:table-cell table:style-name="ce1" office:value-type="float" office:value="23.5460276210677" calcext:value-type="float">
            <text:p>23,5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13" calcext:value-type="float">
            <text:p>0,1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23" calcext:value-type="float">
            <text:p>-0,23</text:p>
          </table:table-cell>
          <table:table-cell office:value-type="float" office:value="-0.68" calcext:value-type="float">
            <text:p>-0,68</text:p>
          </table:table-cell>
          <table:table-cell office:value-type="float" office:value="-0.94" calcext:value-type="float">
            <text:p>-0,94</text:p>
          </table:table-cell>
          <table:table-cell office:value-type="float" office:value="-0.96" calcext:value-type="float">
            <text:p>-0,96</text:p>
          </table:table-cell>
          <table:table-cell office:value-type="float" office:value="-1.15" calcext:value-type="float">
            <text:p>-1,15</text:p>
          </table:table-cell>
          <table:table-cell office:value-type="float" office:value="-1.17" calcext:value-type="float">
            <text:p>-1,17</text:p>
          </table:table-cell>
          <table:table-cell office:value-type="float" office:value="-1.13" calcext:value-type="float">
            <text:p>-1,13</text:p>
          </table:table-cell>
          <table:table-cell office:value-type="float" office:value="-1.14" calcext:value-type="float">
            <text:p>-1,14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-0.231" calcext:value-type="float">
            <text:p>-0,23</text:p>
          </table:table-cell>
          <table:table-cell table:style-name="ce1" office:value-type="float" office:value="0.275" calcext:value-type="float">
            <text:p>0,28</text:p>
          </table:table-cell>
          <table:table-cell table:style-name="ce1" office:value-type="float" office:value="1.426" calcext:value-type="float">
            <text:p>1,43</text:p>
          </table:table-cell>
          <table:table-cell table:style-name="ce1" office:value-type="float" office:value="-0.475" calcext:value-type="float">
            <text:p>-0,48</text:p>
          </table:table-cell>
          <table:table-cell table:style-name="ce1" office:value-type="float" office:value="0.577" calcext:value-type="float">
            <text:p>0,58</text:p>
          </table:table-cell>
          <table:table-cell table:style-name="ce1" office:value-type="float" office:value="1.071" calcext:value-type="float">
            <text:p>1,07</text:p>
          </table:table-cell>
          <table:table-cell table:style-name="ce1" office:value-type="float" office:value="-0.546" calcext:value-type="float">
            <text:p>-0,55</text:p>
          </table:table-cell>
          <table:table-cell table:style-name="ce1" office:value-type="float" office:value="-0.72" calcext:value-type="float">
            <text:p>-0,72</text:p>
          </table:table-cell>
          <table:table-cell table:style-name="ce1" office:value-type="float" office:value="0.194" calcext:value-type="float">
            <text:p>0,19</text:p>
          </table:table-cell>
          <table:table-cell table:style-name="ce1" office:value-type="float" office:value="1.264" calcext:value-type="float">
            <text:p>1,26</text:p>
          </table:table-cell>
          <table:table-cell table:style-name="ce1" office:value-type="float" office:value="0.813" calcext:value-type="float">
            <text:p>0,81</text:p>
          </table:table-cell>
          <table:table-cell table:style-name="ce1" office:value-type="float" office:value="1.481" calcext:value-type="float">
            <text:p>1,4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327.730048707578" calcext:value-type="float">
            <text:p>327,73</text:p>
          </table:table-cell>
          <table:table-cell table:style-name="ce1" office:value-type="float" office:value="300.176815337558" calcext:value-type="float">
            <text:p>300,18</text:p>
          </table:table-cell>
          <table:table-cell table:style-name="ce1" office:value-type="float" office:value="295.633028972147" calcext:value-type="float">
            <text:p>295,63</text:p>
          </table:table-cell>
          <table:table-cell table:style-name="ce1" office:value-type="float" office:value="263.657580370078" calcext:value-type="float">
            <text:p>263,66</text:p>
          </table:table-cell>
          <table:table-cell table:style-name="ce1" office:value-type="float" office:value="290.597400585214" calcext:value-type="float">
            <text:p>290,60</text:p>
          </table:table-cell>
          <table:table-cell table:style-name="ce1" office:value-type="float" office:value="339.183457359489" calcext:value-type="float">
            <text:p>339,18</text:p>
          </table:table-cell>
          <table:table-cell table:style-name="ce1" office:value-type="float" office:value="339.397256069248" calcext:value-type="float">
            <text:p>339,40</text:p>
          </table:table-cell>
          <table:table-cell table:style-name="ce1" office:value-type="float" office:value="314.385918745164" calcext:value-type="float">
            <text:p>314,39</text:p>
          </table:table-cell>
          <table:table-cell table:style-name="ce1" office:value-type="float" office:value="282.020900250623" calcext:value-type="float">
            <text:p>282,02</text:p>
          </table:table-cell>
          <table:table-cell table:style-name="ce1" office:value-type="float" office:value="271.753516164683" calcext:value-type="float">
            <text:p>271,75</text:p>
          </table:table-cell>
          <table:table-cell table:style-name="ce1" office:value-type="float" office:value="289.376777240034" calcext:value-type="float">
            <text:p>289,38</text:p>
          </table:table-cell>
          <table:table-cell table:style-name="ce1" office:value-type="float" office:value="342.446920035814" calcext:value-type="float">
            <text:p>342,45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1" office:value-type="float" office:value="24.9813051755321" calcext:value-type="float">
            <text:p>24,98</text:p>
          </table:table-cell>
          <table:table-cell table:style-name="ce1" office:value-type="float" office:value="22.5023181087205" calcext:value-type="float">
            <text:p>22,50</text:p>
          </table:table-cell>
          <table:table-cell table:style-name="ce1" office:value-type="float" office:value="21.5238468161021" calcext:value-type="float">
            <text:p>21,52</text:p>
          </table:table-cell>
          <table:table-cell table:style-name="ce1" office:value-type="float" office:value="18.9453414305464" calcext:value-type="float">
            <text:p>18,95</text:p>
          </table:table-cell>
          <table:table-cell table:style-name="ce1" office:value-type="float" office:value="12.2340685938469" calcext:value-type="float">
            <text:p>12,23</text:p>
          </table:table-cell>
          <table:table-cell table:style-name="ce1" office:value-type="float" office:value="9.78349493419836" calcext:value-type="float">
            <text:p>9,78</text:p>
          </table:table-cell>
          <table:table-cell table:style-name="ce1" office:value-type="float" office:value="9.85686275955108" calcext:value-type="float">
            <text:p>9,86</text:p>
          </table:table-cell>
          <table:table-cell table:style-name="ce1" office:value-type="float" office:value="11.2785707798102" calcext:value-type="float">
            <text:p>11,28</text:p>
          </table:table-cell>
          <table:table-cell table:style-name="ce1" office:value-type="float" office:value="14.6350056286685" calcext:value-type="float">
            <text:p>14,64</text:p>
          </table:table-cell>
          <table:table-cell table:style-name="ce1" office:value-type="float" office:value="17.9316247596349" calcext:value-type="float">
            <text:p>17,93</text:p>
          </table:table-cell>
          <table:table-cell table:style-name="ce1" office:value-type="float" office:value="21.3003233238482" calcext:value-type="float">
            <text:p>21,30</text:p>
          </table:table-cell>
          <table:table-cell table:style-name="ce1" office:value-type="float" office:value="25.1014951229441" calcext:value-type="float">
            <text:p>25,10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1.2" calcext:value-type="float">
            <text:p>-1,2</text:p>
          </table:table-cell>
          <table:table-cell office:value-type="float" office:value="-0.96" calcext:value-type="float">
            <text:p>-0,96</text:p>
          </table:table-cell>
          <table:table-cell office:value-type="float" office:value="-0.79" calcext:value-type="float">
            <text:p>-0,79</text:p>
          </table:table-cell>
          <table:table-cell office:value-type="float" office:value="-0.95" calcext:value-type="float">
            <text:p>-0,95</text:p>
          </table:table-cell>
          <table:table-cell office:value-type="float" office:value="-1.07" calcext:value-type="float">
            <text:p>-1,07</text:p>
          </table:table-cell>
          <table:table-cell office:value-type="float" office:value="-1.05" calcext:value-type="float">
            <text:p>-1,05</text:p>
          </table:table-cell>
          <table:table-cell office:value-type="float" office:value="-1.44" calcext:value-type="float">
            <text:p>-1,44</text:p>
          </table:table-cell>
          <table:table-cell office:value-type="float" office:value="-1.29" calcext:value-type="float">
            <text:p>-1,29</text:p>
          </table:table-cell>
          <table:table-cell office:value-type="float" office:value="-1.38" calcext:value-type="float">
            <text:p>-1,38</text:p>
          </table:table-cell>
          <table:table-cell office:value-type="float" office:value="-1.46" calcext:value-type="float">
            <text:p>-1,46</text:p>
          </table:table-cell>
          <table:table-cell office:value-type="float" office:value="-1.39" calcext:value-type="float">
            <text:p>-1,39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1" office:value-type="float" office:value="1.045" calcext:value-type="float">
            <text:p>1,05</text:p>
          </table:table-cell>
          <table:table-cell table:style-name="ce1" office:value-type="float" office:value="1.344" calcext:value-type="float">
            <text:p>1,34</text:p>
          </table:table-cell>
          <table:table-cell table:style-name="ce1" office:value-type="float" office:value="0.086" calcext:value-type="float">
            <text:p>0,09</text:p>
          </table:table-cell>
          <table:table-cell table:style-name="ce1" office:value-type="float" office:value="0.827" calcext:value-type="float">
            <text:p>0,83</text:p>
          </table:table-cell>
          <table:table-cell table:style-name="ce1" office:value-type="float" office:value="0.314" calcext:value-type="float">
            <text:p>0,31</text:p>
          </table:table-cell>
          <table:table-cell table:style-name="ce1" office:value-type="float" office:value="1.179" calcext:value-type="float">
            <text:p>1,18</text:p>
          </table:table-cell>
          <table:table-cell table:style-name="ce1" office:value-type="float" office:value="-0.46" calcext:value-type="float">
            <text:p>-0,46</text:p>
          </table:table-cell>
          <table:table-cell table:style-name="ce1" office:value-type="float" office:value="-0.227" calcext:value-type="float">
            <text:p>-0,23</text:p>
          </table:table-cell>
          <table:table-cell table:style-name="ce1" office:value-type="float" office:value="1.336" calcext:value-type="float">
            <text:p>1,34</text:p>
          </table:table-cell>
          <table:table-cell table:style-name="ce1" office:value-type="float" office:value="0.453" calcext:value-type="float">
            <text:p>0,45</text:p>
          </table:table-cell>
          <table:table-cell table:style-name="ce1" office:value-type="float" office:value="1.321" calcext:value-type="float">
            <text:p>1,32</text:p>
          </table:table-cell>
          <table:table-cell table:style-name="ce1" office:value-type="float" office:value="2.155" calcext:value-type="float">
            <text:p>2,1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 office:value-type="float" office:value="365.851711743989" calcext:value-type="float">
            <text:p>365,85</text:p>
          </table:table-cell>
          <table:table-cell table:style-name="ce1" office:value-type="float" office:value="316.297441507609" calcext:value-type="float">
            <text:p>316,30</text:p>
          </table:table-cell>
          <table:table-cell table:style-name="ce1" office:value-type="float" office:value="285.409530718235" calcext:value-type="float">
            <text:p>285,41</text:p>
          </table:table-cell>
          <table:table-cell table:style-name="ce1" office:value-type="float" office:value="268.22558749251" calcext:value-type="float">
            <text:p>268,23</text:p>
          </table:table-cell>
          <table:table-cell table:style-name="ce1" office:value-type="float" office:value="311.709386202269" calcext:value-type="float">
            <text:p>311,71</text:p>
          </table:table-cell>
          <table:table-cell table:style-name="ce1" office:value-type="float" office:value="374.318131148588" calcext:value-type="float">
            <text:p>374,32</text:p>
          </table:table-cell>
          <table:table-cell table:style-name="ce1" office:value-type="float" office:value="343.86085458953" calcext:value-type="float">
            <text:p>343,86</text:p>
          </table:table-cell>
          <table:table-cell table:style-name="ce1" office:value-type="float" office:value="312.920485007381" calcext:value-type="float">
            <text:p>312,92</text:p>
          </table:table-cell>
          <table:table-cell table:style-name="ce1" office:value-type="float" office:value="274.905574039721" calcext:value-type="float">
            <text:p>274,91</text:p>
          </table:table-cell>
          <table:table-cell table:style-name="ce1" office:value-type="float" office:value="262.339695330126" calcext:value-type="float">
            <text:p>262,34</text:p>
          </table:table-cell>
          <table:table-cell table:style-name="ce1" office:value-type="float" office:value="311.128117695799" calcext:value-type="float">
            <text:p>311,13</text:p>
          </table:table-cell>
          <table:table-cell table:style-name="ce1" office:value-type="float" office:value="356.526647588354" calcext:value-type="float">
            <text:p>356,53</text:p>
          </table:table-cell>
          <table:table-cell/>
          <table:table-cell office:value-type="float" office:value="2022" calcext:value-type="float">
            <text:p>2022</text:p>
          </table:table-cell>
          <table:table-cell table:style-name="ce1" office:value-type="float" office:value="26.3734575689838" calcext:value-type="float">
            <text:p>26,37</text:p>
          </table:table-cell>
          <table:table-cell table:style-name="ce1" office:value-type="float" office:value="22.6246443695584" calcext:value-type="float">
            <text:p>22,62</text:p>
          </table:table-cell>
          <table:table-cell table:style-name="ce1" office:value-type="float" office:value="19.3859624305062" calcext:value-type="float">
            <text:p>19,39</text:p>
          </table:table-cell>
          <table:table-cell table:style-name="ce1" office:value-type="float" office:value="16.4412520644069" calcext:value-type="float">
            <text:p>16,44</text:p>
          </table:table-cell>
          <table:table-cell table:style-name="ce1" office:value-type="float" office:value="11.6633213598957" calcext:value-type="float">
            <text:p>11,66</text:p>
          </table:table-cell>
          <table:table-cell table:style-name="ce1" office:value-type="float" office:value="8.06138433005656" calcext:value-type="float">
            <text:p>8,06</text:p>
          </table:table-cell>
          <table:table-cell table:style-name="ce1" office:value-type="float" office:value="10.7698736194668" calcext:value-type="float">
            <text:p>10,77</text:p>
          </table:table-cell>
          <table:table-cell table:style-name="ce1" office:value-type="float" office:value="11.4988634456595" calcext:value-type="float">
            <text:p>11,50</text:p>
          </table:table-cell>
          <table:table-cell table:style-name="ce1" office:value-type="float" office:value="14.1402300148564" calcext:value-type="float">
            <text:p>14,14</text:p>
          </table:table-cell>
          <table:table-cell table:style-name="ce1" office:value-type="float" office:value="17.4067836621779" calcext:value-type="float">
            <text:p>17,41</text:p>
          </table:table-cell>
          <table:table-cell table:style-name="ce1" office:value-type="float" office:value="23.4355938091388" calcext:value-type="float">
            <text:p>23,44</text:p>
          </table:table-cell>
          <table:table-cell table:style-name="ce1" office:value-type="float" office:value="25.5163867758383" calcext:value-type="float">
            <text:p>25,52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-1.01" calcext:value-type="float">
            <text:p>-1,01</text:p>
          </table:table-cell>
          <table:table-cell office:value-type="float" office:value="-0.98" calcext:value-type="float">
            <text:p>-0,98</text:p>
          </table:table-cell>
          <table:table-cell office:value-type="float" office:value="-1.31" calcext:value-type="float">
            <text:p>-1,31</text:p>
          </table:table-cell>
          <table:table-cell office:value-type="float" office:value="-1.61" calcext:value-type="float">
            <text:p>-1,61</text:p>
          </table:table-cell>
          <table:table-cell office:value-type="float" office:value="-1.63" calcext:value-type="float">
            <text:p>-1,63</text:p>
          </table:table-cell>
          <table:table-cell office:value-type="float" office:value="-1.9" calcext:value-type="float">
            <text:p>-1,9</text:p>
          </table:table-cell>
          <table:table-cell office:value-type="float" office:value="-2.17" calcext:value-type="float">
            <text:p>-2,17</text:p>
          </table:table-cell>
          <table:table-cell office:value-type="float" office:value="-1.75" calcext:value-type="float">
            <text:p>-1,75</text:p>
          </table:table-cell>
          <table:table-cell table:number-columns-repeated="2" office:value-type="float" office:value="-1.73" calcext:value-type="float">
            <text:p>-1,73</text:p>
          </table:table-cell>
          <table:table-cell office:value-type="float" office:value="-1.53" calcext:value-type="float">
            <text:p>-1,53</text:p>
          </table:table-cell>
          <table:table-cell office:value-type="float" office:value="-1.28" calcext:value-type="float">
            <text:p>-1,28</text:p>
          </table:table-cell>
          <table:table-cell/>
          <table:table-cell office:value-type="float" office:value="2022" calcext:value-type="float">
            <text:p>2022</text:p>
          </table:table-cell>
          <table:table-cell table:style-name="ce1" office:value-type="float" office:value="0.825" calcext:value-type="float">
            <text:p>0,83</text:p>
          </table:table-cell>
          <table:table-cell table:style-name="ce1" office:value-type="float" office:value="0.643" calcext:value-type="float">
            <text:p>0,64</text:p>
          </table:table-cell>
          <table:table-cell table:style-name="ce1" office:value-type="float" office:value="0.558" calcext:value-type="float">
            <text:p>0,56</text:p>
          </table:table-cell>
          <table:table-cell table:style-name="ce1" office:value-type="float" office:value="0.532" calcext:value-type="float">
            <text:p>0,53</text:p>
          </table:table-cell>
          <table:table-cell table:style-name="ce1" office:value-type="float" office:value="0.096" calcext:value-type="float">
            <text:p>0,10</text:p>
          </table:table-cell>
          <table:table-cell table:style-name="ce1" office:value-type="float" office:value="-0.871" calcext:value-type="float">
            <text:p>-0,87</text:p>
          </table:table-cell>
          <table:table-cell table:style-name="ce1" office:value-type="float" office:value="0.447" calcext:value-type="float">
            <text:p>0,45</text:p>
          </table:table-cell>
          <table:table-cell table:style-name="ce1" office:value-type="float" office:value="0.731" calcext:value-type="float">
            <text:p>0,73</text:p>
          </table:table-cell>
          <table:table-cell table:style-name="ce1" office:value-type="float" office:value="1.469" calcext:value-type="float">
            <text:p>1,47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713" calcext:value-type="float">
            <text:p>1,71</text:p>
          </table:table-cell>
          <table:table-cell table:style-name="ce1" office:value-type="float" office:value="1.7" calcext:value-type="float">
            <text:p>1,70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 table:number-columns-repeated="15"/>
          <table:table-cell table:formula="of:=CORREL([.B3:.B18];[.P3:.P18])" office:value-type="float" office:value="0.251176450224062" calcext:value-type="float">
            <text:p>0,251176450224062</text:p>
          </table:table-cell>
          <table:table-cell table:formula="of:=CORREL([.C3:.C18];[.Q3:.Q18])" office:value-type="float" office:value="0.460535496454192" calcext:value-type="float">
            <text:p>0,460535496454192</text:p>
          </table:table-cell>
          <table:table-cell table:formula="of:=CORREL([.D3:.D18];[.R3:.R18])" office:value-type="float" office:value="0.44410177875915" calcext:value-type="float">
            <text:p>0,44410177875915</text:p>
          </table:table-cell>
          <table:table-cell table:formula="of:=CORREL([.E3:.E18];[.S3:.S18])" office:value-type="float" office:value="0.0870591943511072" calcext:value-type="float">
            <text:p>0,0870591943511072</text:p>
          </table:table-cell>
          <table:table-cell table:formula="of:=CORREL([.F3:.F18];[.T3:.T18])" office:value-type="float" office:value="-0.270378778305484" calcext:value-type="float">
            <text:p>-0,270378778305484</text:p>
          </table:table-cell>
          <table:table-cell table:formula="of:=CORREL([.G3:.G18];[.U3:.U18])" office:value-type="float" office:value="-0.43078359638408" calcext:value-type="float">
            <text:p>-0,43078359638408</text:p>
          </table:table-cell>
          <table:table-cell table:formula="of:=CORREL([.H3:.H18];[.V3:.V18])" office:value-type="float" office:value="0.0348736896728537" calcext:value-type="float">
            <text:p>0,0348736896728537</text:p>
          </table:table-cell>
          <table:table-cell table:formula="of:=CORREL([.I3:.I18];[.W3:.W18])" office:value-type="float" office:value="-0.286342760329253" calcext:value-type="float">
            <text:p>-0,286342760329253</text:p>
          </table:table-cell>
          <table:table-cell table:formula="of:=CORREL([.J3:.J18];[.X3:.X18])" office:value-type="float" office:value="-0.3819590913475" calcext:value-type="float">
            <text:p>-0,3819590913475</text:p>
          </table:table-cell>
          <table:table-cell table:formula="of:=CORREL([.K3:.K18];[.Y3:.Y18])" office:value-type="float" office:value="0.0495922972939206" calcext:value-type="float">
            <text:p>0,0495922972939206</text:p>
          </table:table-cell>
          <table:table-cell table:formula="of:=CORREL([.L3:.L18];[.Z3:.Z18])" office:value-type="float" office:value="0.00828349622968561" calcext:value-type="float">
            <text:p>0,00828349622968561</text:p>
          </table:table-cell>
          <table:table-cell table:formula="of:=CORREL([.M3:.M18];[.AA3:.AA18])" office:value-type="float" office:value="0.686827233301271" calcext:value-type="float">
            <text:p>0,686827233301271</text:p>
          </table:table-cell>
          <table:table-cell table:number-columns-repeated="2"/>
          <table:table-cell table:formula="of:=CORREL([.B3:.B18];[.AD3:.AD18])" office:value-type="float" office:value="0.163864902518676" calcext:value-type="float">
            <text:p>0,163864902518676</text:p>
          </table:table-cell>
          <table:table-cell table:formula="of:=CORREL([.C3:.C18];[.AE3:.AE18])" office:value-type="float" office:value="0.344162199107769" calcext:value-type="float">
            <text:p>0,344162199107769</text:p>
          </table:table-cell>
          <table:table-cell table:formula="of:=CORREL([.D3:.D18];[.AF3:.AF18])" office:value-type="float" office:value="0.0340203497125151" calcext:value-type="float">
            <text:p>0,0340203497125151</text:p>
          </table:table-cell>
          <table:table-cell table:formula="of:=CORREL([.E3:.E18];[.AG3:.AG18])" office:value-type="float" office:value="0.153646279593674" calcext:value-type="float">
            <text:p>0,153646279593674</text:p>
          </table:table-cell>
          <table:table-cell table:formula="of:=CORREL([.F3:.F18];[.AH3:.AH18])" office:value-type="float" office:value="0.261989176106473" calcext:value-type="float">
            <text:p>0,261989176106473</text:p>
          </table:table-cell>
          <table:table-cell table:formula="of:=CORREL([.G3:.G18];[.AI3:.AI18])" office:value-type="float" office:value="0.0643490363331535" calcext:value-type="float">
            <text:p>0,0643490363331535</text:p>
          </table:table-cell>
          <table:table-cell table:formula="of:=CORREL([.H3:.H18];[.AJ3:.AJ18])" office:value-type="float" office:value="0.348795294904934" calcext:value-type="float">
            <text:p>0,348795294904934</text:p>
          </table:table-cell>
          <table:table-cell table:formula="of:=CORREL([.I3:.I18];[.AK3:.AK18])" office:value-type="float" office:value="0.317092181199286" calcext:value-type="float">
            <text:p>0,317092181199286</text:p>
          </table:table-cell>
          <table:table-cell table:formula="of:=CORREL([.J3:.J18];[.AL3:.AL18])" office:value-type="float" office:value="0.476652270218566" calcext:value-type="float">
            <text:p>0,476652270218566</text:p>
          </table:table-cell>
          <table:table-cell table:formula="of:=CORREL([.K3:.K18];[.AM3:.AM18])" office:value-type="float" office:value="0.567214084787214" calcext:value-type="float">
            <text:p>0,567214084787214</text:p>
          </table:table-cell>
          <table:table-cell table:formula="of:=CORREL([.L3:.L18];[.AN3:.AN18])" office:value-type="float" office:value="0.291136544928572" calcext:value-type="float">
            <text:p>0,291136544928572</text:p>
          </table:table-cell>
          <table:table-cell table:formula="of:=CORREL([.M3:.M18];[.AO3:.AO18])" office:value-type="float" office:value="0.0768393870594681" calcext:value-type="float">
            <text:p>0,0768393870594681</text:p>
          </table:table-cell>
          <table:table-cell table:number-columns-repeated="2"/>
          <table:table-cell table:formula="of:=CORREL([.B3:.B18];[.AR3:.AR18])" office:value-type="float" office:value="-0.0717344374074869" calcext:value-type="float">
            <text:p>-0,0717344374074869</text:p>
          </table:table-cell>
          <table:table-cell table:formula="of:=CORREL([.C3:.C18];[.AS3:.AS18])" office:value-type="float" office:value="0.122537098487492" calcext:value-type="float">
            <text:p>0,122537098487492</text:p>
          </table:table-cell>
          <table:table-cell table:formula="of:=CORREL([.D3:.D18];[.AT3:.AT18])" office:value-type="float" office:value="-0.112532867329938" calcext:value-type="float">
            <text:p>-0,112532867329938</text:p>
          </table:table-cell>
          <table:table-cell table:formula="of:=CORREL([.E3:.E18];[.AU3:.AU18])" office:value-type="float" office:value="-0.00423807534835634" calcext:value-type="float">
            <text:p>-0,00423807534835634</text:p>
          </table:table-cell>
          <table:table-cell table:formula="of:=CORREL([.F3:.F18];[.AV3:.AV18])" office:value-type="float" office:value="-0.059909969255366" calcext:value-type="float">
            <text:p>-0,059909969255366</text:p>
          </table:table-cell>
          <table:table-cell table:formula="of:=CORREL([.G3:.G18];[.AW3:.AW18])" office:value-type="float" office:value="-0.0830052896477185" calcext:value-type="float">
            <text:p>-0,0830052896477185</text:p>
          </table:table-cell>
          <table:table-cell table:formula="of:=CORREL([.H3:.H18];[.AX3:.AX18])" office:value-type="float" office:value="0.506123170030041" calcext:value-type="float">
            <text:p>0,506123170030041</text:p>
          </table:table-cell>
          <table:table-cell table:formula="of:=CORREL([.I3:.I18];[.AY3:.AY18])" office:value-type="float" office:value="0.0514330569042231" calcext:value-type="float">
            <text:p>0,0514330569042231</text:p>
          </table:table-cell>
          <table:table-cell table:formula="of:=CORREL([.J3:.J18];[.AZ3:.AZ18])" office:value-type="float" office:value="-0.30718015821657" calcext:value-type="float">
            <text:p>-0,30718015821657</text:p>
          </table:table-cell>
          <table:table-cell table:formula="of:=CORREL([.K3:.K18];[.BA3:.BA18])" office:value-type="float" office:value="-0.456058806943432" calcext:value-type="float">
            <text:p>-0,456058806943432</text:p>
          </table:table-cell>
          <table:table-cell table:formula="of:=CORREL([.L3:.L18];[.BB3:.BB18])" office:value-type="float" office:value="-0.216808723325702" calcext:value-type="float">
            <text:p>-0,216808723325702</text:p>
          </table:table-cell>
          <table:table-cell table:formula="of:=CORREL([.M3:.M18];[.BC3:.BC18])" office:value-type="float" office:value="-0.167714743356101" calcext:value-type="float">
            <text:p>-0,167714743356101</text:p>
          </table:table-cell>
        </table:table-row>
        <table:table-row table:style-name="ro1" table:number-rows-repeated="6">
          <table:table-cell table:number-columns-repeated="55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M3];[.B4];[.C4])" office:value-type="float" office:value="315.853586688838" calcext:value-type="float">
            <text:p>315,853586688838</text:p>
          </table:table-cell>
          <table:table-cell table:formula="of:=AVERAGE([.D3:.F3])" office:value-type="float" office:value="299.45900620276" calcext:value-type="float">
            <text:p>299,45900620276</text:p>
          </table:table-cell>
          <table:table-cell table:formula="of:=AVERAGE([.G3:.I3])" office:value-type="float" office:value="317.907830105703" calcext:value-type="float">
            <text:p>317,907830105703</text:p>
          </table:table-cell>
          <table:table-cell table:formula="of:=AVERAGE([.J3:.L3])" office:value-type="float" office:value="290.712182140734" calcext:value-type="float">
            <text:p>290,712182140734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m3:m18erage([.AA3];[.P4];[.Q4])" office:value-type="string" office:string-value="" calcext:value-type="error">
            <text:p>#NAME?</text:p>
          </table:table-cell>
          <table:table-cell table:formula="of:=AVERAGE([.R3:.T3])" office:value-type="float" office:value="15.9340055208138" calcext:value-type="float">
            <text:p>15,9340055208138</text:p>
          </table:table-cell>
          <table:table-cell table:formula="of:=AVERAGE([.U3:.W3])" office:value-type="float" office:value="7.4452005018371" calcext:value-type="float">
            <text:p>7,4452005018371</text:p>
          </table:table-cell>
          <table:table-cell table:formula="of:=AVERAGE([.X3:.Z3])" office:value-type="float" office:value="17.0501820058263" calcext:value-type="float">
            <text:p>17,0501820058263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ERAGE([.AO3];[.AD4];[.AE4])" office:value-type="float" office:value="-1.17333333333333" calcext:value-type="float">
            <text:p>-1,17333333333333</text:p>
          </table:table-cell>
          <table:table-cell table:formula="of:=AVERAGE([.AF3:.AH3])" office:value-type="float" office:value="-0.306666666666667" calcext:value-type="float">
            <text:p>-0,306666666666667</text:p>
          </table:table-cell>
          <table:table-cell table:formula="of:=AVERAGE([.AI3:.AK3])" office:value-type="float" office:value="-0.826666666666667" calcext:value-type="float">
            <text:p>-0,826666666666667</text:p>
          </table:table-cell>
          <table:table-cell table:formula="of:=AVERAGE([.AL3:.AN3])" office:value-type="float" office:value="-1.10333333333333" calcext:value-type="float">
            <text:p>-1,10333333333333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ERAGE([.BC3];[.AR4];[.AS4])" office:value-type="float" office:value="1.428" calcext:value-type="float">
            <text:p>1,428</text:p>
          </table:table-cell>
          <table:table-cell table:formula="of:=AVERAGE([.AT3:.AV3])" office:value-type="float" office:value="-0.739" calcext:value-type="float">
            <text:p>-0,739</text:p>
          </table:table-cell>
          <table:table-cell table:formula="of:=AVERAGE([.AW3:.AY3])" office:value-type="float" office:value="-1.31233333333333" calcext:value-type="float">
            <text:p>-1,31233333333333</text:p>
          </table:table-cell>
          <table:table-cell table:formula="of:=AVERAGE([.AZ3:.BB3])" office:value-type="float" office:value="-0.462333333333333" calcext:value-type="float">
            <text:p>-0,462333333333333</text:p>
          </table:table-cell>
          <table:table-cell table:number-columns-repeated="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M4];[.B5];[.C5])" office:value-type="float" office:value="307.676674307861" calcext:value-type="float">
            <text:p>307,676674307861</text:p>
          </table:table-cell>
          <table:table-cell table:formula="of:=AVERAGE([.D4:.F4])" office:value-type="float" office:value="296.330648067542" calcext:value-type="float">
            <text:p>296,330648067542</text:p>
          </table:table-cell>
          <table:table-cell table:formula="of:=AVERAGE([.G4:.I4])" office:value-type="float" office:value="315.16520673751" calcext:value-type="float">
            <text:p>315,16520673751</text:p>
          </table:table-cell>
          <table:table-cell table:formula="of:=AVERAGE([.J4:.L4])" office:value-type="float" office:value="301.016834758204" calcext:value-type="float">
            <text:p>301,016834758204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AA4];[.P5];[.Q5])" office:value-type="float" office:value="24.4329403132535" calcext:value-type="float">
            <text:p>24,4329403132535</text:p>
          </table:table-cell>
          <table:table-cell table:formula="of:=AVERAGE([.R4:.T4])" office:value-type="float" office:value="16.8544004874565" calcext:value-type="float">
            <text:p>16,8544004874565</text:p>
          </table:table-cell>
          <table:table-cell table:formula="of:=AVERAGE([.U4:.W4])" office:value-type="float" office:value="10.9656879988464" calcext:value-type="float">
            <text:p>10,9656879988464</text:p>
          </table:table-cell>
          <table:table-cell table:formula="of:=AVERAGE([.X4:.Z4])" office:value-type="float" office:value="18.4714903857379" calcext:value-type="float">
            <text:p>18,4714903857379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AO4];[.AD5];[.AE5])" office:value-type="float" office:value="-0.956666666666667" calcext:value-type="float">
            <text:p>-0,956666666666667</text:p>
          </table:table-cell>
          <table:table-cell table:formula="of:=AVERAGE([.AF4:.AH4])" office:value-type="float" office:value="-1.20666666666667" calcext:value-type="float">
            <text:p>-1,20666666666667</text:p>
          </table:table-cell>
          <table:table-cell table:formula="of:=AVERAGE([.AI4:.AK4])" office:value-type="float" office:value="-0.863333333333333" calcext:value-type="float">
            <text:p>-0,863333333333333</text:p>
          </table:table-cell>
          <table:table-cell table:formula="of:=AVERAGE([.AL4:.AN4])" office:value-type="float" office:value="-1.02666666666667" calcext:value-type="float">
            <text:p>-1,02666666666667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BC4];[.AR5];[.AS5])" office:value-type="float" office:value="0.871" calcext:value-type="float">
            <text:p>0,871</text:p>
          </table:table-cell>
          <table:table-cell table:formula="of:=AVERAGE([.AT4:.AV4])" office:value-type="float" office:value="-0.258666666666667" calcext:value-type="float">
            <text:p>-0,258666666666667</text:p>
          </table:table-cell>
          <table:table-cell table:formula="of:=AVERAGE([.AW4:.AY4])" office:value-type="float" office:value="0.585" calcext:value-type="float">
            <text:p>0,585</text:p>
          </table:table-cell>
          <table:table-cell table:formula="of:=AVERAGE([.AZ4:.BB4])" office:value-type="float" office:value="1.17366666666667" calcext:value-type="float">
            <text:p>1,17366666666667</text:p>
          </table:table-cell>
          <table:table-cell table:number-columns-repeated="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M5];[.B6];[.C6])" office:value-type="float" office:value="317.42610232123" calcext:value-type="float">
            <text:p>317,42610232123</text:p>
          </table:table-cell>
          <table:table-cell table:formula="of:=AVERAGE([.D5:.F5])" office:value-type="float" office:value="288.678941928325" calcext:value-type="float">
            <text:p>288,678941928325</text:p>
          </table:table-cell>
          <table:table-cell table:formula="of:=AVERAGE([.G5:.I5])" office:value-type="float" office:value="309.778375150264" calcext:value-type="float">
            <text:p>309,778375150264</text:p>
          </table:table-cell>
          <table:table-cell table:formula="of:=AVERAGE([.J5:.L5])" office:value-type="float" office:value="290.623730769525" calcext:value-type="float">
            <text:p>290,623730769525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AA5];[.P6];[.Q6])" office:value-type="float" office:value="23.2570283976412" calcext:value-type="float">
            <text:p>23,2570283976412</text:p>
          </table:table-cell>
          <table:table-cell table:formula="of:=AVERAGE([.R5:.T5])" office:value-type="float" office:value="18.53666636821" calcext:value-type="float">
            <text:p>18,53666636821</text:p>
          </table:table-cell>
          <table:table-cell table:formula="of:=AVERAGE([.U5:.W5])" office:value-type="float" office:value="10.1901419491283" calcext:value-type="float">
            <text:p>10,1901419491283</text:p>
          </table:table-cell>
          <table:table-cell table:formula="of:=AVERAGE([.X5:.Z5])" office:value-type="float" office:value="16.5770823054651" calcext:value-type="float">
            <text:p>16,5770823054651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AO5];[.AD6];[.AE6])" office:value-type="float" office:value="1.05333333333333" calcext:value-type="float">
            <text:p>1,05333333333333</text:p>
          </table:table-cell>
          <table:table-cell table:formula="of:=AVERAGE([.AF5:.AH5])" office:value-type="float" office:value="-0.826666666666667" calcext:value-type="float">
            <text:p>-0,826666666666667</text:p>
          </table:table-cell>
          <table:table-cell table:formula="of:=AVERAGE([.AI5:.AK5])" office:value-type="float" office:value="0.356666666666667" calcext:value-type="float">
            <text:p>0,356666666666667</text:p>
          </table:table-cell>
          <table:table-cell table:formula="of:=AVERAGE([.AL5:.AN5])" office:value-type="float" office:value="0.673333333333333" calcext:value-type="float">
            <text:p>0,673333333333333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BC5];[.AR6];[.AS6])" office:value-type="float" office:value="-0.308333333333333" calcext:value-type="float">
            <text:p>-0,308333333333333</text:p>
          </table:table-cell>
          <table:table-cell table:formula="of:=AVERAGE([.AT5:.AV5])" office:value-type="float" office:value="-0.033" calcext:value-type="float">
            <text:p>-0,033</text:p>
          </table:table-cell>
          <table:table-cell table:formula="of:=AVERAGE([.AW5:.AY5])" office:value-type="float" office:value="-0.796666666666667" calcext:value-type="float">
            <text:p>-0,796666666666667</text:p>
          </table:table-cell>
          <table:table-cell table:formula="of:=AVERAGE([.AZ5:.BB5])" office:value-type="float" office:value="-0.615666666666667" calcext:value-type="float">
            <text:p>-0,615666666666667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M6];[.B7];[.C7])" office:value-type="float" office:value="335.061590242433" calcext:value-type="float">
            <text:p>335,061590242433</text:p>
          </table:table-cell>
          <table:table-cell table:formula="of:=AVERAGE([.D6:.F6])" office:value-type="float" office:value="300.913723244305" calcext:value-type="float">
            <text:p>300,913723244305</text:p>
          </table:table-cell>
          <table:table-cell table:formula="of:=AVERAGE([.G6:.I6])" office:value-type="float" office:value="325.180575821084" calcext:value-type="float">
            <text:p>325,180575821084</text:p>
          </table:table-cell>
          <table:table-cell table:formula="of:=AVERAGE([.J6:.L6])" office:value-type="float" office:value="293.305931440344" calcext:value-type="float">
            <text:p>293,305931440344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AA6];[.P7];[.Q7])" office:value-type="float" office:value="23.99801602307" calcext:value-type="float">
            <text:p>23,99801602307</text:p>
          </table:table-cell>
          <table:table-cell table:formula="of:=AVERAGE([.R6:.T6])" office:value-type="float" office:value="16.8255458841259" calcext:value-type="float">
            <text:p>16,8255458841259</text:p>
          </table:table-cell>
          <table:table-cell table:formula="of:=AVERAGE([.U6:.W6])" office:value-type="float" office:value="9.4819249831306" calcext:value-type="float">
            <text:p>9,4819249831306</text:p>
          </table:table-cell>
          <table:table-cell table:formula="of:=AVERAGE([.X6:.Z6])" office:value-type="float" office:value="16.2973768651223" calcext:value-type="float">
            <text:p>16,2973768651223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AO6];[.AD7];[.AE7])" office:value-type="float" office:value="-1.74" calcext:value-type="float">
            <text:p>-1,74</text:p>
          </table:table-cell>
          <table:table-cell table:formula="of:=AVERAGE([.AF6:.AH6])" office:value-type="float" office:value="0.566666666666667" calcext:value-type="float">
            <text:p>0,566666666666667</text:p>
          </table:table-cell>
          <table:table-cell table:formula="of:=AVERAGE([.AI6:.AK6])" office:value-type="float" office:value="-2.03333333333333" calcext:value-type="float">
            <text:p>-2,03333333333333</text:p>
          </table:table-cell>
          <table:table-cell table:formula="of:=AVERAGE([.AL6:.AN6])" office:value-type="float" office:value="-2.14333333333333" calcext:value-type="float">
            <text:p>-2,14333333333333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BC6];[.AR7];[.AS7])" office:value-type="float" office:value="0.443666666666667" calcext:value-type="float">
            <text:p>0,443666666666667</text:p>
          </table:table-cell>
          <table:table-cell table:formula="of:=AVERAGE([.AT6:.AV6])" office:value-type="float" office:value="0.502" calcext:value-type="float">
            <text:p>0,502</text:p>
          </table:table-cell>
          <table:table-cell table:formula="of:=AVERAGE([.AW6:.AY6])" office:value-type="float" office:value="2.00166666666667" calcext:value-type="float">
            <text:p>2,00166666666667</text:p>
          </table:table-cell>
          <table:table-cell table:formula="of:=AVERAGE([.AZ6:.BB6])" office:value-type="float" office:value="1.08433333333333" calcext:value-type="float">
            <text:p>1,08433333333333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M7];[.B8];[.C8])" office:value-type="float" office:value="340.299985305912" calcext:value-type="float">
            <text:p>340,299985305912</text:p>
          </table:table-cell>
          <table:table-cell table:formula="of:=AVERAGE([.D7:.F7])" office:value-type="float" office:value="311.924131800429" calcext:value-type="float">
            <text:p>311,924131800429</text:p>
          </table:table-cell>
          <table:table-cell table:formula="of:=AVERAGE([.G7:.I7])" office:value-type="float" office:value="338.803600864663" calcext:value-type="float">
            <text:p>338,803600864663</text:p>
          </table:table-cell>
          <table:table-cell table:formula="of:=AVERAGE([.J7:.L7])" office:value-type="float" office:value="301.703006663135" calcext:value-type="float">
            <text:p>301,703006663135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AA7];[.P8];[.Q8])" office:value-type="float" office:value="24.4299400810337" calcext:value-type="float">
            <text:p>24,4299400810337</text:p>
          </table:table-cell>
          <table:table-cell table:formula="of:=AVERAGE([.R7:.T7])" office:value-type="float" office:value="16.9087822659281" calcext:value-type="float">
            <text:p>16,9087822659281</text:p>
          </table:table-cell>
          <table:table-cell table:formula="of:=AVERAGE([.U7:.W7])" office:value-type="float" office:value="9.20476870046095" calcext:value-type="float">
            <text:p>9,20476870046095</text:p>
          </table:table-cell>
          <table:table-cell table:formula="of:=AVERAGE([.X7:.Z7])" office:value-type="float" office:value="17.5941455761343" calcext:value-type="float">
            <text:p>17,5941455761343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AO7];[.AD8];[.AE8])" office:value-type="float" office:value="-0.976666666666667" calcext:value-type="float">
            <text:p>-0,976666666666667</text:p>
          </table:table-cell>
          <table:table-cell table:formula="of:=AVERAGE([.AF7:.AH7])" office:value-type="float" office:value="-1.55666666666667" calcext:value-type="float">
            <text:p>-1,55666666666667</text:p>
          </table:table-cell>
          <table:table-cell table:formula="of:=AVERAGE([.AI7:.AK7])" office:value-type="float" office:value="-0.86" calcext:value-type="float">
            <text:p>-0,86</text:p>
          </table:table-cell>
          <table:table-cell table:formula="of:=AVERAGE([.AL7:.AN7])" office:value-type="float" office:value="-1.17333333333333" calcext:value-type="float">
            <text:p>-1,17333333333333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BC7];[.AR8];[.AS8])" office:value-type="float" office:value="1.291" calcext:value-type="float">
            <text:p>1,291</text:p>
          </table:table-cell>
          <table:table-cell table:formula="of:=AVERAGE([.AT7:.AV7])" office:value-type="float" office:value="0.0333333333333333" calcext:value-type="float">
            <text:p>0,0333333333333333</text:p>
          </table:table-cell>
          <table:table-cell table:formula="of:=AVERAGE([.AW7:.AY7])" office:value-type="float" office:value="-0.895" calcext:value-type="float">
            <text:p>-0,895</text:p>
          </table:table-cell>
          <table:table-cell table:formula="of:=AVERAGE([.AZ7:.BB7])" office:value-type="float" office:value="-0.59" calcext:value-type="float">
            <text:p>-0,59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M8];[.B9];[.C9])" office:value-type="float" office:value="343.814375430363" calcext:value-type="float">
            <text:p>343,814375430363</text:p>
          </table:table-cell>
          <table:table-cell table:formula="of:=AVERAGE([.D8:.F8])" office:value-type="float" office:value="307.058927787075" calcext:value-type="float">
            <text:p>307,058927787075</text:p>
          </table:table-cell>
          <table:table-cell table:formula="of:=AVERAGE([.G8:.I8])" office:value-type="float" office:value="340.007787532311" calcext:value-type="float">
            <text:p>340,007787532311</text:p>
          </table:table-cell>
          <table:table-cell table:formula="of:=AVERAGE([.J8:.L8])" office:value-type="float" office:value="309.683609101393" calcext:value-type="float">
            <text:p>309,683609101393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AA8];[.P9];[.Q9])" office:value-type="float" office:value="23.2770630943306" calcext:value-type="float">
            <text:p>23,2770630943306</text:p>
          </table:table-cell>
          <table:table-cell table:formula="of:=AVERAGE([.R8:.T8])" office:value-type="float" office:value="17.3958147877426" calcext:value-type="float">
            <text:p>17,3958147877426</text:p>
          </table:table-cell>
          <table:table-cell table:formula="of:=AVERAGE([.U8:.W8])" office:value-type="float" office:value="9.63369078431194" calcext:value-type="float">
            <text:p>9,63369078431194</text:p>
          </table:table-cell>
          <table:table-cell table:formula="of:=AVERAGE([.X8:.Z8])" office:value-type="float" office:value="17.2833791637761" calcext:value-type="float">
            <text:p>17,2833791637761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AO8];[.AD9];[.AE9])" office:value-type="float" office:value="-0.0566666666666667" calcext:value-type="float">
            <text:p>-0,0566666666666667</text:p>
          </table:table-cell>
          <table:table-cell table:formula="of:=AVERAGE([.AF8:.AH8])" office:value-type="float" office:value="-0.426666666666667" calcext:value-type="float">
            <text:p>-0,426666666666667</text:p>
          </table:table-cell>
          <table:table-cell table:formula="of:=AVERAGE([.AI8:.AK8])" office:value-type="float" office:value="0.0133333333333333" calcext:value-type="float">
            <text:p>0,0133333333333333</text:p>
          </table:table-cell>
          <table:table-cell table:formula="of:=AVERAGE([.AL8:.AN8])" office:value-type="float" office:value="-0.17" calcext:value-type="float">
            <text:p>-0,17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BC8];[.AR9];[.AS9])" office:value-type="float" office:value="0.00766666666666665" calcext:value-type="float">
            <text:p>0,00766666666666665</text:p>
          </table:table-cell>
          <table:table-cell table:formula="of:=AVERAGE([.AT8:.AV8])" office:value-type="float" office:value="0.364666666666667" calcext:value-type="float">
            <text:p>0,364666666666667</text:p>
          </table:table-cell>
          <table:table-cell table:formula="of:=AVERAGE([.AW8:.AY8])" office:value-type="float" office:value="0.517" calcext:value-type="float">
            <text:p>0,517</text:p>
          </table:table-cell>
          <table:table-cell table:formula="of:=AVERAGE([.AZ8:.BB8])" office:value-type="float" office:value="-0.527666666666667" calcext:value-type="float">
            <text:p>-0,527666666666667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M9];[.B10];[.C10])" office:value-type="float" office:value="367.362536162627" calcext:value-type="float">
            <text:p>367,362536162627</text:p>
          </table:table-cell>
          <table:table-cell table:formula="of:=AVERAGE([.D9:.F9])" office:value-type="float" office:value="306.332992257177" calcext:value-type="float">
            <text:p>306,332992257177</text:p>
          </table:table-cell>
          <table:table-cell table:formula="of:=AVERAGE([.G9:.I9])" office:value-type="float" office:value="340.660669206715" calcext:value-type="float">
            <text:p>340,660669206715</text:p>
          </table:table-cell>
          <table:table-cell table:formula="of:=AVERAGE([.J9:.L9])" office:value-type="float" office:value="320.147781098377" calcext:value-type="float">
            <text:p>320,147781098377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AA9];[.P10];[.Q10])" office:value-type="float" office:value="24.6284814005796" calcext:value-type="float">
            <text:p>24,6284814005796</text:p>
          </table:table-cell>
          <table:table-cell table:formula="of:=AVERAGE([.R9:.T9])" office:value-type="float" office:value="16.2192570597219" calcext:value-type="float">
            <text:p>16,2192570597219</text:p>
          </table:table-cell>
          <table:table-cell table:formula="of:=AVERAGE([.U9:.W9])" office:value-type="float" office:value="9.77491419980733" calcext:value-type="float">
            <text:p>9,77491419980733</text:p>
          </table:table-cell>
          <table:table-cell table:formula="of:=AVERAGE([.X9:.Z9])" office:value-type="float" office:value="16.876809876054" calcext:value-type="float">
            <text:p>16,876809876054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AO9];[.AD10];[.AE10])" office:value-type="float" office:value="-0.42" calcext:value-type="float">
            <text:p>-0,42</text:p>
          </table:table-cell>
          <table:table-cell table:formula="of:=AVERAGE([.AF9:.AH9])" office:value-type="float" office:value="-0.383333333333333" calcext:value-type="float">
            <text:p>-0,383333333333333</text:p>
          </table:table-cell>
          <table:table-cell table:formula="of:=AVERAGE([.AI9:.AK9])" office:value-type="float" office:value="-0.793333333333333" calcext:value-type="float">
            <text:p>-0,793333333333333</text:p>
          </table:table-cell>
          <table:table-cell table:formula="of:=AVERAGE([.AL9:.AN9])" office:value-type="float" office:value="-0.206666666666667" calcext:value-type="float">
            <text:p>-0,206666666666667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BC9];[.AR10];[.AS10])" office:value-type="float" office:value="-0.1" calcext:value-type="float">
            <text:p>-0,1</text:p>
          </table:table-cell>
          <table:table-cell table:formula="of:=AVERAGE([.AT9:.AV9])" office:value-type="float" office:value="0.782" calcext:value-type="float">
            <text:p>0,782</text:p>
          </table:table-cell>
          <table:table-cell table:formula="of:=AVERAGE([.AW9:.AY9])" office:value-type="float" office:value="-0.295666666666667" calcext:value-type="float">
            <text:p>-0,295666666666667</text:p>
          </table:table-cell>
          <table:table-cell table:formula="of:=AVERAGE([.AZ9:.BB9])" office:value-type="float" office:value="-0.642333333333333" calcext:value-type="float">
            <text:p>-0,642333333333333</text:p>
          </table:table-cell>
          <table:table-cell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M10];[.B11];[.C11])" office:value-type="float" office:value="356.7961423634" calcext:value-type="float">
            <text:p>356,7961423634</text:p>
          </table:table-cell>
          <table:table-cell table:formula="of:=AVERAGE([.D10:.F10])" office:value-type="float" office:value="307.29816783839" calcext:value-type="float">
            <text:p>307,29816783839</text:p>
          </table:table-cell>
          <table:table-cell table:formula="of:=AVERAGE([.G10:.I10])" office:value-type="float" office:value="340.265414680401" calcext:value-type="float">
            <text:p>340,265414680401</text:p>
          </table:table-cell>
          <table:table-cell table:formula="of:=AVERAGE([.J10:.L10])" office:value-type="float" office:value="321.353279260235" calcext:value-type="float">
            <text:p>321,353279260235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AA10];[.P11];[.Q11])" office:value-type="float" office:value="22.9267429528807" calcext:value-type="float">
            <text:p>22,9267429528807</text:p>
          </table:table-cell>
          <table:table-cell table:formula="of:=AVERAGE([.R10:.T10])" office:value-type="float" office:value="16.0280617138096" calcext:value-type="float">
            <text:p>16,0280617138096</text:p>
          </table:table-cell>
          <table:table-cell table:formula="of:=AVERAGE([.U10:.W10])" office:value-type="float" office:value="10.4587029585118" calcext:value-type="float">
            <text:p>10,4587029585118</text:p>
          </table:table-cell>
          <table:table-cell table:formula="of:=AVERAGE([.X10:.Z10])" office:value-type="float" office:value="17.4092351233994" calcext:value-type="float">
            <text:p>17,4092351233994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AO10];[.AD11];[.AE11])" office:value-type="float" office:value="0.213333333333333" calcext:value-type="float">
            <text:p>0,213333333333333</text:p>
          </table:table-cell>
          <table:table-cell table:formula="of:=AVERAGE([.AF10:.AH10])" office:value-type="float" office:value="-0.126666666666667" calcext:value-type="float">
            <text:p>-0,126666666666667</text:p>
          </table:table-cell>
          <table:table-cell table:formula="of:=AVERAGE([.AI10:.AK10])" office:value-type="float" office:value="0.216666666666667" calcext:value-type="float">
            <text:p>0,216666666666667</text:p>
          </table:table-cell>
          <table:table-cell table:formula="of:=AVERAGE([.AL10:.AN10])" office:value-type="float" office:value="0.133333333333333" calcext:value-type="float">
            <text:p>0,133333333333333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BC10];[.AR11];[.AS11])" office:value-type="float" office:value="1.07133333333333" calcext:value-type="float">
            <text:p>1,07133333333333</text:p>
          </table:table-cell>
          <table:table-cell table:formula="of:=AVERAGE([.AT10:.AV10])" office:value-type="float" office:value="0.212" calcext:value-type="float">
            <text:p>0,212</text:p>
          </table:table-cell>
          <table:table-cell table:formula="of:=AVERAGE([.AW10:.AY10])" office:value-type="float" office:value="0.343" calcext:value-type="float">
            <text:p>0,343</text:p>
          </table:table-cell>
          <table:table-cell table:formula="of:=AVERAGE([.AZ10:.BB10])" office:value-type="float" office:value="-0.559" calcext:value-type="float">
            <text:p>-0,559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M11];[.B12];[.C12])" office:value-type="float" office:value="373.944752480642" calcext:value-type="float">
            <text:p>373,944752480642</text:p>
          </table:table-cell>
          <table:table-cell table:formula="of:=AVERAGE([.D11:.F11])" office:value-type="float" office:value="327.162411519962" calcext:value-type="float">
            <text:p>327,162411519962</text:p>
          </table:table-cell>
          <table:table-cell table:formula="of:=AVERAGE([.G11:.I11])" office:value-type="float" office:value="354.49338596054" calcext:value-type="float">
            <text:p>354,49338596054</text:p>
          </table:table-cell>
          <table:table-cell table:formula="of:=AVERAGE([.J11:.L11])" office:value-type="float" office:value="323.291608963313" calcext:value-type="float">
            <text:p>323,291608963313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AA11];[.P12];[.Q12])" office:value-type="float" office:value="24.9018765994421" calcext:value-type="float">
            <text:p>24,9018765994421</text:p>
          </table:table-cell>
          <table:table-cell table:formula="of:=AVERAGE([.R11:.T11])" office:value-type="float" office:value="18.8250224531264" calcext:value-type="float">
            <text:p>18,8250224531264</text:p>
          </table:table-cell>
          <table:table-cell table:formula="of:=AVERAGE([.U11:.W11])" office:value-type="float" office:value="11.5323047001507" calcext:value-type="float">
            <text:p>11,5323047001507</text:p>
          </table:table-cell>
          <table:table-cell table:formula="of:=AVERAGE([.X11:.Z11])" office:value-type="float" office:value="15.7063786593794" calcext:value-type="float">
            <text:p>15,7063786593794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AO11];[.AD12];[.AE12])" office:value-type="float" office:value="1.89333333333333" calcext:value-type="float">
            <text:p>1,89333333333333</text:p>
          </table:table-cell>
          <table:table-cell table:formula="of:=AVERAGE([.AF11:.AH11])" office:value-type="float" office:value="0.47" calcext:value-type="float">
            <text:p>0,47</text:p>
          </table:table-cell>
          <table:table-cell table:formula="of:=AVERAGE([.AI11:.AK11])" office:value-type="float" office:value="1.88" calcext:value-type="float">
            <text:p>1,88</text:p>
          </table:table-cell>
          <table:table-cell table:formula="of:=AVERAGE([.AL11:.AN11])" office:value-type="float" office:value="2.11" calcext:value-type="float">
            <text:p>2,11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BC11];[.AR12];[.AS12])" office:value-type="float" office:value="0.808666666666666" calcext:value-type="float">
            <text:p>0,808666666666666</text:p>
          </table:table-cell>
          <table:table-cell table:formula="of:=AVERAGE([.AT11:.AV11])" office:value-type="float" office:value="0.739333333333333" calcext:value-type="float">
            <text:p>0,739333333333333</text:p>
          </table:table-cell>
          <table:table-cell table:formula="of:=AVERAGE([.AW11:.AY11])" office:value-type="float" office:value="1.15033333333333" calcext:value-type="float">
            <text:p>1,15033333333333</text:p>
          </table:table-cell>
          <table:table-cell table:formula="of:=AVERAGE([.AZ11:.BB11])" office:value-type="float" office:value="0.355666666666667" calcext:value-type="float">
            <text:p>0,355666666666667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M12];[.B13];[.C13])" office:value-type="float" office:value="362.567821560547" calcext:value-type="float">
            <text:p>362,567821560547</text:p>
          </table:table-cell>
          <table:table-cell table:formula="of:=AVERAGE([.D12:.F12])" office:value-type="float" office:value="321.24107847435" calcext:value-type="float">
            <text:p>321,24107847435</text:p>
          </table:table-cell>
          <table:table-cell table:formula="of:=AVERAGE([.G12:.I12])" office:value-type="float" office:value="346.507465101307" calcext:value-type="float">
            <text:p>346,507465101307</text:p>
          </table:table-cell>
          <table:table-cell table:formula="of:=AVERAGE([.J12:.L12])" office:value-type="float" office:value="302.347587745657" calcext:value-type="float">
            <text:p>302,347587745657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AA12];[.P13];[.Q13])" office:value-type="float" office:value="24.3363747848157" calcext:value-type="float">
            <text:p>24,3363747848157</text:p>
          </table:table-cell>
          <table:table-cell table:formula="of:=AVERAGE([.R12:.T12])" office:value-type="float" office:value="15.8782884822779" calcext:value-type="float">
            <text:p>15,8782884822779</text:p>
          </table:table-cell>
          <table:table-cell table:formula="of:=AVERAGE([.U12:.W12])" office:value-type="float" office:value="9.59653089427296" calcext:value-type="float">
            <text:p>9,59653089427296</text:p>
          </table:table-cell>
          <table:table-cell table:formula="of:=AVERAGE([.X12:.Z12])" office:value-type="float" office:value="16.4466743776934" calcext:value-type="float">
            <text:p>16,4466743776934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AO12];[.AD13];[.AE13])" office:value-type="float" office:value="-0.406666666666667" calcext:value-type="float">
            <text:p>-0,406666666666667</text:p>
          </table:table-cell>
          <table:table-cell table:formula="of:=AVERAGE([.AF12:.AH12])" office:value-type="float" office:value="1.29666666666667" calcext:value-type="float">
            <text:p>1,29666666666667</text:p>
          </table:table-cell>
          <table:table-cell table:formula="of:=AVERAGE([.AI12:.AK12])" office:value-type="float" office:value="-0.146666666666667" calcext:value-type="float">
            <text:p>-0,146666666666667</text:p>
          </table:table-cell>
          <table:table-cell table:formula="of:=AVERAGE([.AL12:.AN12])" office:value-type="float" office:value="-0.436666666666667" calcext:value-type="float">
            <text:p>-0,436666666666667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BC12];[.AR13];[.AS13])" office:value-type="float" office:value="-0.569333333333333" calcext:value-type="float">
            <text:p>-0,569333333333333</text:p>
          </table:table-cell>
          <table:table-cell table:formula="of:=AVERAGE([.AT12:.AV12])" office:value-type="float" office:value="0.715666666666667" calcext:value-type="float">
            <text:p>0,715666666666667</text:p>
          </table:table-cell>
          <table:table-cell table:formula="of:=AVERAGE([.AW12:.AY12])" office:value-type="float" office:value="0.744333333333333" calcext:value-type="float">
            <text:p>0,744333333333333</text:p>
          </table:table-cell>
          <table:table-cell table:formula="of:=AVERAGE([.AZ12:.BB12])" office:value-type="float" office:value="0.216" calcext:value-type="float">
            <text:p>0,21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M13];[.B14];[.C14])" office:value-type="float" office:value="361.990790280521" calcext:value-type="float">
            <text:p>361,990790280521</text:p>
          </table:table-cell>
          <table:table-cell table:formula="of:=AVERAGE([.D13:.F13])" office:value-type="float" office:value="310.174963732982" calcext:value-type="float">
            <text:p>310,174963732982</text:p>
          </table:table-cell>
          <table:table-cell table:formula="of:=AVERAGE([.G13:.I13])" office:value-type="float" office:value="338.239020610836" calcext:value-type="float">
            <text:p>338,239020610836</text:p>
          </table:table-cell>
          <table:table-cell table:formula="of:=AVERAGE([.J13:.L13])" office:value-type="float" office:value="303.465487341207" calcext:value-type="float">
            <text:p>303,465487341207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AA13];[.P14];[.Q14])" office:value-type="float" office:value="24.6162080598742" calcext:value-type="float">
            <text:p>24,6162080598742</text:p>
          </table:table-cell>
          <table:table-cell table:formula="of:=AVERAGE([.R13:.T13])" office:value-type="float" office:value="17.3167294085155" calcext:value-type="float">
            <text:p>17,3167294085155</text:p>
          </table:table-cell>
          <table:table-cell table:formula="of:=AVERAGE([.U13:.W13])" office:value-type="float" office:value="11.9799701084145" calcext:value-type="float">
            <text:p>11,9799701084145</text:p>
          </table:table-cell>
          <table:table-cell table:formula="of:=AVERAGE([.X13:.Z13])" office:value-type="float" office:value="16.5410944831819" calcext:value-type="float">
            <text:p>16,5410944831819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AO13];[.AD14];[.AE14])" office:value-type="float" office:value="-0.746666666666667" calcext:value-type="float">
            <text:p>-0,746666666666667</text:p>
          </table:table-cell>
          <table:table-cell table:formula="of:=AVERAGE([.AF13:.AH13])" office:value-type="float" office:value="-0.193333333333333" calcext:value-type="float">
            <text:p>-0,193333333333333</text:p>
          </table:table-cell>
          <table:table-cell table:formula="of:=AVERAGE([.AI13:.AK13])" office:value-type="float" office:value="-0.533333333333333" calcext:value-type="float">
            <text:p>-0,533333333333333</text:p>
          </table:table-cell>
          <table:table-cell table:formula="of:=AVERAGE([.AL13:.AN13])" office:value-type="float" office:value="-0.65" calcext:value-type="float">
            <text:p>-0,65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BC13];[.AR14];[.AS14])" office:value-type="float" office:value="1.1" calcext:value-type="float">
            <text:p>1,1</text:p>
          </table:table-cell>
          <table:table-cell table:formula="of:=AVERAGE([.AT13:.AV13])" office:value-type="float" office:value="0.609333333333333" calcext:value-type="float">
            <text:p>0,609333333333333</text:p>
          </table:table-cell>
          <table:table-cell table:formula="of:=AVERAGE([.AW13:.AY13])" office:value-type="float" office:value="0.679333333333333" calcext:value-type="float">
            <text:p>0,679333333333333</text:p>
          </table:table-cell>
          <table:table-cell table:formula="of:=AVERAGE([.AZ13:.BB13])" office:value-type="float" office:value="0.499666666666667" calcext:value-type="float">
            <text:p>0,499666666666667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M14];[.B15];[.C15])" office:value-type="float" office:value="324.896977126455" calcext:value-type="float">
            <text:p>324,896977126455</text:p>
          </table:table-cell>
          <table:table-cell table:formula="of:=AVERAGE([.D14:.F14])" office:value-type="float" office:value="312.654942181579" calcext:value-type="float">
            <text:p>312,654942181579</text:p>
          </table:table-cell>
          <table:table-cell table:formula="of:=AVERAGE([.G14:.I14])" office:value-type="float" office:value="353.131113754773" calcext:value-type="float">
            <text:p>353,131113754773</text:p>
          </table:table-cell>
          <table:table-cell table:formula="of:=AVERAGE([.J14:.L14])" office:value-type="float" office:value="281.131343926005" calcext:value-type="float">
            <text:p>281,131343926005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AA14];[.P15];[.Q15])" office:value-type="float" office:value="22.700417110566" calcext:value-type="float">
            <text:p>22,700417110566</text:p>
          </table:table-cell>
          <table:table-cell table:formula="of:=AVERAGE([.R14:.T14])" office:value-type="float" office:value="18.9285756445077" calcext:value-type="float">
            <text:p>18,9285756445077</text:p>
          </table:table-cell>
          <table:table-cell table:formula="of:=AVERAGE([.U14:.W14])" office:value-type="float" office:value="9.18247562644399" calcext:value-type="float">
            <text:p>9,18247562644399</text:p>
          </table:table-cell>
          <table:table-cell table:formula="of:=AVERAGE([.X14:.Z14])" office:value-type="float" office:value="17.4703641200935" calcext:value-type="float">
            <text:p>17,4703641200935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AO14];[.AD15];[.AE15])" office:value-type="float" office:value="0.256666666666667" calcext:value-type="float">
            <text:p>0,256666666666667</text:p>
          </table:table-cell>
          <table:table-cell table:formula="of:=AVERAGE([.AF14:.AH14])" office:value-type="float" office:value="-1.02" calcext:value-type="float">
            <text:p>-1,02</text:p>
          </table:table-cell>
          <table:table-cell table:formula="of:=AVERAGE([.AI14:.AK14])" office:value-type="float" office:value="-0.0366666666666667" calcext:value-type="float">
            <text:p>-0,0366666666666667</text:p>
          </table:table-cell>
          <table:table-cell table:formula="of:=AVERAGE([.AL14:.AN14])" office:value-type="float" office:value="0.49" calcext:value-type="float">
            <text:p>0,49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BC14];[.AR15];[.AS15])" office:value-type="float" office:value="0.369" calcext:value-type="float">
            <text:p>0,369</text:p>
          </table:table-cell>
          <table:table-cell table:formula="of:=AVERAGE([.AT14:.AV14])" office:value-type="float" office:value="-0.367333333333333" calcext:value-type="float">
            <text:p>-0,367333333333333</text:p>
          </table:table-cell>
          <table:table-cell table:formula="of:=AVERAGE([.AW14:.AY14])" office:value-type="float" office:value="0.00733333333333332" calcext:value-type="float">
            <text:p>0,00733333333333332</text:p>
          </table:table-cell>
          <table:table-cell table:formula="of:=AVERAGE([.AZ14:.BB14])" office:value-type="float" office:value="0.993" calcext:value-type="float">
            <text:p>0,993</text:p>
          </table:table-cell>
          <table:table-cell table:number-columns-repeated="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AVERAGE([.M15];[.B16];[.C16])" office:value-type="float" office:value="322.542393218591" calcext:value-type="float">
            <text:p>322,542393218591</text:p>
          </table:table-cell>
          <table:table-cell table:formula="of:=AVERAGE([.D15:.F15])" office:value-type="float" office:value="277.950225289675" calcext:value-type="float">
            <text:p>277,950225289675</text:p>
          </table:table-cell>
          <table:table-cell table:formula="of:=AVERAGE([.G15:.I15])" office:value-type="float" office:value="322.63897750803" calcext:value-type="float">
            <text:p>322,63897750803</text:p>
          </table:table-cell>
          <table:table-cell table:formula="of:=AVERAGE([.J15:.L15])" office:value-type="float" office:value="291.043078647003" calcext:value-type="float">
            <text:p>291,043078647003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AA15];[.P16];[.Q16])" office:value-type="float" office:value="23.5463553621726" calcext:value-type="float">
            <text:p>23,5463553621726</text:p>
          </table:table-cell>
          <table:table-cell table:formula="of:=AVERAGE([.R15:.T15])" office:value-type="float" office:value="16.8664564623005" calcext:value-type="float">
            <text:p>16,8664564623005</text:p>
          </table:table-cell>
          <table:table-cell table:formula="of:=AVERAGE([.U15:.W15])" office:value-type="float" office:value="10.6909895817611" calcext:value-type="float">
            <text:p>10,6909895817611</text:p>
          </table:table-cell>
          <table:table-cell table:formula="of:=AVERAGE([.X15:.Z15])" office:value-type="float" office:value="16.9587419435011" calcext:value-type="float">
            <text:p>16,9587419435011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AO15];[.AD16];[.AE16])" office:value-type="float" office:value="0.29" calcext:value-type="float">
            <text:p>0,29</text:p>
          </table:table-cell>
          <table:table-cell table:formula="of:=AVERAGE([.AF15:.AH15])" office:value-type="float" office:value="0.43" calcext:value-type="float">
            <text:p>0,43</text:p>
          </table:table-cell>
          <table:table-cell table:formula="of:=AVERAGE([.AI15:.AK15])" office:value-type="float" office:value="0.323333333333333" calcext:value-type="float">
            <text:p>0,323333333333333</text:p>
          </table:table-cell>
          <table:table-cell table:formula="of:=AVERAGE([.AL15:.AN15])" office:value-type="float" office:value="0.313333333333333" calcext:value-type="float">
            <text:p>0,313333333333333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BC15];[.AR16];[.AS16])" office:value-type="float" office:value="-0.438666666666667" calcext:value-type="float">
            <text:p>-0,438666666666667</text:p>
          </table:table-cell>
          <table:table-cell table:formula="of:=AVERAGE([.AT15:.AV15])" office:value-type="float" office:value="0.472" calcext:value-type="float">
            <text:p>0,472</text:p>
          </table:table-cell>
          <table:table-cell table:formula="of:=AVERAGE([.AW15:.AY15])" office:value-type="float" office:value="-0.00166666666666667" calcext:value-type="float">
            <text:p>-0,00166666666666667</text:p>
          </table:table-cell>
          <table:table-cell table:formula="of:=AVERAGE([.AZ15:.BB15])" office:value-type="float" office:value="-0.734" calcext:value-type="float">
            <text:p>-0,734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AVERAGE([.M16];[.B17];[.C17])" office:value-type="float" office:value="312.591352176137" calcext:value-type="float">
            <text:p>312,591352176137</text:p>
          </table:table-cell>
          <table:table-cell table:formula="of:=AVERAGE([.D16:.F16])" office:value-type="float" office:value="261.2833725308" calcext:value-type="float">
            <text:p>261,2833725308</text:p>
          </table:table-cell>
          <table:table-cell table:formula="of:=AVERAGE([.G16:.I16])" office:value-type="float" office:value="311.824203602202" calcext:value-type="float">
            <text:p>311,824203602202</text:p>
          </table:table-cell>
          <table:table-cell table:formula="of:=AVERAGE([.J16:.L16])" office:value-type="float" office:value="273.187157787771" calcext:value-type="float">
            <text:p>273,187157787771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AA16];[.P17];[.Q17])" office:value-type="float" office:value="23.6765503017734" calcext:value-type="float">
            <text:p>23,6765503017734</text:p>
          </table:table-cell>
          <table:table-cell table:formula="of:=AVERAGE([.R16:.T16])" office:value-type="float" office:value="17.8406385082793" calcext:value-type="float">
            <text:p>17,8406385082793</text:p>
          </table:table-cell>
          <table:table-cell table:formula="of:=AVERAGE([.U16:.W16])" office:value-type="float" office:value="10.6609475526112" calcext:value-type="float">
            <text:p>10,6609475526112</text:p>
          </table:table-cell>
          <table:table-cell table:formula="of:=AVERAGE([.X16:.Z16])" office:value-type="float" office:value="17.2181507755331" calcext:value-type="float">
            <text:p>17,2181507755331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AO16];[.AD17];[.AE17])" office:value-type="float" office:value="-1.1" calcext:value-type="float">
            <text:p>-1,1</text:p>
          </table:table-cell>
          <table:table-cell table:formula="of:=AVERAGE([.AF16:.AH16])" office:value-type="float" office:value="-0.0833333333333333" calcext:value-type="float">
            <text:p>-0,0833333333333333</text:p>
          </table:table-cell>
          <table:table-cell table:formula="of:=AVERAGE([.AI16:.AK16])" office:value-type="float" office:value="-0.86" calcext:value-type="float">
            <text:p>-0,86</text:p>
          </table:table-cell>
          <table:table-cell table:formula="of:=AVERAGE([.AL16:.AN16])" office:value-type="float" office:value="-1.15" calcext:value-type="float">
            <text:p>-1,15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BC16];[.AR17];[.AS17])" office:value-type="float" office:value="1.29" calcext:value-type="float">
            <text:p>1,29</text:p>
          </table:table-cell>
          <table:table-cell table:formula="of:=AVERAGE([.AT16:.AV16])" office:value-type="float" office:value="0.509333333333333" calcext:value-type="float">
            <text:p>0,509333333333333</text:p>
          </table:table-cell>
          <table:table-cell table:formula="of:=AVERAGE([.AW16:.AY16])" office:value-type="float" office:value="-0.065" calcext:value-type="float">
            <text:p>-0,065</text:p>
          </table:table-cell>
          <table:table-cell table:formula="of:=AVERAGE([.AZ16:.BB16])" office:value-type="float" office:value="0.757" calcext:value-type="float">
            <text:p>0,75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AVERAGE([.M17];[.B18];[.C18])" office:value-type="float" office:value="341.532024429137" calcext:value-type="float">
            <text:p>341,532024429137</text:p>
          </table:table-cell>
          <table:table-cell table:formula="of:=AVERAGE([.D17:.F17])" office:value-type="float" office:value="283.296003309146" calcext:value-type="float">
            <text:p>283,296003309146</text:p>
          </table:table-cell>
          <table:table-cell table:formula="of:=AVERAGE([.G17:.I17])" office:value-type="float" office:value="330.988877391301" calcext:value-type="float">
            <text:p>330,988877391301</text:p>
          </table:table-cell>
          <table:table-cell table:formula="of:=AVERAGE([.J17:.L17])" office:value-type="float" office:value="281.050397885113" calcext:value-type="float">
            <text:p>281,050397885113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AA17];[.P18];[.Q18])" office:value-type="float" office:value="24.6998656871621" calcext:value-type="float">
            <text:p>24,6998656871621</text:p>
          </table:table-cell>
          <table:table-cell table:formula="of:=AVERAGE([.R17:.T17])" office:value-type="float" office:value="17.5677522801652" calcext:value-type="float">
            <text:p>17,5677522801652</text:p>
          </table:table-cell>
          <table:table-cell table:formula="of:=AVERAGE([.U17:.W17])" office:value-type="float" office:value="10.3063094911865" calcext:value-type="float">
            <text:p>10,3063094911865</text:p>
          </table:table-cell>
          <table:table-cell table:formula="of:=AVERAGE([.X17:.Z17])" office:value-type="float" office:value="17.9556512373839" calcext:value-type="float">
            <text:p>17,9556512373839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AO17];[.AD18];[.AE18])" office:value-type="float" office:value="-1.06333333333333" calcext:value-type="float">
            <text:p>-1,06333333333333</text:p>
          </table:table-cell>
          <table:table-cell table:formula="of:=AVERAGE([.AF17:.AH17])" office:value-type="float" office:value="-0.936666666666667" calcext:value-type="float">
            <text:p>-0,936666666666667</text:p>
          </table:table-cell>
          <table:table-cell table:formula="of:=AVERAGE([.AI17:.AK17])" office:value-type="float" office:value="-1.26" calcext:value-type="float">
            <text:p>-1,26</text:p>
          </table:table-cell>
          <table:table-cell table:formula="of:=AVERAGE([.AL17:.AN17])" office:value-type="float" office:value="-1.41" calcext:value-type="float">
            <text:p>-1,41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BC17];[.AR18];[.AS18])" office:value-type="float" office:value="1.20766666666667" calcext:value-type="float">
            <text:p>1,20766666666667</text:p>
          </table:table-cell>
          <table:table-cell table:formula="of:=AVERAGE([.AT17:.AV17])" office:value-type="float" office:value="0.409" calcext:value-type="float">
            <text:p>0,409</text:p>
          </table:table-cell>
          <table:table-cell table:formula="of:=AVERAGE([.AW17:.AY17])" office:value-type="float" office:value="0.164" calcext:value-type="float">
            <text:p>0,164</text:p>
          </table:table-cell>
          <table:table-cell table:formula="of:=AVERAGE([.AZ17:.BB17])" office:value-type="float" office:value="1.03666666666667" calcext:value-type="float">
            <text:p>1,03666666666667</text:p>
          </table:table-cell>
          <table:table-cell table:number-columns-repeated="8"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table:formula="of:=AVERAGE([.D18:.F18])" office:value-type="float" office:value="288.448168137671" calcext:value-type="float">
            <text:p>288,448168137671</text:p>
          </table:table-cell>
          <table:table-cell table:formula="of:=AVERAGE([.G18:.I18])" office:value-type="float" office:value="343.699823581833" calcext:value-type="float">
            <text:p>343,699823581833</text:p>
          </table:table-cell>
          <table:table-cell table:formula="of:=AVERAGE([.J18:.L18])" office:value-type="float" office:value="282.791129021882" calcext:value-type="float">
            <text:p>282,791129021882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R18:.T18])" office:value-type="float" office:value="15.8301786182696" calcext:value-type="float">
            <text:p>15,8301786182696</text:p>
          </table:table-cell>
          <table:table-cell table:formula="of:=AVERAGE([.U18:.W18])" office:value-type="float" office:value="10.110040465061" calcext:value-type="float">
            <text:p>10,110040465061</text:p>
          </table:table-cell>
          <table:table-cell table:formula="of:=AVERAGE([.X18:.Z18])" office:value-type="float" office:value="18.3275358287244" calcext:value-type="float">
            <text:p>18,3275358287244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AF18:.AH18])" office:value-type="float" office:value="-1.51666666666667" calcext:value-type="float">
            <text:p>-1,51666666666667</text:p>
          </table:table-cell>
          <table:table-cell table:formula="of:=AVERAGE([.AI18:.AK18])" office:value-type="float" office:value="-1.94" calcext:value-type="float">
            <text:p>-1,94</text:p>
          </table:table-cell>
          <table:table-cell table:formula="of:=AVERAGE([.AL18:.AN18])" office:value-type="float" office:value="-1.66333333333333" calcext:value-type="float">
            <text:p>-1,66333333333333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AT18:.AV18])" office:value-type="float" office:value="0.395333333333333" calcext:value-type="float">
            <text:p>0,395333333333333</text:p>
          </table:table-cell>
          <table:table-cell table:formula="of:=AVERAGE([.AW18:.AY18])" office:value-type="float" office:value="0.102333333333333" calcext:value-type="float">
            <text:p>0,102333333333333</text:p>
          </table:table-cell>
          <table:table-cell table:formula="of:=AVERAGE([.AZ18:.BB18])" office:value-type="float" office:value="1.17066666666667" calcext:value-type="float">
            <text:p>1,17066666666667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CORREL([.B28:.B43];[.P28:.P43])" office:value-type="string" office:string-value="" calcext:value-type="error">
            <text:p>#NAME?</text:p>
          </table:table-cell>
          <table:table-cell table:formula="of:=CORREL([.C28:.C43];[.Q28:.Q43])" office:value-type="float" office:value="0.00384454442881671" calcext:value-type="float">
            <text:p>0,00384454442881671</text:p>
          </table:table-cell>
          <table:table-cell table:formula="of:=CORREL([.D28:.D43];[.R28:.R43])" office:value-type="float" office:value="0.0706204588020053" calcext:value-type="float">
            <text:p>0,0706204588020053</text:p>
          </table:table-cell>
          <table:table-cell table:formula="of:=CORREL([.E28:.E43];[.S28:.S43])" office:value-type="float" office:value="-0.377226913339103" calcext:value-type="float">
            <text:p>-0,377226913339103</text:p>
          </table:table-cell>
          <table:table-cell table:number-columns-repeated="10"/>
          <table:table-cell table:formula="of:=CORREL([.B28:.B43];[.AD28:.AD43])" office:value-type="float" office:value="0.305049669841177" calcext:value-type="float">
            <text:p>0,305049669841177</text:p>
          </table:table-cell>
          <table:table-cell table:formula="of:=CORREL([.C28:.C43];[.AE28:.AE43])" office:value-type="float" office:value="0.207549797081119" calcext:value-type="float">
            <text:p>0,207549797081119</text:p>
          </table:table-cell>
          <table:table-cell table:formula="of:=CORREL([.D28:.D43];[.AF28:.AF43])" office:value-type="float" office:value="0.282298222309785" calcext:value-type="float">
            <text:p>0,282298222309785</text:p>
          </table:table-cell>
          <table:table-cell table:formula="of:=CORREL([.E28:.E43];[.AG28:.AG43])" office:value-type="float" office:value="0.483055455058079" calcext:value-type="float">
            <text:p>0,483055455058079</text:p>
          </table:table-cell>
          <table:table-cell table:number-columns-repeated="10"/>
          <table:table-cell table:formula="of:=CORREL([.B28:.B43];[.AR28:.AR43])" office:value-type="float" office:value="-0.122738956695123" calcext:value-type="float">
            <text:p>-0,122738956695123</text:p>
          </table:table-cell>
          <table:table-cell table:formula="of:=CORREL([.C28:.C43];[.AS28:.AS43])" office:value-type="float" office:value="0.0625653494551572" calcext:value-type="float">
            <text:p>0,0625653494551572</text:p>
          </table:table-cell>
          <table:table-cell table:formula="of:=CORREL([.D28:.D43];[.AT28:.AT43])" office:value-type="float" office:value="0.29426298668992" calcext:value-type="float">
            <text:p>0,29426298668992</text:p>
          </table:table-cell>
          <table:table-cell table:formula="of:=CORREL([.E28:.E43];[.AU28:.AU43])" office:value-type="float" office:value="-0.468495070142313" calcext:value-type="float">
            <text:p>-0,468495070142313</text:p>
          </table:table-cell>
          <table:table-cell table:number-columns-repeated="8"/>
        </table:table-row>
      </table:table>
      <table:table table:name="TEMP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BSAS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Cordoba</text:p>
          </table:table-cell>
          <table:table-cell table:style-name="ce3" office:value-type="float" office:value="2168232" calcext:value-type="float">
            <text:p>2168232</text:p>
          </table:table-cell>
          <table:table-cell office:value-type="float" office:value="2168232" calcext:value-type="float">
            <text:p>2168232</text:p>
          </table:table-cell>
          <table:table-cell table:formula="of:=[.Q3]/[.Q$6]" office:value-type="float" office:value="0.105912168152551" calcext:value-type="float">
            <text:p>0,105912168152551</text:p>
          </table:table-cell>
        </table:table-row>
        <table:table-row table:style-name="ro1">
          <table:table-cell/>
          <table:table-cell office:value-type="float" office:value="24.81" calcext:value-type="float">
            <text:p>24,81</text:p>
          </table:table-cell>
          <table:table-cell office:value-type="float" office:value="24.6" calcext:value-type="float">
            <text:p>24,6</text:p>
          </table:table-cell>
          <table:table-cell office:value-type="float" office:value="20.64" calcext:value-type="float">
            <text:p>20,64</text:p>
          </table:table-cell>
          <table:table-cell office:value-type="float" office:value="16.88" calcext:value-type="float">
            <text:p>16,88</text:p>
          </table:table-cell>
          <table:table-cell office:value-type="float" office:value="10.26" calcext:value-type="float">
            <text:p>10,26</text:p>
          </table:table-cell>
          <table:table-cell office:value-type="float" office:value="7.59" calcext:value-type="float">
            <text:p>7,59</text:p>
          </table:table-cell>
          <table:table-cell office:value-type="float" office:value="6.36" calcext:value-type="float">
            <text:p>6,36</text:p>
          </table:table-cell>
          <table:table-cell office:value-type="float" office:value="8" calcext:value-type="float">
            <text:p>8</text:p>
          </table:table-cell>
          <table:table-cell office:value-type="float" office:value="15.32" calcext:value-type="float">
            <text:p>15,32</text:p>
          </table:table-cell>
          <table:table-cell office:value-type="float" office:value="17.47" calcext:value-type="float">
            <text:p>17,47</text:p>
          </table:table-cell>
          <table:table-cell office:value-type="float" office:value="17.49" calcext:value-type="float">
            <text:p>17,49</text:p>
          </table:table-cell>
          <table:table-cell office:value-type="float" office:value="22.64" calcext:value-type="float">
            <text:p>22,64</text:p>
          </table:table-cell>
          <table:table-cell/>
          <table:table-cell office:value-type="string" calcext:value-type="string">
            <text:p>Rosario</text:p>
          </table:table-cell>
          <table:table-cell table:style-name="ce3" office:value-type="float" office:value="1937109" calcext:value-type="float">
            <text:p>1937109</text:p>
          </table:table-cell>
          <table:table-cell office:value-type="float" office:value="1937109" calcext:value-type="float">
            <text:p>1937109</text:p>
          </table:table-cell>
          <table:table-cell table:formula="of:=[.Q4]/[.Q$6]" office:value-type="float" office:value="0.0946224454476367" calcext:value-type="float">
            <text:p>0,0946224454476367</text:p>
          </table:table-cell>
        </table:table-row>
        <table:table-row table:style-name="ro1">
          <table:table-cell/>
          <table:table-cell office:value-type="float" office:value="24.6" calcext:value-type="float">
            <text:p>24,6</text:p>
          </table:table-cell>
          <table:table-cell office:value-type="float" office:value="24.74" calcext:value-type="float">
            <text:p>24,74</text:p>
          </table:table-cell>
          <table:table-cell office:value-type="float" office:value="20.5" calcext:value-type="float">
            <text:p>20,5</text:p>
          </table:table-cell>
          <table:table-cell office:value-type="float" office:value="16.43" calcext:value-type="float">
            <text:p>16,43</text:p>
          </table:table-cell>
          <table:table-cell office:value-type="float" office:value="13.37" calcext:value-type="float">
            <text:p>13,37</text:p>
          </table:table-cell>
          <table:table-cell office:value-type="float" office:value="9.26" calcext:value-type="float">
            <text:p>9,26</text:p>
          </table:table-cell>
          <table:table-cell office:value-type="float" office:value="12.42" calcext:value-type="float">
            <text:p>12,42</text:p>
          </table:table-cell>
          <table:table-cell office:value-type="float" office:value="10.79" calcext:value-type="float">
            <text:p>10,79</text:p>
          </table:table-cell>
          <table:table-cell office:value-type="float" office:value="13.36" calcext:value-type="float">
            <text:p>13,36</text:p>
          </table:table-cell>
          <table:table-cell office:value-type="float" office:value="17.15" calcext:value-type="float">
            <text:p>17,15</text:p>
          </table:table-cell>
          <table:table-cell office:value-type="float" office:value="24.67" calcext:value-type="float">
            <text:p>24,67</text:p>
          </table:table-cell>
          <table:table-cell office:value-type="float" office:value="24.06" calcext:value-type="float">
            <text:p>24,06</text:p>
          </table:table-cell>
          <table:table-cell/>
          <table:table-cell office:value-type="string" calcext:value-type="string">
            <text:p>Buenos Aires</text:p>
          </table:table-cell>
          <table:table-cell table:number-columns-repeated="2" office:value-type="float" office:value="16366641" calcext:value-type="float">
            <text:p>16366641</text:p>
          </table:table-cell>
          <table:table-cell table:formula="of:=[.Q5]/[.Q$6]" office:value-type="float" office:value="0.799465386399812" calcext:value-type="float">
            <text:p>0,799465386399812</text:p>
          </table:table-cell>
        </table:table-row>
        <table:table-row table:style-name="ro1">
          <table:table-cell/>
          <table:table-cell office:value-type="float" office:value="25.7" calcext:value-type="float">
            <text:p>25,7</text:p>
          </table:table-cell>
          <table:table-cell office:value-type="float" office:value="24.03" calcext:value-type="float">
            <text:p>24,03</text:p>
          </table:table-cell>
          <table:table-cell office:value-type="float" office:value="22.52" calcext:value-type="float">
            <text:p>22,52</text:p>
          </table:table-cell>
          <table:table-cell office:value-type="float" office:value="18.08" calcext:value-type="float">
            <text:p>18,08</text:p>
          </table:table-cell>
          <table:table-cell office:value-type="float" office:value="14.55" calcext:value-type="float">
            <text:p>14,55</text:p>
          </table:table-cell>
          <table:table-cell office:value-type="float" office:value="9.05" calcext:value-type="float">
            <text:p>9,05</text:p>
          </table:table-cell>
          <table:table-cell office:value-type="float" office:value="7.98" calcext:value-type="float">
            <text:p>7,98</text:p>
          </table:table-cell>
          <table:table-cell office:value-type="float" office:value="12.9" calcext:value-type="float">
            <text:p>12,9</text:p>
          </table:table-cell>
          <table:table-cell office:value-type="float" office:value="12.06" calcext:value-type="float">
            <text:p>12,06</text:p>
          </table:table-cell>
          <table:table-cell office:value-type="float" office:value="15.93" calcext:value-type="float">
            <text:p>15,93</text:p>
          </table:table-cell>
          <table:table-cell office:value-type="float" office:value="20.64" calcext:value-type="float">
            <text:p>20,64</text:p>
          </table:table-cell>
          <table:table-cell office:value-type="float" office:value="21.89" calcext:value-type="float">
            <text:p>21,89</text:p>
          </table:table-cell>
          <table:table-cell table:number-columns-repeated="2"/>
          <table:table-cell table:formula="of:=suma([.P3:.P5])" office:value-type="string" office:string-value="" calcext:value-type="error">
            <text:p>#NAME?</text:p>
          </table:table-cell>
          <table:table-cell table:formula="of:=SUM([.Q3:.Q5])" office:value-type="float" office:value="20471982" calcext:value-type="float">
            <text:p>2047198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.78" calcext:value-type="float">
            <text:p>22,78</text:p>
          </table:table-cell>
          <table:table-cell office:value-type="float" office:value="21.22" calcext:value-type="float">
            <text:p>21,22</text:p>
          </table:table-cell>
          <table:table-cell office:value-type="float" office:value="15.73" calcext:value-type="float">
            <text:p>15,73</text:p>
          </table:table-cell>
          <table:table-cell office:value-type="float" office:value="14.01" calcext:value-type="float">
            <text:p>14,01</text:p>
          </table:table-cell>
          <table:table-cell office:value-type="float" office:value="10.12" calcext:value-type="float">
            <text:p>10,12</text:p>
          </table:table-cell>
          <table:table-cell office:value-type="float" office:value="8.57" calcext:value-type="float">
            <text:p>8,57</text:p>
          </table:table-cell>
          <table:table-cell office:value-type="float" office:value="9.77" calcext:value-type="float">
            <text:p>9,77</text:p>
          </table:table-cell>
          <table:table-cell office:value-type="float" office:value="13.17" calcext:value-type="float">
            <text:p>13,17</text:p>
          </table:table-cell>
          <table:table-cell office:value-type="float" office:value="15.4" calcext:value-type="float">
            <text:p>15,4</text:p>
          </table:table-cell>
          <table:table-cell office:value-type="float" office:value="19.67" calcext:value-type="float">
            <text:p>19,67</text:p>
          </table:table-cell>
          <table:table-cell office:value-type="float" office:value="24.52" calcext:value-type="float">
            <text:p>24,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5" calcext:value-type="float">
            <text:p>24,75</text:p>
          </table:table-cell>
          <table:table-cell office:value-type="float" office:value="22.95" calcext:value-type="float">
            <text:p>22,95</text:p>
          </table:table-cell>
          <table:table-cell office:value-type="float" office:value="21.17" calcext:value-type="float">
            <text:p>21,17</text:p>
          </table:table-cell>
          <table:table-cell office:value-type="float" office:value="16.99" calcext:value-type="float">
            <text:p>16,99</text:p>
          </table:table-cell>
          <table:table-cell office:value-type="float" office:value="12.7" calcext:value-type="float">
            <text:p>12,7</text:p>
          </table:table-cell>
          <table:table-cell office:value-type="float" office:value="9.25" calcext:value-type="float">
            <text:p>9,25</text:p>
          </table:table-cell>
          <table:table-cell office:value-type="float" office:value="8.09" calcext:value-type="float">
            <text:p>8,09</text:p>
          </table:table-cell>
          <table:table-cell office:value-type="float" office:value="9.9" calcext:value-type="float">
            <text:p>9,9</text:p>
          </table:table-cell>
          <table:table-cell office:value-type="float" office:value="13.9" calcext:value-type="float">
            <text:p>13,9</text:p>
          </table:table-cell>
          <table:table-cell office:value-type="float" office:value="16.04" calcext:value-type="float">
            <text:p>16,04</text:p>
          </table:table-cell>
          <table:table-cell office:value-type="float" office:value="22.18" calcext:value-type="float">
            <text:p>22,18</text:p>
          </table:table-cell>
          <table:table-cell office:value-type="float" office:value="23.15" calcext:value-type="float">
            <text:p>23,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" calcext:value-type="float">
            <text:p>26,49</text:p>
          </table:table-cell>
          <table:table-cell office:value-type="float" office:value="23.73" calcext:value-type="float">
            <text:p>23,73</text:p>
          </table:table-cell>
          <table:table-cell office:value-type="float" office:value="20.57" calcext:value-type="float">
            <text:p>20,57</text:p>
          </table:table-cell>
          <table:table-cell office:value-type="float" office:value="16.63" calcext:value-type="float">
            <text:p>16,63</text:p>
          </table:table-cell>
          <table:table-cell office:value-type="float" office:value="14.82" calcext:value-type="float">
            <text:p>14,82</text:p>
          </table:table-cell>
          <table:table-cell office:value-type="float" office:value="9.41" calcext:value-type="float">
            <text:p>9,41</text:p>
          </table:table-cell>
          <table:table-cell office:value-type="float" office:value="6.8" calcext:value-type="float">
            <text:p>6,8</text:p>
          </table:table-cell>
          <table:table-cell office:value-type="float" office:value="12.16" calcext:value-type="float">
            <text:p>12,16</text:p>
          </table:table-cell>
          <table:table-cell office:value-type="float" office:value="13.79" calcext:value-type="float">
            <text:p>13,79</text:p>
          </table:table-cell>
          <table:table-cell office:value-type="float" office:value="17.1" calcext:value-type="float">
            <text:p>17,1</text:p>
          </table:table-cell>
          <table:table-cell office:value-type="float" office:value="20.43" calcext:value-type="float">
            <text:p>20,43</text:p>
          </table:table-cell>
          <table:table-cell office:value-type="float" office:value="22.24" calcext:value-type="float">
            <text:p>22,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8" calcext:value-type="float">
            <text:p>24,38</text:p>
          </table:table-cell>
          <table:table-cell office:value-type="float" office:value="23.24" calcext:value-type="float">
            <text:p>23,24</text:p>
          </table:table-cell>
          <table:table-cell office:value-type="float" office:value="18.87" calcext:value-type="float">
            <text:p>18,87</text:p>
          </table:table-cell>
          <table:table-cell office:value-type="float" office:value="16.98" calcext:value-type="float">
            <text:p>16,98</text:p>
          </table:table-cell>
          <table:table-cell office:value-type="float" office:value="12.57" calcext:value-type="float">
            <text:p>12,57</text:p>
          </table:table-cell>
          <table:table-cell table:number-columns-repeated="2" office:value-type="float" office:value="9.54" calcext:value-type="float">
            <text:p>9,54</text:p>
          </table:table-cell>
          <table:table-cell office:value-type="float" office:value="9.58" calcext:value-type="float">
            <text:p>9,58</text:p>
          </table:table-cell>
          <table:table-cell office:value-type="float" office:value="12.66" calcext:value-type="float">
            <text:p>12,66</text:p>
          </table:table-cell>
          <table:table-cell office:value-type="float" office:value="17.31" calcext:value-type="float">
            <text:p>17,31</text:p>
          </table:table-cell>
          <table:table-cell office:value-type="float" office:value="19.87" calcext:value-type="float">
            <text:p>19,87</text:p>
          </table:table-cell>
          <table:table-cell office:value-type="float" office:value="26.77" calcext:value-type="float">
            <text:p>26,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5" calcext:value-type="float">
            <text:p>25,25</text:p>
          </table:table-cell>
          <table:table-cell office:value-type="float" office:value="21.97" calcext:value-type="float">
            <text:p>21,97</text:p>
          </table:table-cell>
          <table:table-cell office:value-type="float" office:value="18.82" calcext:value-type="float">
            <text:p>18,82</text:p>
          </table:table-cell>
          <table:table-cell office:value-type="float" office:value="16.32" calcext:value-type="float">
            <text:p>16,32</text:p>
          </table:table-cell>
          <table:table-cell office:value-type="float" office:value="13.03" calcext:value-type="float">
            <text:p>13,03</text:p>
          </table:table-cell>
          <table:table-cell office:value-type="float" office:value="9.09" calcext:value-type="float">
            <text:p>9,09</text:p>
          </table:table-cell>
          <table:table-cell office:value-type="float" office:value="9.7" calcext:value-type="float">
            <text:p>9,7</text:p>
          </table:table-cell>
          <table:table-cell office:value-type="float" office:value="11.94" calcext:value-type="float">
            <text:p>11,94</text:p>
          </table:table-cell>
          <table:table-cell office:value-type="float" office:value="14.05" calcext:value-type="float">
            <text:p>14,05</text:p>
          </table:table-cell>
          <table:table-cell office:value-type="float" office:value="18.25" calcext:value-type="float">
            <text:p>18,25</text:p>
          </table:table-cell>
          <table:table-cell office:value-type="float" office:value="18.9" calcext:value-type="float">
            <text:p>18,9</text:p>
          </table:table-cell>
          <table:table-cell office:value-type="float" office:value="21.98" calcext:value-type="float">
            <text:p>21,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12" calcext:value-type="float">
            <text:p>23,12</text:p>
          </table:table-cell>
          <table:table-cell office:value-type="float" office:value="23.77" calcext:value-type="float">
            <text:p>23,77</text:p>
          </table:table-cell>
          <table:table-cell office:value-type="float" office:value="22.39" calcext:value-type="float">
            <text:p>22,39</text:p>
          </table:table-cell>
          <table:table-cell office:value-type="float" office:value="19.4" calcext:value-type="float">
            <text:p>19,4</text:p>
          </table:table-cell>
          <table:table-cell office:value-type="float" office:value="15.13" calcext:value-type="float">
            <text:p>15,13</text:p>
          </table:table-cell>
          <table:table-cell office:value-type="float" office:value="10.92" calcext:value-type="float">
            <text:p>10,92</text:p>
          </table:table-cell>
          <table:table-cell office:value-type="float" office:value="10.31" calcext:value-type="float">
            <text:p>10,31</text:p>
          </table:table-cell>
          <table:table-cell office:value-type="float" office:value="12.99" calcext:value-type="float">
            <text:p>12,99</text:p>
          </table:table-cell>
          <table:table-cell office:value-type="float" office:value="12.64" calcext:value-type="float">
            <text:p>12,64</text:p>
          </table:table-cell>
          <table:table-cell office:value-type="float" office:value="14.61" calcext:value-type="float">
            <text:p>14,61</text:p>
          </table:table-cell>
          <table:table-cell office:value-type="float" office:value="19.22" calcext:value-type="float">
            <text:p>19,22</text:p>
          </table:table-cell>
          <table:table-cell office:value-type="float" office:value="23.9" calcext:value-type="float">
            <text:p>23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87" calcext:value-type="float">
            <text:p>25,87</text:p>
          </table:table-cell>
          <table:table-cell office:value-type="float" office:value="25.21" calcext:value-type="float">
            <text:p>25,21</text:p>
          </table:table-cell>
          <table:table-cell office:value-type="float" office:value="20.3" calcext:value-type="float">
            <text:p>20,3</text:p>
          </table:table-cell>
          <table:table-cell office:value-type="float" office:value="16.25" calcext:value-type="float">
            <text:p>16,25</text:p>
          </table:table-cell>
          <table:table-cell office:value-type="float" office:value="11.35" calcext:value-type="float">
            <text:p>11,35</text:p>
          </table:table-cell>
          <table:table-cell office:value-type="float" office:value="8.05" calcext:value-type="float">
            <text:p>8,05</text:p>
          </table:table-cell>
          <table:table-cell office:value-type="float" office:value="9.15" calcext:value-type="float">
            <text:p>9,15</text:p>
          </table:table-cell>
          <table:table-cell office:value-type="float" office:value="11.31" calcext:value-type="float">
            <text:p>11,31</text:p>
          </table:table-cell>
          <table:table-cell office:value-type="float" office:value="12.67" calcext:value-type="float">
            <text:p>12,67</text:p>
          </table:table-cell>
          <table:table-cell office:value-type="float" office:value="16.24" calcext:value-type="float">
            <text:p>16,24</text:p>
          </table:table-cell>
          <table:table-cell office:value-type="float" office:value="19.81" calcext:value-type="float">
            <text:p>19,81</text:p>
          </table:table-cell>
          <table:table-cell office:value-type="float" office:value="24.22" calcext:value-type="float">
            <text:p>24,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3" calcext:value-type="float">
            <text:p>24,83</text:p>
          </table:table-cell>
          <table:table-cell office:value-type="float" office:value="23.95" calcext:value-type="float">
            <text:p>23,95</text:p>
          </table:table-cell>
          <table:table-cell office:value-type="float" office:value="21.24" calcext:value-type="float">
            <text:p>21,24</text:p>
          </table:table-cell>
          <table:table-cell office:value-type="float" office:value="16.96" calcext:value-type="float">
            <text:p>16,96</text:p>
          </table:table-cell>
          <table:table-cell office:value-type="float" office:value="14.06" calcext:value-type="float">
            <text:p>14,06</text:p>
          </table:table-cell>
          <table:table-cell office:value-type="float" office:value="11.6" calcext:value-type="float">
            <text:p>11,6</text:p>
          </table:table-cell>
          <table:table-cell office:value-type="float" office:value="11.13" calcext:value-type="float">
            <text:p>11,13</text:p>
          </table:table-cell>
          <table:table-cell office:value-type="float" office:value="12.94" calcext:value-type="float">
            <text:p>12,94</text:p>
          </table:table-cell>
          <table:table-cell office:value-type="float" office:value="14.1" calcext:value-type="float">
            <text:p>14,1</text:p>
          </table:table-cell>
          <table:table-cell office:value-type="float" office:value="15.99" calcext:value-type="float">
            <text:p>15,99</text:p>
          </table:table-cell>
          <table:table-cell office:value-type="float" office:value="18.7" calcext:value-type="float">
            <text:p>18,7</text:p>
          </table:table-cell>
          <table:table-cell office:value-type="float" office:value="23.67" calcext:value-type="float">
            <text:p>23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3" calcext:value-type="float">
            <text:p>25,3</text:p>
          </table:table-cell>
          <table:table-cell office:value-type="float" office:value="24.78" calcext:value-type="float">
            <text:p>24,78</text:p>
          </table:table-cell>
          <table:table-cell office:value-type="float" office:value="21.42" calcext:value-type="float">
            <text:p>21,42</text:p>
          </table:table-cell>
          <table:table-cell office:value-type="float" office:value="20.38" calcext:value-type="float">
            <text:p>20,38</text:p>
          </table:table-cell>
          <table:table-cell office:value-type="float" office:value="14.65" calcext:value-type="float">
            <text:p>14,65</text:p>
          </table:table-cell>
          <table:table-cell office:value-type="float" office:value="8.56" calcext:value-type="float">
            <text:p>8,56</text:p>
          </table:table-cell>
          <table:table-cell office:value-type="float" office:value="8.91" calcext:value-type="float">
            <text:p>8,91</text:p>
          </table:table-cell>
          <table:table-cell office:value-type="float" office:value="9.85" calcext:value-type="float">
            <text:p>9,85</text:p>
          </table:table-cell>
          <table:table-cell office:value-type="float" office:value="15.57" calcext:value-type="float">
            <text:p>15,57</text:p>
          </table:table-cell>
          <table:table-cell office:value-type="float" office:value="16.02" calcext:value-type="float">
            <text:p>16,02</text:p>
          </table:table-cell>
          <table:table-cell office:value-type="float" office:value="19.8" calcext:value-type="float">
            <text:p>19,8</text:p>
          </table:table-cell>
          <table:table-cell office:value-type="float" office:value="21.26" calcext:value-type="float">
            <text:p>21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84" calcext:value-type="float">
            <text:p>23,84</text:p>
          </table:table-cell>
          <table:table-cell office:value-type="float" office:value="22.85" calcext:value-type="float">
            <text:p>22,85</text:p>
          </table:table-cell>
          <table:table-cell office:value-type="float" office:value="19.61" calcext:value-type="float">
            <text:p>19,61</text:p>
          </table:table-cell>
          <table:table-cell office:value-type="float" office:value="17.52" calcext:value-type="float">
            <text:p>17,52</text:p>
          </table:table-cell>
          <table:table-cell office:value-type="float" office:value="13.65" calcext:value-type="float">
            <text:p>13,65</text:p>
          </table:table-cell>
          <table:table-cell office:value-type="float" office:value="12.14" calcext:value-type="float">
            <text:p>12,14</text:p>
          </table:table-cell>
          <table:table-cell office:value-type="float" office:value="9.23" calcext:value-type="float">
            <text:p>9,23</text:p>
          </table:table-cell>
          <table:table-cell office:value-type="float" office:value="10.38" calcext:value-type="float">
            <text:p>10,38</text:p>
          </table:table-cell>
          <table:table-cell office:value-type="float" office:value="12.66" calcext:value-type="float">
            <text:p>12,66</text:p>
          </table:table-cell>
          <table:table-cell office:value-type="float" office:value="16.07" calcext:value-type="float">
            <text:p>16,07</text:p>
          </table:table-cell>
          <table:table-cell office:value-type="float" office:value="21.05" calcext:value-type="float">
            <text:p>21,05</text:p>
          </table:table-cell>
          <table:table-cell office:value-type="float" office:value="22.96" calcext:value-type="float">
            <text:p>22,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.85" calcext:value-type="float">
            <text:p>23,85</text:p>
          </table:table-cell>
          <table:table-cell office:value-type="float" office:value="23.22" calcext:value-type="float">
            <text:p>23,22</text:p>
          </table:table-cell>
          <table:table-cell office:value-type="float" office:value="16.78" calcext:value-type="float">
            <text:p>16,78</text:p>
          </table:table-cell>
          <table:table-cell office:value-type="float" office:value="13.23" calcext:value-type="float">
            <text:p>13,23</text:p>
          </table:table-cell>
          <table:table-cell office:value-type="float" office:value="11.06" calcext:value-type="float">
            <text:p>11,06</text:p>
          </table:table-cell>
          <table:table-cell office:value-type="float" office:value="8.36" calcext:value-type="float">
            <text:p>8,36</text:p>
          </table:table-cell>
          <table:table-cell office:value-type="float" office:value="12.1" calcext:value-type="float">
            <text:p>12,1</text:p>
          </table:table-cell>
          <table:table-cell office:value-type="float" office:value="12.86" calcext:value-type="float">
            <text:p>12,86</text:p>
          </table:table-cell>
          <table:table-cell office:value-type="float" office:value="16.37" calcext:value-type="float">
            <text:p>16,37</text:p>
          </table:table-cell>
          <table:table-cell office:value-type="float" office:value="21.38" calcext:value-type="float">
            <text:p>21,38</text:p>
          </table:table-cell>
          <table:table-cell office:value-type="float" office:value="23.57" calcext:value-type="float">
            <text:p>23,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" calcext:value-type="float">
            <text:p>25,2</text:p>
          </table:table-cell>
          <table:table-cell office:value-type="float" office:value="22.51" calcext:value-type="float">
            <text:p>22,51</text:p>
          </table:table-cell>
          <table:table-cell office:value-type="float" office:value="21.66" calcext:value-type="float">
            <text:p>21,66</text:p>
          </table:table-cell>
          <table:table-cell office:value-type="float" office:value="19.1" calcext:value-type="float">
            <text:p>19,1</text:p>
          </table:table-cell>
          <table:table-cell office:value-type="float" office:value="12.15" calcext:value-type="float">
            <text:p>12,15</text:p>
          </table:table-cell>
          <table:table-cell office:value-type="float" office:value="9.78" calcext:value-type="float">
            <text:p>9,78</text:p>
          </table:table-cell>
          <table:table-cell office:value-type="float" office:value="9.68" calcext:value-type="float">
            <text:p>9,68</text:p>
          </table:table-cell>
          <table:table-cell office:value-type="float" office:value="10.98" calcext:value-type="float">
            <text:p>10,98</text:p>
          </table:table-cell>
          <table:table-cell office:value-type="float" office:value="14.29" calcext:value-type="float">
            <text:p>14,29</text:p>
          </table:table-cell>
          <table:table-cell office:value-type="float" office:value="17.64" calcext:value-type="float">
            <text:p>17,64</text:p>
          </table:table-cell>
          <table:table-cell office:value-type="float" office:value="21.31" calcext:value-type="float">
            <text:p>21,31</text:p>
          </table:table-cell>
          <table:table-cell office:value-type="float" office:value="25.08" calcext:value-type="float">
            <text:p>25,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7" calcext:value-type="float">
            <text:p>26,37</text:p>
          </table:table-cell>
          <table:table-cell office:value-type="float" office:value="22.53" calcext:value-type="float">
            <text:p>22,53</text:p>
          </table:table-cell>
          <table:table-cell office:value-type="float" office:value="19.38" calcext:value-type="float">
            <text:p>19,38</text:p>
          </table:table-cell>
          <table:table-cell office:value-type="float" office:value="16.39" calcext:value-type="float">
            <text:p>16,39</text:p>
          </table:table-cell>
          <table:table-cell office:value-type="float" office:value="11.58" calcext:value-type="float">
            <text:p>11,58</text:p>
          </table:table-cell>
          <table:table-cell office:value-type="float" office:value="7.88" calcext:value-type="float">
            <text:p>7,88</text:p>
          </table:table-cell>
          <table:table-cell office:value-type="float" office:value="10.59" calcext:value-type="float">
            <text:p>10,59</text:p>
          </table:table-cell>
          <table:table-cell office:value-type="float" office:value="11.35" calcext:value-type="float">
            <text:p>11,35</text:p>
          </table:table-cell>
          <table:table-cell office:value-type="float" office:value="14.05" calcext:value-type="float">
            <text:p>14,05</text:p>
          </table:table-cell>
          <table:table-cell office:value-type="float" office:value="17.3" calcext:value-type="float">
            <text:p>17,3</text:p>
          </table:table-cell>
          <table:table-cell office:value-type="float" office:value="23.56" calcext:value-type="float">
            <text:p>23,56</text:p>
          </table:table-cell>
          <table:table-cell office:value-type="float" office:value="25.45" calcext:value-type="float">
            <text:p>25,4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Rosario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5" calcext:value-type="float">
            <text:p>24,75</text:p>
          </table:table-cell>
          <table:table-cell office:value-type="float" office:value="24.37" calcext:value-type="float">
            <text:p>24,37</text:p>
          </table:table-cell>
          <table:table-cell office:value-type="float" office:value="21.05" calcext:value-type="float">
            <text:p>21,05</text:p>
          </table:table-cell>
          <table:table-cell office:value-type="float" office:value="17.71" calcext:value-type="float">
            <text:p>17,71</text:p>
          </table:table-cell>
          <table:table-cell office:value-type="float" office:value="11.01" calcext:value-type="float">
            <text:p>11,01</text:p>
          </table:table-cell>
          <table:table-cell office:value-type="float" office:value="8.24" calcext:value-type="float">
            <text:p>8,24</text:p>
          </table:table-cell>
          <table:table-cell office:value-type="float" office:value="7.06" calcext:value-type="float">
            <text:p>7,06</text:p>
          </table:table-cell>
          <table:table-cell office:value-type="float" office:value="8.05" calcext:value-type="float">
            <text:p>8,05</text:p>
          </table:table-cell>
          <table:table-cell office:value-type="float" office:value="15.94" calcext:value-type="float">
            <text:p>15,94</text:p>
          </table:table-cell>
          <table:table-cell office:value-type="float" office:value="18.74" calcext:value-type="float">
            <text:p>18,74</text:p>
          </table:table-cell>
          <table:table-cell office:value-type="float" office:value="19.92" calcext:value-type="float">
            <text:p>19,92</text:p>
          </table:table-cell>
          <table:table-cell office:value-type="float" office:value="24.14" calcext:value-type="float">
            <text:p>24,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" calcext:value-type="float">
            <text:p>26,4</text:p>
          </table:table-cell>
          <table:table-cell office:value-type="float" office:value="25.07" calcext:value-type="float">
            <text:p>25,07</text:p>
          </table:table-cell>
          <table:table-cell office:value-type="float" office:value="22.04" calcext:value-type="float">
            <text:p>22,04</text:p>
          </table:table-cell>
          <table:table-cell office:value-type="float" office:value="18.06" calcext:value-type="float">
            <text:p>18,06</text:p>
          </table:table-cell>
          <table:table-cell office:value-type="float" office:value="14.28" calcext:value-type="float">
            <text:p>14,28</text:p>
          </table:table-cell>
          <table:table-cell office:value-type="float" office:value="9.58" calcext:value-type="float">
            <text:p>9,58</text:p>
          </table:table-cell>
          <table:table-cell office:value-type="float" office:value="13.8" calcext:value-type="float">
            <text:p>13,8</text:p>
          </table:table-cell>
          <table:table-cell office:value-type="float" office:value="12.54" calcext:value-type="float">
            <text:p>12,54</text:p>
          </table:table-cell>
          <table:table-cell office:value-type="float" office:value="15.34" calcext:value-type="float">
            <text:p>15,34</text:p>
          </table:table-cell>
          <table:table-cell office:value-type="float" office:value="19.06" calcext:value-type="float">
            <text:p>19,06</text:p>
          </table:table-cell>
          <table:table-cell office:value-type="float" office:value="25.81" calcext:value-type="float">
            <text:p>25,81</text:p>
          </table:table-cell>
          <table:table-cell office:value-type="float" office:value="25.8" calcext:value-type="float">
            <text:p>25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7" calcext:value-type="float">
            <text:p>25,7</text:p>
          </table:table-cell>
          <table:table-cell office:value-type="float" office:value="24.05" calcext:value-type="float">
            <text:p>24,05</text:p>
          </table:table-cell>
          <table:table-cell office:value-type="float" office:value="23.68" calcext:value-type="float">
            <text:p>23,68</text:p>
          </table:table-cell>
          <table:table-cell office:value-type="float" office:value="19.53" calcext:value-type="float">
            <text:p>19,53</text:p>
          </table:table-cell>
          <table:table-cell office:value-type="float" office:value="15.85" calcext:value-type="float">
            <text:p>15,85</text:p>
          </table:table-cell>
          <table:table-cell office:value-type="float" office:value="10.11" calcext:value-type="float">
            <text:p>10,11</text:p>
          </table:table-cell>
          <table:table-cell office:value-type="float" office:value="9.13" calcext:value-type="float">
            <text:p>9,13</text:p>
          </table:table-cell>
          <table:table-cell office:value-type="float" office:value="13.91" calcext:value-type="float">
            <text:p>13,91</text:p>
          </table:table-cell>
          <table:table-cell office:value-type="float" office:value="13.15" calcext:value-type="float">
            <text:p>13,15</text:p>
          </table:table-cell>
          <table:table-cell office:value-type="float" office:value="18.18" calcext:value-type="float">
            <text:p>18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2.92" calcext:value-type="float">
            <text:p>22,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35" calcext:value-type="float">
            <text:p>25,35</text:p>
          </table:table-cell>
          <table:table-cell office:value-type="float" office:value="23.61" calcext:value-type="float">
            <text:p>23,61</text:p>
          </table:table-cell>
          <table:table-cell office:value-type="float" office:value="22.25" calcext:value-type="float">
            <text:p>22,25</text:p>
          </table:table-cell>
          <table:table-cell office:value-type="float" office:value="15.93" calcext:value-type="float">
            <text:p>15,93</text:p>
          </table:table-cell>
          <table:table-cell office:value-type="float" office:value="13.66" calcext:value-type="float">
            <text:p>13,66</text:p>
          </table:table-cell>
          <table:table-cell office:value-type="float" office:value="10.44" calcext:value-type="float">
            <text:p>10,44</text:p>
          </table:table-cell>
          <table:table-cell office:value-type="float" office:value="8.7" calcext:value-type="float">
            <text:p>8,7</text:p>
          </table:table-cell>
          <table:table-cell office:value-type="float" office:value="10.58" calcext:value-type="float">
            <text:p>10,58</text:p>
          </table:table-cell>
          <table:table-cell office:value-type="float" office:value="14.41" calcext:value-type="float">
            <text:p>14,41</text:p>
          </table:table-cell>
          <table:table-cell office:value-type="float" office:value="16.84" calcext:value-type="float">
            <text:p>16,84</text:p>
          </table:table-cell>
          <table:table-cell office:value-type="float" office:value="21.8" calcext:value-type="float">
            <text:p>21,8</text:p>
          </table:table-cell>
          <table:table-cell office:value-type="float" office:value="25.33" calcext:value-type="float">
            <text:p>25,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7" calcext:value-type="float">
            <text:p>26,47</text:p>
          </table:table-cell>
          <table:table-cell office:value-type="float" office:value="23.36" calcext:value-type="float">
            <text:p>23,36</text:p>
          </table:table-cell>
          <table:table-cell office:value-type="float" office:value="21.29" calcext:value-type="float">
            <text:p>21,29</text:p>
          </table:table-cell>
          <table:table-cell office:value-type="float" office:value="17.43" calcext:value-type="float">
            <text:p>17,43</text:p>
          </table:table-cell>
          <table:table-cell office:value-type="float" office:value="13.19" calcext:value-type="float">
            <text:p>13,19</text:p>
          </table:table-cell>
          <table:table-cell office:value-type="float" office:value="9.69" calcext:value-type="float">
            <text:p>9,69</text:p>
          </table:table-cell>
          <table:table-cell office:value-type="float" office:value="8.73" calcext:value-type="float">
            <text:p>8,73</text:p>
          </table:table-cell>
          <table:table-cell office:value-type="float" office:value="10.47" calcext:value-type="float">
            <text:p>10,47</text:p>
          </table:table-cell>
          <table:table-cell office:value-type="float" office:value="15.62" calcext:value-type="float">
            <text:p>15,62</text:p>
          </table:table-cell>
          <table:table-cell office:value-type="float" office:value="17.56" calcext:value-type="float">
            <text:p>17,56</text:p>
          </table:table-cell>
          <table:table-cell office:value-type="float" office:value="23.4" calcext:value-type="float">
            <text:p>23,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" calcext:value-type="float">
            <text:p>27,46</text:p>
          </table:table-cell>
          <table:table-cell office:value-type="float" office:value="25.01" calcext:value-type="float">
            <text:p>25,01</text:p>
          </table:table-cell>
          <table:table-cell office:value-type="float" office:value="21.12" calcext:value-type="float">
            <text:p>21,12</text:p>
          </table:table-cell>
          <table:table-cell office:value-type="float" office:value="17.83" calcext:value-type="float">
            <text:p>17,83</text:p>
          </table:table-cell>
          <table:table-cell office:value-type="float" office:value="15.5" calcext:value-type="float">
            <text:p>15,5</text:p>
          </table:table-cell>
          <table:table-cell office:value-type="float" office:value="10.03" calcext:value-type="float">
            <text:p>10,03</text:p>
          </table:table-cell>
          <table:table-cell office:value-type="float" office:value="7.79" calcext:value-type="float">
            <text:p>7,79</text:p>
          </table:table-cell>
          <table:table-cell office:value-type="float" office:value="12.48" calcext:value-type="float">
            <text:p>12,48</text:p>
          </table:table-cell>
          <table:table-cell office:value-type="float" office:value="14.84" calcext:value-type="float">
            <text:p>14,84</text:p>
          </table:table-cell>
          <table:table-cell office:value-type="float" office:value="18.33" calcext:value-type="float">
            <text:p>18,33</text:p>
          </table:table-cell>
          <table:table-cell office:value-type="float" office:value="21.57" calcext:value-type="float">
            <text:p>21,57</text:p>
          </table:table-cell>
          <table:table-cell office:value-type="float" office:value="23.06" calcext:value-type="float">
            <text:p>23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7" calcext:value-type="float">
            <text:p>24,77</text:p>
          </table:table-cell>
          <table:table-cell office:value-type="float" office:value="23.55" calcext:value-type="float">
            <text:p>23,55</text:p>
          </table:table-cell>
          <table:table-cell office:value-type="float" office:value="19.64" calcext:value-type="float">
            <text:p>19,64</text:p>
          </table:table-cell>
          <table:table-cell office:value-type="float" office:value="18.03" calcext:value-type="float">
            <text:p>18,03</text:p>
          </table:table-cell>
          <table:table-cell office:value-type="float" office:value="13.33" calcext:value-type="float">
            <text:p>13,33</text:p>
          </table:table-cell>
          <table:table-cell office:value-type="float" office:value="10.6" calcext:value-type="float">
            <text:p>10,6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7" calcext:value-type="float">
            <text:p>10,67</text:p>
          </table:table-cell>
          <table:table-cell office:value-type="float" office:value="14.56" calcext:value-type="float">
            <text:p>14,56</text:p>
          </table:table-cell>
          <table:table-cell office:value-type="float" office:value="19.65" calcext:value-type="float">
            <text:p>19,65</text:p>
          </table:table-cell>
          <table:table-cell office:value-type="float" office:value="21.23" calcext:value-type="float">
            <text:p>21,23</text:p>
          </table:table-cell>
          <table:table-cell office:value-type="float" office:value="27.67" calcext:value-type="float">
            <text:p>27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4" calcext:value-type="float">
            <text:p>27,04</text:p>
          </table:table-cell>
          <table:table-cell office:value-type="float" office:value="23.1" calcext:value-type="float">
            <text:p>23,1</text:p>
          </table:table-cell>
          <table:table-cell office:value-type="float" office:value="19.1" calcext:value-type="float">
            <text:p>19,1</text:p>
          </table:table-cell>
          <table:table-cell office:value-type="float" office:value="17.17" calcext:value-type="float">
            <text:p>17,17</text:p>
          </table:table-cell>
          <table:table-cell office:value-type="float" office:value="14.06" calcext:value-type="float">
            <text:p>14,06</text:p>
          </table:table-cell>
          <table:table-cell office:value-type="float" office:value="10.18" calcext:value-type="float">
            <text:p>10,18</text:p>
          </table:table-cell>
          <table:table-cell office:value-type="float" office:value="10.94" calcext:value-type="float">
            <text:p>10,94</text:p>
          </table:table-cell>
          <table:table-cell office:value-type="float" office:value="13.64" calcext:value-type="float">
            <text:p>13,64</text:p>
          </table:table-cell>
          <table:table-cell office:value-type="float" office:value="15.68" calcext:value-type="float">
            <text:p>15,68</text:p>
          </table:table-cell>
          <table:table-cell office:value-type="float" office:value="20.39" calcext:value-type="float">
            <text:p>20,39</text:p>
          </table:table-cell>
          <table:table-cell office:value-type="float" office:value="21.29" calcext:value-type="float">
            <text:p>21,29</text:p>
          </table:table-cell>
          <table:table-cell office:value-type="float" office:value="23.5" calcext:value-type="float">
            <text:p>23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4" calcext:value-type="float">
            <text:p>24,74</text:p>
          </table:table-cell>
          <table:table-cell office:value-type="float" office:value="24.36" calcext:value-type="float">
            <text:p>24,36</text:p>
          </table:table-cell>
          <table:table-cell office:value-type="float" office:value="22.28" calcext:value-type="float">
            <text:p>22,28</text:p>
          </table:table-cell>
          <table:table-cell office:value-type="float" office:value="20.24" calcext:value-type="float">
            <text:p>20,24</text:p>
          </table:table-cell>
          <table:table-cell office:value-type="float" office:value="15.91" calcext:value-type="float">
            <text:p>15,91</text:p>
          </table:table-cell>
          <table:table-cell office:value-type="float" office:value="12.34" calcext:value-type="float">
            <text:p>12,34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,8</text:p>
          </table:table-cell>
          <table:table-cell office:value-type="float" office:value="14.11" calcext:value-type="float">
            <text:p>14,11</text:p>
          </table:table-cell>
          <table:table-cell office:value-type="float" office:value="16.75" calcext:value-type="float">
            <text:p>16,75</text:p>
          </table:table-cell>
          <table:table-cell office:value-type="float" office:value="20.31" calcext:value-type="float">
            <text:p>20,31</text:p>
          </table:table-cell>
          <table:table-cell office:value-type="float" office:value="25.28" calcext:value-type="float">
            <text:p>25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3" calcext:value-type="float">
            <text:p>27,53</text:p>
          </table:table-cell>
          <table:table-cell office:value-type="float" office:value="25.74" calcext:value-type="float">
            <text:p>25,74</text:p>
          </table:table-cell>
          <table:table-cell office:value-type="float" office:value="20.68" calcext:value-type="float">
            <text:p>20,68</text:p>
          </table:table-cell>
          <table:table-cell office:value-type="float" office:value="16.99" calcext:value-type="float">
            <text:p>16,99</text:p>
          </table:table-cell>
          <table:table-cell office:value-type="float" office:value="11.95" calcext:value-type="float">
            <text:p>11,95</text:p>
          </table:table-cell>
          <table:table-cell office:value-type="float" office:value="8.63" calcext:value-type="float">
            <text:p>8,63</text:p>
          </table:table-cell>
          <table:table-cell office:value-type="float" office:value="9.22" calcext:value-type="float">
            <text:p>9,22</text:p>
          </table:table-cell>
          <table:table-cell office:value-type="float" office:value="12.35" calcext:value-type="float">
            <text:p>12,35</text:p>
          </table:table-cell>
          <table:table-cell office:value-type="float" office:value="13.84" calcext:value-type="float">
            <text:p>13,84</text:p>
          </table:table-cell>
          <table:table-cell office:value-type="float" office:value="17.55" calcext:value-type="float">
            <text:p>17,55</text:p>
          </table:table-cell>
          <table:table-cell office:value-type="float" office:value="20.95" calcext:value-type="float">
            <text:p>20,95</text:p>
          </table:table-cell>
          <table:table-cell office:value-type="float" office:value="25.39" calcext:value-type="float">
            <text:p>25,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8" calcext:value-type="float">
            <text:p>25,18</text:p>
          </table:table-cell>
          <table:table-cell office:value-type="float" office:value="24.53" calcext:value-type="float">
            <text:p>24,53</text:p>
          </table:table-cell>
          <table:table-cell office:value-type="float" office:value="21.46" calcext:value-type="float">
            <text:p>21,46</text:p>
          </table:table-cell>
          <table:table-cell office:value-type="float" office:value="16.55" calcext:value-type="float">
            <text:p>16,55</text:p>
          </table:table-cell>
          <table:table-cell office:value-type="float" office:value="14.58" calcext:value-type="float">
            <text:p>14,58</text:p>
          </table:table-cell>
          <table:table-cell office:value-type="float" office:value="12.48" calcext:value-type="float">
            <text:p>12,48</text:p>
          </table:table-cell>
          <table:table-cell office:value-type="float" office:value="11.98" calcext:value-type="float">
            <text:p>11,98</text:p>
          </table:table-cell>
          <table:table-cell office:value-type="float" office:value="13.57" calcext:value-type="float">
            <text:p>13,57</text:p>
          </table:table-cell>
          <table:table-cell office:value-type="float" office:value="14.94" calcext:value-type="float">
            <text:p>14,94</text:p>
          </table:table-cell>
          <table:table-cell office:value-type="float" office:value="17.48" calcext:value-type="float">
            <text:p>17,48</text:p>
          </table:table-cell>
          <table:table-cell office:value-type="float" office:value="21.27" calcext:value-type="float">
            <text:p>21,27</text:p>
          </table:table-cell>
          <table:table-cell office:value-type="float" office:value="25.53" calcext:value-type="float">
            <text:p>25,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1" calcext:value-type="float">
            <text:p>26,81</text:p>
          </table:table-cell>
          <table:table-cell office:value-type="float" office:value="26.84" calcext:value-type="float">
            <text:p>26,84</text:p>
          </table:table-cell>
          <table:table-cell office:value-type="float" office:value="23.17" calcext:value-type="float">
            <text:p>23,17</text:p>
          </table:table-cell>
          <table:table-cell office:value-type="float" office:value="21.62" calcext:value-type="float">
            <text:p>21,62</text:p>
          </table:table-cell>
          <table:table-cell office:value-type="float" office:value="15.32" calcext:value-type="float">
            <text:p>15,32</text:p>
          </table:table-cell>
          <table:table-cell office:value-type="float" office:value="9.36" calcext:value-type="float">
            <text:p>9,36</text:p>
          </table:table-cell>
          <table:table-cell office:value-type="float" office:value="9.32" calcext:value-type="float">
            <text:p>9,32</text:p>
          </table:table-cell>
          <table:table-cell office:value-type="float" office:value="10.26" calcext:value-type="float">
            <text:p>10,26</text:p>
          </table:table-cell>
          <table:table-cell office:value-type="float" office:value="17.26" calcext:value-type="float">
            <text:p>17,26</text:p>
          </table:table-cell>
          <table:table-cell office:value-type="float" office:value="18.28" calcext:value-type="float">
            <text:p>18,28</text:p>
          </table:table-cell>
          <table:table-cell office:value-type="float" office:value="21.47" calcext:value-type="float">
            <text:p>21,47</text:p>
          </table:table-cell>
          <table:table-cell office:value-type="float" office:value="23.06" calcext:value-type="float">
            <text:p>23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69" calcext:value-type="float">
            <text:p>24,69</text:p>
          </table:table-cell>
          <table:table-cell office:value-type="float" office:value="23.22" calcext:value-type="float">
            <text:p>23,22</text:p>
          </table:table-cell>
          <table:table-cell office:value-type="float" office:value="20.2" calcext:value-type="float">
            <text:p>20,2</text:p>
          </table:table-cell>
          <table:table-cell office:value-type="float" office:value="18.1" calcext:value-type="float">
            <text:p>18,1</text:p>
          </table:table-cell>
          <table:table-cell office:value-type="float" office:value="14.22" calcext:value-type="float">
            <text:p>14,22</text:p>
          </table:table-cell>
          <table:table-cell office:value-type="float" office:value="12.68" calcext:value-type="float">
            <text:p>12,68</text:p>
          </table:table-cell>
          <table:table-cell office:value-type="float" office:value="10.13" calcext:value-type="float">
            <text:p>10,13</text:p>
          </table:table-cell>
          <table:table-cell office:value-type="float" office:value="11.76" calcext:value-type="float">
            <text:p>11,76</text:p>
          </table:table-cell>
          <table:table-cell office:value-type="float" office:value="14.57" calcext:value-type="float">
            <text:p>14,57</text:p>
          </table:table-cell>
          <table:table-cell office:value-type="float" office:value="18.23" calcext:value-type="float">
            <text:p>18,23</text:p>
          </table:table-cell>
          <table:table-cell office:value-type="float" office:value="23.45" calcext:value-type="float">
            <text:p>23,45</text:p>
          </table:table-cell>
          <table:table-cell office:value-type="float" office:value="24.06" calcext:value-type="float">
            <text:p>24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8" calcext:value-type="float">
            <text:p>24,98</text:p>
          </table:table-cell>
          <table:table-cell office:value-type="float" office:value="24.6" calcext:value-type="float">
            <text:p>24,6</text:p>
          </table:table-cell>
          <table:table-cell office:value-type="float" office:value="24.66" calcext:value-type="float">
            <text:p>24,66</text:p>
          </table:table-cell>
          <table:table-cell office:value-type="float" office:value="18.05" calcext:value-type="float">
            <text:p>18,05</text:p>
          </table:table-cell>
          <table:table-cell office:value-type="float" office:value="13.37" calcext:value-type="float">
            <text:p>13,37</text:p>
          </table:table-cell>
          <table:table-cell office:value-type="float" office:value="11.38" calcext:value-type="float">
            <text:p>11,38</text:p>
          </table:table-cell>
          <table:table-cell office:value-type="float" office:value="9.25" calcext:value-type="float">
            <text:p>9,25</text:p>
          </table:table-cell>
          <table:table-cell office:value-type="float" office:value="13.61" calcext:value-type="float">
            <text:p>13,61</text:p>
          </table:table-cell>
          <table:table-cell office:value-type="float" office:value="14.73" calcext:value-type="float">
            <text:p>14,73</text:p>
          </table:table-cell>
          <table:table-cell office:value-type="float" office:value="18.47" calcext:value-type="float">
            <text:p>18,47</text:p>
          </table:table-cell>
          <table:table-cell office:value-type="float" office:value="23.4" calcext:value-type="float">
            <text:p>23,4</text:p>
          </table:table-cell>
          <table:table-cell office:value-type="float" office:value="24.38" calcext:value-type="float">
            <text:p>24,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9" calcext:value-type="float">
            <text:p>26,09</text:p>
          </table:table-cell>
          <table:table-cell office:value-type="float" office:value="24.41" calcext:value-type="float">
            <text:p>24,41</text:p>
          </table:table-cell>
          <table:table-cell office:value-type="float" office:value="22.65" calcext:value-type="float">
            <text:p>22,65</text:p>
          </table:table-cell>
          <table:table-cell office:value-type="float" office:value="19.29" calcext:value-type="float">
            <text:p>19,29</text:p>
          </table:table-cell>
          <table:table-cell office:value-type="float" office:value="12.49" calcext:value-type="float">
            <text:p>12,49</text:p>
          </table:table-cell>
          <table:table-cell office:value-type="float" office:value="10.69" calcext:value-type="float">
            <text:p>10,69</text:p>
          </table:table-cell>
          <table:table-cell office:value-type="float" office:value="10.15" calcext:value-type="float">
            <text:p>10,15</text:p>
          </table:table-cell>
          <table:table-cell office:value-type="float" office:value="12.49" calcext:value-type="float">
            <text:p>12,49</text:p>
          </table:table-cell>
          <table:table-cell office:value-type="float" office:value="16.19" calcext:value-type="float">
            <text:p>16,19</text:p>
          </table:table-cell>
          <table:table-cell office:value-type="float" office:value="19.39" calcext:value-type="float">
            <text:p>19,39</text:p>
          </table:table-cell>
          <table:table-cell office:value-type="float" office:value="22.73" calcext:value-type="float">
            <text:p>22,73</text:p>
          </table:table-cell>
          <table:table-cell office:value-type="float" office:value="27.21" calcext:value-type="float">
            <text:p>27,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4" calcext:value-type="float">
            <text:p>27,94</text:p>
          </table:table-cell>
          <table:table-cell office:value-type="float" office:value="24.56" calcext:value-type="float">
            <text:p>24,56</text:p>
          </table:table-cell>
          <table:table-cell office:value-type="float" office:value="19.79" calcext:value-type="float">
            <text:p>19,79</text:p>
          </table:table-cell>
          <table:table-cell office:value-type="float" office:value="17.01" calcext:value-type="float">
            <text:p>17,01</text:p>
          </table:table-cell>
          <table:table-cell office:value-type="float" office:value="12.08" calcext:value-type="float">
            <text:p>12,08</text:p>
          </table:table-cell>
          <table:table-cell office:value-type="float" office:value="8.7" calcext:value-type="float">
            <text:p>8,7</text:p>
          </table:table-cell>
          <table:table-cell office:value-type="float" office:value="11.45" calcext:value-type="float">
            <text:p>11,45</text:p>
          </table:table-cell>
          <table:table-cell office:value-type="float" office:value="12.33" calcext:value-type="float">
            <text:p>12,33</text:p>
          </table:table-cell>
          <table:table-cell office:value-type="float" office:value="14.97" calcext:value-type="float">
            <text:p>14,97</text:p>
          </table:table-cell>
          <table:table-cell office:value-type="float" office:value="18.63" calcext:value-type="float">
            <text:p>18,63</text:p>
          </table:table-cell>
          <table:table-cell office:value-type="float" office:value="24.26" calcext:value-type="float">
            <text:p>24,26</text:p>
          </table:table-cell>
          <table:table-cell office:value-type="float" office:value="27.45" calcext:value-type="float">
            <text:p>27,4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Cordoba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.85" calcext:value-type="float">
            <text:p>21,85</text:p>
          </table:table-cell>
          <table:table-cell office:value-type="float" office:value="19.8" calcext:value-type="float">
            <text:p>19,8</text:p>
          </table:table-cell>
          <table:table-cell office:value-type="float" office:value="16.41" calcext:value-type="float">
            <text:p>16,41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7.59" calcext:value-type="float">
            <text:p>7,59</text:p>
          </table:table-cell>
          <table:table-cell office:value-type="float" office:value="7.42" calcext:value-type="float">
            <text:p>7,42</text:p>
          </table:table-cell>
          <table:table-cell office:value-type="float" office:value="14.83" calcext:value-type="float">
            <text:p>14,83</text:p>
          </table:table-cell>
          <table:table-cell office:value-type="float" office:value="18.49" calcext:value-type="float">
            <text:p>18,49</text:p>
          </table:table-cell>
          <table:table-cell office:value-type="float" office:value="21.32" calcext:value-type="float">
            <text:p>21,32</text:p>
          </table:table-cell>
          <table:table-cell office:value-type="float" office:value="23.18" calcext:value-type="float">
            <text:p>23,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03" calcext:value-type="float">
            <text:p>23,03</text:p>
          </table:table-cell>
          <table:table-cell office:value-type="float" office:value="21.56" calcext:value-type="float">
            <text:p>21,56</text:p>
          </table:table-cell>
          <table:table-cell office:value-type="float" office:value="19.65" calcext:value-type="float">
            <text:p>19,65</text:p>
          </table:table-cell>
          <table:table-cell office:value-type="float" office:value="16.31" calcext:value-type="float">
            <text:p>16,31</text:p>
          </table:table-cell>
          <table:table-cell office:value-type="float" office:value="13.18" calcext:value-type="float">
            <text:p>13,18</text:p>
          </table:table-cell>
          <table:table-cell office:value-type="float" office:value="8.56" calcext:value-type="float">
            <text:p>8,56</text:p>
          </table:table-cell>
          <table:table-cell office:value-type="float" office:value="12.31" calcext:value-type="float">
            <text:p>12,31</text:p>
          </table:table-cell>
          <table:table-cell office:value-type="float" office:value="12.55" calcext:value-type="float">
            <text:p>12,55</text:p>
          </table:table-cell>
          <table:table-cell office:value-type="float" office:value="13.26" calcext:value-type="float">
            <text:p>13,26</text:p>
          </table:table-cell>
          <table:table-cell office:value-type="float" office:value="17.54" calcext:value-type="float">
            <text:p>17,54</text:p>
          </table:table-cell>
          <table:table-cell office:value-type="float" office:value="22.1" calcext:value-type="float">
            <text:p>22,1</text:p>
          </table:table-cell>
          <table:table-cell office:value-type="float" office:value="22.97" calcext:value-type="float">
            <text:p>22,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06" calcext:value-type="float">
            <text:p>22,06</text:p>
          </table:table-cell>
          <table:table-cell office:value-type="float" office:value="22.55" calcext:value-type="float">
            <text:p>22,55</text:p>
          </table:table-cell>
          <table:table-cell office:value-type="float" office:value="21.57" calcext:value-type="float">
            <text:p>21,57</text:p>
          </table:table-cell>
          <table:table-cell office:value-type="float" office:value="19.47" calcext:value-type="float">
            <text:p>19,47</text:p>
          </table:table-cell>
          <table:table-cell office:value-type="float" office:value="14.96" calcext:value-type="float">
            <text:p>14,96</text:p>
          </table:table-cell>
          <table:table-cell office:value-type="float" office:value="10.09" calcext:value-type="float">
            <text:p>10,09</text:p>
          </table:table-cell>
          <table:table-cell office:value-type="float" office:value="8.73" calcext:value-type="float">
            <text:p>8,73</text:p>
          </table:table-cell>
          <table:table-cell office:value-type="float" office:value="14.28" calcext:value-type="float">
            <text:p>14,28</text:p>
          </table:table-cell>
          <table:table-cell office:value-type="float" office:value="12.49" calcext:value-type="float">
            <text:p>12,49</text:p>
          </table:table-cell>
          <table:table-cell office:value-type="float" office:value="18.68" calcext:value-type="float">
            <text:p>18,68</text:p>
          </table:table-cell>
          <table:table-cell office:value-type="float" office:value="22.81" calcext:value-type="float">
            <text:p>22,81</text:p>
          </table:table-cell>
          <table:table-cell office:value-type="float" office:value="21.9" calcext:value-type="float">
            <text:p>21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5" calcext:value-type="float">
            <text:p>24,35</text:p>
          </table:table-cell>
          <table:table-cell office:value-type="float" office:value="22.4" calcext:value-type="float">
            <text:p>22,4</text:p>
          </table:table-cell>
          <table:table-cell office:value-type="float" office:value="20.56" calcext:value-type="float">
            <text:p>20,56</text:p>
          </table:table-cell>
          <table:table-cell office:value-type="float" office:value="14.16" calcext:value-type="float">
            <text:p>14,16</text:p>
          </table:table-cell>
          <table:table-cell office:value-type="float" office:value="10.89" calcext:value-type="float">
            <text:p>10,89</text:p>
          </table:table-cell>
          <table:table-cell office:value-type="float" office:value="9.74" calcext:value-type="float">
            <text:p>9,74</text:p>
          </table:table-cell>
          <table:table-cell office:value-type="float" office:value="7.93" calcext:value-type="float">
            <text:p>7,93</text:p>
          </table:table-cell>
          <table:table-cell office:value-type="float" office:value="9.53" calcext:value-type="float">
            <text:p>9,53</text:p>
          </table:table-cell>
          <table:table-cell office:value-type="float" office:value="14.25" calcext:value-type="float">
            <text:p>14,25</text:p>
          </table:table-cell>
          <table:table-cell office:value-type="float" office:value="16.24" calcext:value-type="float">
            <text:p>16,24</text:p>
          </table:table-cell>
          <table:table-cell office:value-type="float" office:value="19.61" calcext:value-type="float">
            <text:p>19,61</text:p>
          </table:table-cell>
          <table:table-cell office:value-type="float" office:value="23.09" calcext:value-type="float">
            <text:p>23,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69" calcext:value-type="float">
            <text:p>23,69</text:p>
          </table:table-cell>
          <table:table-cell office:value-type="float" office:value="20.68" calcext:value-type="float">
            <text:p>20,68</text:p>
          </table:table-cell>
          <table:table-cell office:value-type="float" office:value="18.7" calcext:value-type="float">
            <text:p>18,7</text:p>
          </table:table-cell>
          <table:table-cell office:value-type="float" office:value="17.21" calcext:value-type="float">
            <text:p>17,21</text:p>
          </table:table-cell>
          <table:table-cell office:value-type="float" office:value="12.75" calcext:value-type="float">
            <text:p>12,75</text:p>
          </table:table-cell>
          <table:table-cell office:value-type="float" office:value="9.88" calcext:value-type="float">
            <text:p>9,88</text:p>
          </table:table-cell>
          <table:table-cell office:value-type="float" office:value="9.07" calcext:value-type="float">
            <text:p>9,07</text:p>
          </table:table-cell>
          <table:table-cell office:value-type="float" office:value="10.35" calcext:value-type="float">
            <text:p>10,35</text:p>
          </table:table-cell>
          <table:table-cell office:value-type="float" office:value="16.55" calcext:value-type="float">
            <text:p>16,55</text:p>
          </table:table-cell>
          <table:table-cell office:value-type="float" office:value="17.05" calcext:value-type="float">
            <text:p>17,05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6" calcext:value-type="float">
            <text:p>22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81" calcext:value-type="float">
            <text:p>23,81</text:p>
          </table:table-cell>
          <table:table-cell office:value-type="float" office:value="22.88" calcext:value-type="float">
            <text:p>22,88</text:p>
          </table:table-cell>
          <table:table-cell office:value-type="float" office:value="20.42" calcext:value-type="float">
            <text:p>20,42</text:p>
          </table:table-cell>
          <table:table-cell office:value-type="float" office:value="16.35" calcext:value-type="float">
            <text:p>16,35</text:p>
          </table:table-cell>
          <table:table-cell office:value-type="float" office:value="14.66" calcext:value-type="float">
            <text:p>14,66</text:p>
          </table:table-cell>
          <table:table-cell office:value-type="float" office:value="10.77" calcext:value-type="float">
            <text:p>10,77</text:p>
          </table:table-cell>
          <table:table-cell office:value-type="float" office:value="8.87" calcext:value-type="float">
            <text:p>8,87</text:p>
          </table:table-cell>
          <table:table-cell office:value-type="float" office:value="12.02" calcext:value-type="float">
            <text:p>12,02</text:p>
          </table:table-cell>
          <table:table-cell office:value-type="float" office:value="15.11" calcext:value-type="float">
            <text:p>15,11</text:p>
          </table:table-cell>
          <table:table-cell office:value-type="float" office:value="17.01" calcext:value-type="float">
            <text:p>17,01</text:p>
          </table:table-cell>
          <table:table-cell office:value-type="float" office:value="21.15" calcext:value-type="float">
            <text:p>21,15</text:p>
          </table:table-cell>
          <table:table-cell office:value-type="float" office:value="23.29" calcext:value-type="float">
            <text:p>23,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33" calcext:value-type="float">
            <text:p>23,33</text:p>
          </table:table-cell>
          <table:table-cell office:value-type="float" office:value="21.61" calcext:value-type="float">
            <text:p>21,61</text:p>
          </table:table-cell>
          <table:table-cell office:value-type="float" office:value="18.11" calcext:value-type="float">
            <text:p>18,11</text:p>
          </table:table-cell>
          <table:table-cell office:value-type="float" office:value="16.77" calcext:value-type="float">
            <text:p>16,77</text:p>
          </table:table-cell>
          <table:table-cell office:value-type="float" office:value="13.48" calcext:value-type="float">
            <text:p>13,48</text:p>
          </table:table-cell>
          <table:table-cell office:value-type="float" office:value="11.37" calcext:value-type="float">
            <text:p>11,37</text:p>
          </table:table-cell>
          <table:table-cell office:value-type="float" office:value="9.89" calcext:value-type="float">
            <text:p>9,89</text:p>
          </table:table-cell>
          <table:table-cell office:value-type="float" office:value="10.88" calcext:value-type="float">
            <text:p>10,88</text:p>
          </table:table-cell>
          <table:table-cell office:value-type="float" office:value="14.15" calcext:value-type="float">
            <text:p>14,15</text:p>
          </table:table-cell>
          <table:table-cell office:value-type="float" office:value="18.75" calcext:value-type="float">
            <text:p>18,75</text:p>
          </table:table-cell>
          <table:table-cell office:value-type="float" office:value="19.4" calcext:value-type="float">
            <text:p>19,4</text:p>
          </table:table-cell>
          <table:table-cell office:value-type="float" office:value="25.03" calcext:value-type="float">
            <text:p>25,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4" calcext:value-type="float">
            <text:p>24,04</text:p>
          </table:table-cell>
          <table:table-cell office:value-type="float" office:value="20.52" calcext:value-type="float">
            <text:p>20,52</text:p>
          </table:table-cell>
          <table:table-cell office:value-type="float" office:value="17.21" calcext:value-type="float">
            <text:p>17,21</text:p>
          </table:table-cell>
          <table:table-cell office:value-type="float" office:value="15.5" calcext:value-type="float">
            <text:p>15,5</text:p>
          </table:table-cell>
          <table:table-cell office:value-type="float" office:value="12.72" calcext:value-type="float">
            <text:p>12,72</text:p>
          </table:table-cell>
          <table:table-cell office:value-type="float" office:value="9.33" calcext:value-type="float">
            <text:p>9,33</text:p>
          </table:table-cell>
          <table:table-cell office:value-type="float" office:value="10.17" calcext:value-type="float">
            <text:p>10,17</text:p>
          </table:table-cell>
          <table:table-cell office:value-type="float" office:value="13.73" calcext:value-type="float">
            <text:p>13,73</text:p>
          </table:table-cell>
          <table:table-cell office:value-type="float" office:value="15.45" calcext:value-type="float">
            <text:p>15,45</text:p>
          </table:table-cell>
          <table:table-cell office:value-type="float" office:value="20.08" calcext:value-type="float">
            <text:p>20,08</text:p>
          </table:table-cell>
          <table:table-cell office:value-type="float" office:value="19.87" calcext:value-type="float">
            <text:p>19,87</text:p>
          </table:table-cell>
          <table:table-cell office:value-type="float" office:value="21.48" calcext:value-type="float">
            <text:p>21,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78" calcext:value-type="float">
            <text:p>22,78</text:p>
          </table:table-cell>
          <table:table-cell office:value-type="float" office:value="20.43" calcext:value-type="float">
            <text:p>20,43</text:p>
          </table:table-cell>
          <table:table-cell office:value-type="float" office:value="19.51" calcext:value-type="float">
            <text:p>19,51</text:p>
          </table:table-cell>
          <table:table-cell office:value-type="float" office:value="17.66" calcext:value-type="float">
            <text:p>17,66</text:p>
          </table:table-cell>
          <table:table-cell office:value-type="float" office:value="14.2" calcext:value-type="float">
            <text:p>14,2</text:p>
          </table:table-cell>
          <table:table-cell office:value-type="float" office:value="11.68" calcext:value-type="float">
            <text:p>11,68</text:p>
          </table:table-cell>
          <table:table-cell office:value-type="float" office:value="10.3" calcext:value-type="float">
            <text:p>10,3</text:p>
          </table:table-cell>
          <table:table-cell office:value-type="float" office:value="13.19" calcext:value-type="float">
            <text:p>13,19</text:p>
          </table:table-cell>
          <table:table-cell office:value-type="float" office:value="14.46" calcext:value-type="float">
            <text:p>14,46</text:p>
          </table:table-cell>
          <table:table-cell office:value-type="float" office:value="15.6" calcext:value-type="float">
            <text:p>15,6</text:p>
          </table:table-cell>
          <table:table-cell office:value-type="float" office:value="18.34" calcext:value-type="float">
            <text:p>18,34</text:p>
          </table:table-cell>
          <table:table-cell office:value-type="float" office:value="22.88" calcext:value-type="float">
            <text:p>22,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54" calcext:value-type="float">
            <text:p>23,54</text:p>
          </table:table-cell>
          <table:table-cell office:value-type="float" office:value="22.78" calcext:value-type="float">
            <text:p>22,78</text:p>
          </table:table-cell>
          <table:table-cell office:value-type="float" office:value="18.44" calcext:value-type="float">
            <text:p>18,44</text:p>
          </table:table-cell>
          <table:table-cell office:value-type="float" office:value="14.75" calcext:value-type="float">
            <text:p>14,75</text:p>
          </table:table-cell>
          <table:table-cell office:value-type="float" office:value="10.67" calcext:value-type="float">
            <text:p>10,67</text:p>
          </table:table-cell>
          <table:table-cell office:value-type="float" office:value="7.82" calcext:value-type="float">
            <text:p>7,82</text:p>
          </table:table-cell>
          <table:table-cell office:value-type="float" office:value="8.73" calcext:value-type="float">
            <text:p>8,73</text:p>
          </table:table-cell>
          <table:table-cell office:value-type="float" office:value="13.09" calcext:value-type="float">
            <text:p>13,09</text:p>
          </table:table-cell>
          <table:table-cell office:value-type="float" office:value="14.51" calcext:value-type="float">
            <text:p>14,51</text:p>
          </table:table-cell>
          <table:table-cell office:value-type="float" office:value="17.06" calcext:value-type="float">
            <text:p>17,06</text:p>
          </table:table-cell>
          <table:table-cell office:value-type="float" office:value="19.77" calcext:value-type="float">
            <text:p>19,77</text:p>
          </table:table-cell>
          <table:table-cell office:value-type="float" office:value="23.32" calcext:value-type="float">
            <text:p>23,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6" calcext:value-type="float">
            <text:p>24,6</text:p>
          </table:table-cell>
          <table:table-cell office:value-type="float" office:value="23.29" calcext:value-type="float">
            <text:p>23,29</text:p>
          </table:table-cell>
          <table:table-cell office:value-type="float" office:value="20.31" calcext:value-type="float">
            <text:p>20,31</text:p>
          </table:table-cell>
          <table:table-cell office:value-type="float" office:value="15.86" calcext:value-type="float">
            <text:p>15,86</text:p>
          </table:table-cell>
          <table:table-cell office:value-type="float" office:value="12.87" calcext:value-type="float">
            <text:p>12,87</text:p>
          </table:table-cell>
          <table:table-cell office:value-type="float" office:value="11.53" calcext:value-type="float">
            <text:p>11,53</text:p>
          </table:table-cell>
          <table:table-cell office:value-type="float" office:value="11.54" calcext:value-type="float">
            <text:p>11,54</text:p>
          </table:table-cell>
          <table:table-cell office:value-type="float" office:value="13.04" calcext:value-type="float">
            <text:p>13,04</text:p>
          </table:table-cell>
          <table:table-cell office:value-type="float" office:value="13.96" calcext:value-type="float">
            <text:p>13,96</text:p>
          </table:table-cell>
          <table:table-cell office:value-type="float" office:value="17.3" calcext:value-type="float">
            <text:p>17,3</text:p>
          </table:table-cell>
          <table:table-cell office:value-type="float" office:value="21.02" calcext:value-type="float">
            <text:p>21,02</text:p>
          </table:table-cell>
          <table:table-cell office:value-type="float" office:value="23.49" calcext:value-type="float">
            <text:p>23,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29" calcext:value-type="float">
            <text:p>23,29</text:p>
          </table:table-cell>
          <table:table-cell office:value-type="float" office:value="23.05" calcext:value-type="float">
            <text:p>23,05</text:p>
          </table:table-cell>
          <table:table-cell office:value-type="float" office:value="21.08" calcext:value-type="float">
            <text:p>21,08</text:p>
          </table:table-cell>
          <table:table-cell office:value-type="float" office:value="20.63" calcext:value-type="float">
            <text:p>20,63</text:p>
          </table:table-cell>
          <table:table-cell office:value-type="float" office:value="14.64" calcext:value-type="float">
            <text:p>14,64</text:p>
          </table:table-cell>
          <table:table-cell office:value-type="float" office:value="8.97" calcext:value-type="float">
            <text:p>8,97</text:p>
          </table:table-cell>
          <table:table-cell office:value-type="float" office:value="7.62" calcext:value-type="float">
            <text:p>7,62</text:p>
          </table:table-cell>
          <table:table-cell office:value-type="float" office:value="11.43" calcext:value-type="float">
            <text:p>11,43</text:p>
          </table:table-cell>
          <table:table-cell office:value-type="float" office:value="17.35" calcext:value-type="float">
            <text:p>17,35</text:p>
          </table:table-cell>
          <table:table-cell office:value-type="float" office:value="18.24" calcext:value-type="float">
            <text:p>18,24</text:p>
          </table:table-cell>
          <table:table-cell office:value-type="float" office:value="20.42" calcext:value-type="float">
            <text:p>20,42</text:p>
          </table:table-cell>
          <table:table-cell office:value-type="float" office:value="22.2" calcext:value-type="float">
            <text:p>22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75" calcext:value-type="float">
            <text:p>22,75</text:p>
          </table:table-cell>
          <table:table-cell office:value-type="float" office:value="21.73" calcext:value-type="float">
            <text:p>21,73</text:p>
          </table:table-cell>
          <table:table-cell office:value-type="float" office:value="18.15" calcext:value-type="float">
            <text:p>18,15</text:p>
          </table:table-cell>
          <table:table-cell office:value-type="float" office:value="16.46" calcext:value-type="float">
            <text:p>16,46</text:p>
          </table:table-cell>
          <table:table-cell office:value-type="float" office:value="12.91" calcext:value-type="float">
            <text:p>12,91</text:p>
          </table:table-cell>
          <table:table-cell office:value-type="float" office:value="11.09" calcext:value-type="float">
            <text:p>11,09</text:p>
          </table:table-cell>
          <table:table-cell office:value-type="float" office:value="9.94" calcext:value-type="float">
            <text:p>9,94</text:p>
          </table:table-cell>
          <table:table-cell office:value-type="float" office:value="11.25" calcext:value-type="float">
            <text:p>11,25</text:p>
          </table:table-cell>
          <table:table-cell office:value-type="float" office:value="14.55" calcext:value-type="float">
            <text:p>14,55</text:p>
          </table:table-cell>
          <table:table-cell office:value-type="float" office:value="17.85" calcext:value-type="float">
            <text:p>17,85</text:p>
          </table:table-cell>
          <table:table-cell office:value-type="float" office:value="21.95" calcext:value-type="float">
            <text:p>21,95</text:p>
          </table:table-cell>
          <table:table-cell office:value-type="float" office:value="22.74" calcext:value-type="float">
            <text:p>22,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21.61" calcext:value-type="float">
            <text:p>21,61</text:p>
          </table:table-cell>
          <table:table-cell office:value-type="float" office:value="22.12" calcext:value-type="float">
            <text:p>22,12</text:p>
          </table:table-cell>
          <table:table-cell office:value-type="float" office:value="17.09" calcext:value-type="float">
            <text:p>17,09</text:p>
          </table:table-cell>
          <table:table-cell office:value-type="float" office:value="14.23" calcext:value-type="float">
            <text:p>14,23</text:p>
          </table:table-cell>
          <table:table-cell office:value-type="float" office:value="10.72" calcext:value-type="float">
            <text:p>10,72</text:p>
          </table:table-cell>
          <table:table-cell office:value-type="float" office:value="9.55" calcext:value-type="float">
            <text:p>9,55</text:p>
          </table:table-cell>
          <table:table-cell office:value-type="float" office:value="13.19" calcext:value-type="float">
            <text:p>13,19</text:p>
          </table:table-cell>
          <table:table-cell office:value-type="float" office:value="15.69" calcext:value-type="float">
            <text:p>15,69</text:p>
          </table:table-cell>
          <table:table-cell office:value-type="float" office:value="18.26" calcext:value-type="float">
            <text:p>18,26</text:p>
          </table:table-cell>
          <table:table-cell office:value-type="float" office:value="21.17" calcext:value-type="float">
            <text:p>21,17</text:p>
          </table:table-cell>
          <table:table-cell office:value-type="float" office:value="22.62" calcext:value-type="float">
            <text:p>22,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34" calcext:value-type="float">
            <text:p>22,34</text:p>
          </table:table-cell>
          <table:table-cell office:value-type="float" office:value="20.74" calcext:value-type="float">
            <text:p>20,74</text:p>
          </table:table-cell>
          <table:table-cell office:value-type="float" office:value="19.49" calcext:value-type="float">
            <text:p>19,49</text:p>
          </table:table-cell>
          <table:table-cell office:value-type="float" office:value="17.47" calcext:value-type="float">
            <text:p>17,47</text:p>
          </table:table-cell>
          <table:table-cell office:value-type="float" office:value="12.64" calcext:value-type="float">
            <text:p>12,64</text:p>
          </table:table-cell>
          <table:table-cell office:value-type="float" office:value="9" calcext:value-type="float">
            <text:p>9</text:p>
          </table:table-cell>
          <table:table-cell office:value-type="float" office:value="10.93" calcext:value-type="float">
            <text:p>10,93</text:p>
          </table:table-cell>
          <table:table-cell office:value-type="float" office:value="12.45" calcext:value-type="float">
            <text:p>12,45</text:p>
          </table:table-cell>
          <table:table-cell office:value-type="float" office:value="15.85" calcext:value-type="float">
            <text:p>15,85</text:p>
          </table:table-cell>
          <table:table-cell office:value-type="float" office:value="18.83" calcext:value-type="float">
            <text:p>18,83</text:p>
          </table:table-cell>
          <table:table-cell office:value-type="float" office:value="19.95" calcext:value-type="float">
            <text:p>19,95</text:p>
          </table:table-cell>
          <table:table-cell office:value-type="float" office:value="23.38" calcext:value-type="float">
            <text:p>23,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.61" calcext:value-type="float">
            <text:p>21,61</text:p>
          </table:table-cell>
          <table:table-cell office:value-type="float" office:value="19.07" calcext:value-type="float">
            <text:p>19,07</text:p>
          </table:table-cell>
          <table:table-cell office:value-type="float" office:value="16.32" calcext:value-type="float">
            <text:p>16,32</text:p>
          </table:table-cell>
          <table:table-cell office:value-type="float" office:value="11.92" calcext:value-type="float">
            <text:p>11,92</text:p>
          </table:table-cell>
          <table:table-cell office:value-type="float" office:value="8.86" calcext:value-type="float">
            <text:p>8,86</text:p>
          </table:table-cell>
          <table:table-cell office:value-type="float" office:value="11.52" calcext:value-type="float">
            <text:p>11,52</text:p>
          </table:table-cell>
          <table:table-cell office:value-type="float" office:value="11.88" calcext:value-type="float">
            <text:p>11,88</text:p>
          </table:table-cell>
          <table:table-cell office:value-type="float" office:value="14.08" calcext:value-type="float">
            <text:p>14,08</text:p>
          </table:table-cell>
          <table:table-cell office:value-type="float" office:value="17.12" calcext:value-type="float">
            <text:p>17,12</text:p>
          </table:table-cell>
          <table:table-cell office:value-type="float" office:value="21.76" calcext:value-type="float">
            <text:p>21,76</text:p>
          </table:table-cell>
          <table:table-cell office:value-type="float" office:value="24.29" calcext:value-type="float">
            <text:p>24,29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4]*[.$R$5]+[.B23]*[.$R$4]+[.B42]*[.$R$3]" office:value-type="float" office:value="24.4908226355416" calcext:value-type="float">
            <text:p>24,4908226355416</text:p>
          </table:table-cell>
          <table:table-cell table:formula="of:=[.C4]*[.$R$5]+[.C23]*[.$R$4]+[.C42]*[.$R$3]" office:value-type="float" office:value="24.2869783751275" calcext:value-type="float">
            <text:p>24,2869783751275</text:p>
          </table:table-cell>
          <table:table-cell table:formula="of:=[.D4]*[.$R$5]+[.D23]*[.$R$4]+[.D42]*[.$R$3]" office:value-type="float" office:value="20.5898289813854" calcext:value-type="float">
            <text:p>20,5898289813854</text:p>
          </table:table-cell>
          <table:table-cell table:formula="of:=[.E4]*[.$R$5]+[.E23]*[.$R$4]+[.E42]*[.$R$3]" office:value-type="float" office:value="16.9087579106898" calcext:value-type="float">
            <text:p>16,9087579106898</text:p>
          </table:table-cell>
          <table:table-cell table:formula="of:=[.F4]*[.$R$5]+[.F23]*[.$R$4]+[.F42]*[.$R$3]" office:value-type="float" office:value="10.3034296703661" calcext:value-type="float">
            <text:p>10,3034296703661</text:p>
          </table:table-cell>
          <table:table-cell table:formula="of:=[.G4]*[.$R$5]+[.G23]*[.$R$4]+[.G42]*[.$R$3]" office:value-type="float" office:value="7.8357917621264" calcext:value-type="float">
            <text:p>7,8357917621264</text:p>
          </table:table-cell>
          <table:table-cell table:formula="of:=[.H4]*[.$R$5]+[.H23]*[.$R$4]+[.H42]*[.$R$3]" office:value-type="float" office:value="6.55650767864099" calcext:value-type="float">
            <text:p>6,55650767864099</text:p>
          </table:table-cell>
          <table:table-cell table:formula="of:=[.I4]*[.$R$5]+[.I23]*[.$R$4]+[.I42]*[.$R$3]" office:value-type="float" office:value="7.9433020647439" calcext:value-type="float">
            <text:p>7,9433020647439</text:p>
          </table:table-cell>
          <table:table-cell table:formula="of:=[.J4]*[.$R$5]+[.J23]*[.$R$4]+[.J42]*[.$R$3]" office:value-type="float" office:value="15.3267689537828" calcext:value-type="float">
            <text:p>15,3267689537828</text:p>
          </table:table-cell>
          <table:table-cell table:formula="of:=[.K4]*[.$R$5]+[.K23]*[.$R$4]+[.K42]*[.$R$3]" office:value-type="float" office:value="17.6982009172341" calcext:value-type="float">
            <text:p>17,6982009172341</text:p>
          </table:table-cell>
          <table:table-cell table:formula="of:=[.L4]*[.$R$5]+[.L23]*[.$R$4]+[.L42]*[.$R$3]" office:value-type="float" office:value="18.125576146462" calcext:value-type="float">
            <text:p>18,125576146462</text:p>
          </table:table-cell>
          <table:table-cell table:formula="of:=[.M4]*[.$R$5]+[.M23]*[.$R$4]+[.M42]*[.$R$3]" office:value-type="float" office:value="22.8391262389738" calcext:value-type="float">
            <text:p>22,8391262389738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5]*[.$R$5]+[.B24]*[.$R$4]+[.B43]*[.$R$3]" office:value-type="float" office:value="24.6040382978062" calcext:value-type="float">
            <text:p>24,6040382978062</text:p>
          </table:table-cell>
          <table:table-cell table:formula="of:=[.C5]*[.$R$5]+[.C24]*[.$R$4]+[.C43]*[.$R$3]" office:value-type="float" office:value="24.4344247122726" calcext:value-type="float">
            <text:p>24,4344247122726</text:p>
          </table:table-cell>
          <table:table-cell table:formula="of:=[.D5]*[.$R$5]+[.D24]*[.$R$4]+[.D43]*[.$R$3]" office:value-type="float" office:value="20.5556932230597" calcext:value-type="float">
            <text:p>20,5556932230597</text:p>
          </table:table-cell>
          <table:table-cell table:formula="of:=[.E5]*[.$R$5]+[.E24]*[.$R$4]+[.E43]*[.$R$3]" office:value-type="float" office:value="16.5715251259013" calcext:value-type="float">
            <text:p>16,5715251259013</text:p>
          </table:table-cell>
          <table:table-cell table:formula="of:=[.F5]*[.$R$5]+[.F24]*[.$R$4]+[.F43]*[.$R$3]" office:value-type="float" office:value="13.4359831134084" calcext:value-type="float">
            <text:p>13,4359831134084</text:p>
          </table:table-cell>
          <table:table-cell table:formula="of:=[.G5]*[.$R$5]+[.G24]*[.$R$4]+[.G43]*[.$R$3]" office:value-type="float" office:value="9.21614066483646" calcext:value-type="float">
            <text:p>9,21614066483646</text:p>
          </table:table-cell>
          <table:table-cell table:formula="of:=[.H5]*[.$R$5]+[.H24]*[.$R$4]+[.H43]*[.$R$3]" office:value-type="float" office:value="12.538928636221" calcext:value-type="float">
            <text:p>12,538928636221</text:p>
          </table:table-cell>
          <table:table-cell table:formula="of:=[.I5]*[.$R$5]+[.I24]*[.$R$4]+[.I43]*[.$R$3]" office:value-type="float" office:value="11.1419946954819" calcext:value-type="float">
            <text:p>11,1419946954819</text:p>
          </table:table-cell>
          <table:table-cell table:formula="of:=[.J5]*[.$R$5]+[.J24]*[.$R$4]+[.J43]*[.$R$3]" office:value-type="float" office:value="13.5367612251711" calcext:value-type="float">
            <text:p>13,5367612251711</text:p>
          </table:table-cell>
          <table:table-cell table:formula="of:=[.K5]*[.$R$5]+[.K24]*[.$R$4]+[.K43]*[.$R$3]" office:value-type="float" office:value="17.3720346163845" calcext:value-type="float">
            <text:p>17,3720346163845</text:p>
          </table:table-cell>
          <table:table-cell table:formula="of:=[.L5]*[.$R$5]+[.L24]*[.$R$4]+[.L43]*[.$R$3]" office:value-type="float" office:value="24.5056753156582" calcext:value-type="float">
            <text:p>24,5056753156582</text:p>
          </table:table-cell>
          <table:table-cell table:formula="of:=[.M5]*[.$R$5]+[.M24]*[.$R$4]+[.M43]*[.$R$3]" office:value-type="float" office:value="24.1091987917926" calcext:value-type="float">
            <text:p>24,1091987917926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6]*[.$R$5]+[.B25]*[.$R$4]+[.B44]*[.$R$3]" office:value-type="float" office:value="25.3144797079247" calcext:value-type="float">
            <text:p>25,3144797079247</text:p>
          </table:table-cell>
          <table:table-cell table:formula="of:=[.C6]*[.$R$5]+[.C25]*[.$R$4]+[.C44]*[.$R$3]" office:value-type="float" office:value="23.8751424400432" calcext:value-type="float">
            <text:p>23,8751424400432</text:p>
          </table:table-cell>
          <table:table-cell table:formula="of:=[.D6]*[.$R$5]+[.D25]*[.$R$4]+[.D44]*[.$R$3]" office:value-type="float" office:value="22.5291454769743" calcext:value-type="float">
            <text:p>22,5291454769743</text:p>
          </table:table-cell>
          <table:table-cell table:formula="of:=[.E6]*[.$R$5]+[.E25]*[.$R$4]+[.E44]*[.$R$3]" office:value-type="float" office:value="18.3644204596311" calcext:value-type="float">
            <text:p>18,3644204596311</text:p>
          </table:table-cell>
          <table:table-cell table:formula="of:=[.F6]*[.$R$5]+[.F25]*[.$R$4]+[.F44]*[.$R$3]" office:value-type="float" office:value="14.7164331680245" calcext:value-type="float">
            <text:p>14,7164331680245</text:p>
          </table:table-cell>
          <table:table-cell table:formula="of:=[.G6]*[.$R$5]+[.G25]*[.$R$4]+[.G44]*[.$R$3]" office:value-type="float" office:value="9.26044844705315" calcext:value-type="float">
            <text:p>9,26044844705315</text:p>
          </table:table-cell>
          <table:table-cell table:formula="of:=[.H6]*[.$R$5]+[.H25]*[.$R$4]+[.H44]*[.$R$3]" office:value-type="float" office:value="8.1682499383792" calcext:value-type="float">
            <text:p>8,1682499383792</text:p>
          </table:table-cell>
          <table:table-cell table:formula="of:=[.I6]*[.$R$5]+[.I25]*[.$R$4]+[.I44]*[.$R$3]" office:value-type="float" office:value="13.1417274619526" calcext:value-type="float">
            <text:p>13,1417274619526</text:p>
          </table:table-cell>
          <table:table-cell table:formula="of:=[.J6]*[.$R$5]+[.J25]*[.$R$4]+[.J44]*[.$R$3]" office:value-type="float" office:value="12.2086806978435" calcext:value-type="float">
            <text:p>12,2086806978435</text:p>
          </table:table-cell>
          <table:table-cell table:formula="of:=[.K6]*[.$R$5]+[.K25]*[.$R$4]+[.K44]*[.$R$3]" office:value-type="float" office:value="16.4341589646767" calcext:value-type="float">
            <text:p>16,4341589646767</text:p>
          </table:table-cell>
          <table:table-cell table:formula="of:=[.L6]*[.$R$5]+[.L25]*[.$R$4]+[.L44]*[.$R$3]" office:value-type="float" office:value="21.0884072538751" calcext:value-type="float">
            <text:p>21,0884072538751</text:p>
          </table:table-cell>
          <table:table-cell table:formula="of:=[.M6]*[.$R$5]+[.M25]*[.$R$4]+[.M44]*[.$R$3]" office:value-type="float" office:value="21.9885202404926" calcext:value-type="float">
            <text:p>21,9885202404926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7]*[.$R$5]+[.B26]*[.$R$4]+[.B45]*[.$R$3]" office:value-type="float" office:value="24.9642749466075" calcext:value-type="float">
            <text:p>24,9642749466075</text:p>
          </table:table-cell>
          <table:table-cell table:formula="of:=[.C7]*[.$R$5]+[.C26]*[.$R$4]+[.C45]*[.$R$3]" office:value-type="float" office:value="22.8182900058236" calcext:value-type="float">
            <text:p>22,8182900058236</text:p>
          </table:table-cell>
          <table:table-cell table:formula="of:=[.D7]*[.$R$5]+[.D26]*[.$R$4]+[.D45]*[.$R$3]" office:value-type="float" office:value="21.2475590878304" calcext:value-type="float">
            <text:p>21,2475590878304</text:p>
          </table:table-cell>
          <table:table-cell table:formula="of:=[.E7]*[.$R$5]+[.E26]*[.$R$4]+[.E45]*[.$R$3]" office:value-type="float" office:value="15.58264238509" calcext:value-type="float">
            <text:p>15,58264238509</text:p>
          </table:table-cell>
          <table:table-cell table:formula="of:=[.F7]*[.$R$5]+[.F26]*[.$R$4]+[.F45]*[.$R$3]" office:value-type="float" office:value="13.6464361794574" calcext:value-type="float">
            <text:p>13,6464361794574</text:p>
          </table:table-cell>
          <table:table-cell table:formula="of:=[.G7]*[.$R$5]+[.G26]*[.$R$4]+[.G45]*[.$R$3]" office:value-type="float" office:value="10.1100325586453" calcext:value-type="float">
            <text:p>10,1100325586453</text:p>
          </table:table-cell>
          <table:table-cell table:formula="of:=[.H7]*[.$R$5]+[.H26]*[.$R$4]+[.H45]*[.$R$3]" office:value-type="float" office:value="8.51451713029056" calcext:value-type="float">
            <text:p>8,51451713029056</text:p>
          </table:table-cell>
          <table:table-cell table:formula="of:=[.I7]*[.$R$5]+[.I26]*[.$R$4]+[.I45]*[.$R$3]" office:value-type="float" office:value="9.82122526045597" calcext:value-type="float">
            <text:p>9,82122526045597</text:p>
          </table:table-cell>
          <table:table-cell table:formula="of:=[.J7]*[.$R$5]+[.J26]*[.$R$4]+[.J45]*[.$R$3]" office:value-type="float" office:value="13.4017169739598" calcext:value-type="float">
            <text:p>13,4017169739598</text:p>
          </table:table-cell>
          <table:table-cell table:formula="of:=[.K7]*[.$R$5]+[.K26]*[.$R$4]+[.K45]*[.$R$3]" office:value-type="float" office:value="15.6252225426927" calcext:value-type="float">
            <text:p>15,6252225426927</text:p>
          </table:table-cell>
          <table:table-cell table:formula="of:=[.L7]*[.$R$5]+[.L26]*[.$R$4]+[.L45]*[.$R$3]" office:value-type="float" office:value="19.8651910787143" calcext:value-type="float">
            <text:p>19,8651910787143</text:p>
          </table:table-cell>
          <table:table-cell table:formula="of:=[.M7]*[.$R$5]+[.M26]*[.$R$4]+[.M45]*[.$R$3]" office:value-type="float" office:value="24.4451897803544" calcext:value-type="float">
            <text:p>24,4451897803544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8]*[.$R$5]+[.B27]*[.$R$4]+[.B46]*[.$R$3]" office:value-type="float" office:value="24.8004837079282" calcext:value-type="float">
            <text:p>24,8004837079282</text:p>
          </table:table-cell>
          <table:table-cell table:formula="of:=[.C8]*[.$R$5]+[.C27]*[.$R$4]+[.C46]*[.$R$3]" office:value-type="float" office:value="22.7483745809272" calcext:value-type="float">
            <text:p>22,7483745809272</text:p>
          </table:table-cell>
          <table:table-cell table:formula="of:=[.D8]*[.$R$5]+[.D27]*[.$R$4]+[.D46]*[.$R$3]" office:value-type="float" office:value="20.9197516381169" calcext:value-type="float">
            <text:p>20,9197516381169</text:p>
          </table:table-cell>
          <table:table-cell table:formula="of:=[.E8]*[.$R$5]+[.E27]*[.$R$4]+[.E46]*[.$R$3]" office:value-type="float" office:value="17.0549345529905" calcext:value-type="float">
            <text:p>17,0549345529905</text:p>
          </table:table-cell>
          <table:table-cell table:formula="of:=[.F8]*[.$R$5]+[.F27]*[.$R$4]+[.F46]*[.$R$3]" office:value-type="float" office:value="12.751660606677" calcext:value-type="float">
            <text:p>12,751660606677</text:p>
          </table:table-cell>
          <table:table-cell table:formula="of:=[.G8]*[.$R$5]+[.G27]*[.$R$4]+[.G46]*[.$R$3]" office:value-type="float" office:value="9.35835854193307" calcext:value-type="float">
            <text:p>9,35835854193307</text:p>
          </table:table-cell>
          <table:table-cell table:formula="of:=[.H8]*[.$R$5]+[.H27]*[.$R$4]+[.H46]*[.$R$3]" office:value-type="float" office:value="8.25435228987599" calcext:value-type="float">
            <text:p>8,25435228987599</text:p>
          </table:table-cell>
          <table:table-cell table:formula="of:=[.I8]*[.$R$5]+[.I27]*[.$R$4]+[.I46]*[.$R$3]" office:value-type="float" office:value="10.0015952695738" calcext:value-type="float">
            <text:p>10,0015952695738</text:p>
          </table:table-cell>
          <table:table-cell table:formula="of:=[.J8]*[.$R$5]+[.J27]*[.$R$4]+[.J46]*[.$R$3]" office:value-type="float" office:value="14.3434178517742" calcext:value-type="float">
            <text:p>14,3434178517742</text:p>
          </table:table-cell>
          <table:table-cell table:formula="of:=[.K8]*[.$R$5]+[.K27]*[.$R$4]+[.K46]*[.$R$3]" office:value-type="float" office:value="16.2907974069145" calcext:value-type="float">
            <text:p>16,2907974069145</text:p>
          </table:table-cell>
          <table:table-cell table:formula="of:=[.L8]*[.$R$5]+[.L27]*[.$R$4]+[.L46]*[.$R$3]" office:value-type="float" office:value="22.1482214697141" calcext:value-type="float">
            <text:p>22,1482214697141</text:p>
          </table:table-cell>
          <table:table-cell table:formula="of:=[.M8]*[.$R$5]+[.M27]*[.$R$4]+[.M46]*[.$R$3]" office:value-type="float" office:value="23.2307896944224" calcext:value-type="float">
            <text:p>23,2307896944224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9]*[.$R$5]+[.B28]*[.$R$4]+[.B47]*[.$R$3]" office:value-type="float" office:value="26.2979391614354" calcext:value-type="float">
            <text:p>26,2979391614354</text:p>
          </table:table-cell>
          <table:table-cell table:formula="of:=[.C9]*[.$R$5]+[.C28]*[.$R$4]+[.C47]*[.$R$3]" office:value-type="float" office:value="23.7610913872433" calcext:value-type="float">
            <text:p>23,7610913872433</text:p>
          </table:table-cell>
          <table:table-cell table:formula="of:=[.D9]*[.$R$5]+[.D28]*[.$R$4]+[.D47]*[.$R$3]" office:value-type="float" office:value="20.6061555197733" calcext:value-type="float">
            <text:p>20,6061555197733</text:p>
          </table:table-cell>
          <table:table-cell table:formula="of:=[.E9]*[.$R$5]+[.E28]*[.$R$4]+[.E47]*[.$R$3]" office:value-type="float" office:value="16.7138915274545" calcext:value-type="float">
            <text:p>16,7138915274545</text:p>
          </table:table-cell>
          <table:table-cell table:formula="of:=[.F9]*[.$R$5]+[.F28]*[.$R$4]+[.F47]*[.$R$3]" office:value-type="float" office:value="14.867397316" calcext:value-type="float">
            <text:p>14,867397316</text:p>
          </table:table-cell>
          <table:table-cell table:formula="of:=[.G9]*[.$R$5]+[.G28]*[.$R$4]+[.G47]*[.$R$3]" office:value-type="float" office:value="9.612706464865" calcext:value-type="float">
            <text:p>9,612706464865</text:p>
          </table:table-cell>
          <table:table-cell table:formula="of:=[.H9]*[.$R$5]+[.H28]*[.$R$4]+[.H47]*[.$R$3]" office:value-type="float" office:value="7.11291440906894" calcext:value-type="float">
            <text:p>7,11291440906894</text:p>
          </table:table-cell>
          <table:table-cell table:formula="of:=[.I9]*[.$R$5]+[.I28]*[.$R$4]+[.I47]*[.$R$3]" office:value-type="float" office:value="12.1754514790019" calcext:value-type="float">
            <text:p>12,1754514790019</text:p>
          </table:table-cell>
          <table:table-cell table:formula="of:=[.J9]*[.$R$5]+[.J28]*[.$R$4]+[.J47]*[.$R$3]" office:value-type="float" office:value="14.0291576296814" calcext:value-type="float">
            <text:p>14,0291576296814</text:p>
          </table:table-cell>
          <table:table-cell table:formula="of:=[.K9]*[.$R$5]+[.K28]*[.$R$4]+[.K47]*[.$R$3]" office:value-type="float" office:value="17.2068535127669" calcext:value-type="float">
            <text:p>17,2068535127669</text:p>
          </table:table-cell>
          <table:table-cell table:formula="of:=[.L9]*[.$R$5]+[.L28]*[.$R$4]+[.L47]*[.$R$3]" office:value-type="float" office:value="20.6141263488801" calcext:value-type="float">
            <text:p>20,6141263488801</text:p>
          </table:table-cell>
          <table:table-cell table:formula="of:=[.M9]*[.$R$5]+[.M28]*[.$R$4]+[.M47]*[.$R$3]" office:value-type="float" office:value="22.4287981818272" calcext:value-type="float">
            <text:p>22,4287981818272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10]*[.$R$5]+[.B29]*[.$R$4]+[.B48]*[.$R$3]" office:value-type="float" office:value="24.3056949771644" calcext:value-type="float">
            <text:p>24,3056949771644</text:p>
          </table:table-cell>
          <table:table-cell table:formula="of:=[.C10]*[.$R$5]+[.C29]*[.$R$4]+[.C48]*[.$R$3]" office:value-type="float" office:value="23.0966961240001" calcext:value-type="float">
            <text:p>23,0966961240001</text:p>
          </table:table-cell>
          <table:table-cell table:formula="of:=[.D10]*[.$R$5]+[.D29]*[.$R$4]+[.D48]*[.$R$3]" office:value-type="float" office:value="18.8623660351987" calcext:value-type="float">
            <text:p>18,8623660351987</text:p>
          </table:table-cell>
          <table:table-cell table:formula="of:=[.E10]*[.$R$5]+[.E29]*[.$R$4]+[.E48]*[.$R$3]" office:value-type="float" office:value="17.057112012408" calcext:value-type="float">
            <text:p>17,057112012408</text:p>
          </table:table-cell>
          <table:table-cell table:formula="of:=[.F10]*[.$R$5]+[.F29]*[.$R$4]+[.F48]*[.$R$3]" office:value-type="float" office:value="12.738293131559" calcext:value-type="float">
            <text:p>12,738293131559</text:p>
          </table:table-cell>
          <table:table-cell table:formula="of:=[.G10]*[.$R$5]+[.G29]*[.$R$4]+[.G48]*[.$R$3]" office:value-type="float" office:value="9.83411905989366" calcext:value-type="float">
            <text:p>9,83411905989366</text:p>
          </table:table-cell>
          <table:table-cell table:formula="of:=[.H10]*[.$R$5]+[.H29]*[.$R$4]+[.H48]*[.$R$3]" office:value-type="float" office:value="9.66979925539208" calcext:value-type="float">
            <text:p>9,66979925539208</text:p>
          </table:table-cell>
          <table:table-cell table:formula="of:=[.I10]*[.$R$5]+[.I29]*[.$R$4]+[.I48]*[.$R$3]" office:value-type="float" office:value="9.82082428413624" calcext:value-type="float">
            <text:p>9,82082428413624</text:p>
          </table:table-cell>
          <table:table-cell table:formula="of:=[.J10]*[.$R$5]+[.J29]*[.$R$4]+[.J48]*[.$R$3]" office:value-type="float" office:value="12.9975917768978" calcext:value-type="float">
            <text:p>12,9975917768978</text:p>
          </table:table-cell>
          <table:table-cell table:formula="of:=[.K10]*[.$R$5]+[.K29]*[.$R$4]+[.K48]*[.$R$3]" office:value-type="float" office:value="17.6839300444871" calcext:value-type="float">
            <text:p>17,6839300444871</text:p>
          </table:table-cell>
          <table:table-cell table:formula="of:=[.L10]*[.$R$5]+[.L29]*[.$R$4]+[.L48]*[.$R$3]" office:value-type="float" office:value="19.9489078067771" calcext:value-type="float">
            <text:p>19,9489078067771</text:p>
          </table:table-cell>
          <table:table-cell table:formula="of:=[.M10]*[.$R$5]+[.M29]*[.$R$4]+[.M48]*[.$R$3]" office:value-type="float" office:value="26.6708730283174" calcext:value-type="float">
            <text:p>26,6708730283174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11]*[.$R$5]+[.B30]*[.$R$4]+[.B49]*[.$R$3]" office:value-type="float" office:value="25.2912204538867" calcext:value-type="float">
            <text:p>25,2912204538867</text:p>
          </table:table-cell>
          <table:table-cell table:formula="of:=[.C11]*[.$R$5]+[.C30]*[.$R$4]+[.C49]*[.$R$3]" office:value-type="float" office:value="21.9233507195346" calcext:value-type="float">
            <text:p>21,9233507195346</text:p>
          </table:table-cell>
          <table:table-cell table:formula="of:=[.D11]*[.$R$5]+[.D30]*[.$R$4]+[.D49]*[.$R$3]" office:value-type="float" office:value="18.6759756939997" calcext:value-type="float">
            <text:p>18,6759756939997</text:p>
          </table:table-cell>
          <table:table-cell table:formula="of:=[.E11]*[.$R$5]+[.E30]*[.$R$4]+[.E49]*[.$R$3]" office:value-type="float" office:value="16.3135811007454" calcext:value-type="float">
            <text:p>16,3135811007454</text:p>
          </table:table-cell>
          <table:table-cell table:formula="of:=[.F11]*[.$R$5]+[.F30]*[.$R$4]+[.F49]*[.$R$3]" office:value-type="float" office:value="13.0946283466838" calcext:value-type="float">
            <text:p>13,0946283466838</text:p>
          </table:table-cell>
          <table:table-cell table:formula="of:=[.G11]*[.$R$5]+[.G30]*[.$R$4]+[.G49]*[.$R$3]" office:value-type="float" office:value="9.21855738589454" calcext:value-type="float">
            <text:p>9,21855738589454</text:p>
          </table:table-cell>
          <table:table-cell table:formula="of:=[.H11]*[.$R$5]+[.H30]*[.$R$4]+[.H49]*[.$R$3]" office:value-type="float" office:value="9.86711055138677" calcext:value-type="float">
            <text:p>9,86711055138677</text:p>
          </table:table-cell>
          <table:table-cell table:formula="of:=[.I11]*[.$R$5]+[.I30]*[.$R$4]+[.I49]*[.$R$3]" office:value-type="float" office:value="12.290440938254" calcext:value-type="float">
            <text:p>12,290440938254</text:p>
          </table:table-cell>
          <table:table-cell table:formula="of:=[.J11]*[.$R$5]+[.J30]*[.$R$4]+[.J49]*[.$R$3]" office:value-type="float" office:value="14.3525116214932" calcext:value-type="float">
            <text:p>14,3525116214932</text:p>
          </table:table-cell>
          <table:table-cell table:formula="of:=[.K11]*[.$R$5]+[.K30]*[.$R$4]+[.K49]*[.$R$3]" office:value-type="float" office:value="18.6463113009771" calcext:value-type="float">
            <text:p>18,6463113009771</text:p>
          </table:table-cell>
          <table:table-cell table:formula="of:=[.L11]*[.$R$5]+[.L30]*[.$R$4]+[.L49]*[.$R$3]" office:value-type="float" office:value="19.2288824477278" calcext:value-type="float">
            <text:p>19,2288824477278</text:p>
          </table:table-cell>
          <table:table-cell table:formula="of:=[.M11]*[.$R$5]+[.M30]*[.$R$4]+[.M49]*[.$R$3]" office:value-type="float" office:value="22.0708700330041" calcext:value-type="float">
            <text:p>22,0708700330041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12]*[.$R$5]+[.B31]*[.$R$4]+[.B50]*[.$R$3]" office:value-type="float" office:value="23.2372782244533" calcext:value-type="float">
            <text:p>23,2372782244533</text:p>
          </table:table-cell>
          <table:table-cell table:formula="of:=[.C12]*[.$R$5]+[.C31]*[.$R$4]+[.C50]*[.$R$3]" office:value-type="float" office:value="23.4720806011846" calcext:value-type="float">
            <text:p>23,4720806011846</text:p>
          </table:table-cell>
          <table:table-cell table:formula="of:=[.D12]*[.$R$5]+[.D31]*[.$R$4]+[.D50]*[.$R$3]" office:value-type="float" office:value="22.0745644867214" calcext:value-type="float">
            <text:p>22,0745644867214</text:p>
          </table:table-cell>
          <table:table-cell table:formula="of:=[.E12]*[.$R$5]+[.E31]*[.$R$4]+[.E50]*[.$R$3]" office:value-type="float" office:value="19.2951956815906" calcext:value-type="float">
            <text:p>19,2951956815906</text:p>
          </table:table-cell>
          <table:table-cell table:formula="of:=[.F12]*[.$R$5]+[.F31]*[.$R$4]+[.F50]*[.$R$3]" office:value-type="float" office:value="15.1053071910673" calcext:value-type="float">
            <text:p>15,1053071910673</text:p>
          </table:table-cell>
          <table:table-cell table:formula="of:=[.G12]*[.$R$5]+[.G31]*[.$R$4]+[.G50]*[.$R$3]" office:value-type="float" office:value="11.1348571203316" calcext:value-type="float">
            <text:p>11,1348571203316</text:p>
          </table:table-cell>
          <table:table-cell table:formula="of:=[.H12]*[.$R$5]+[.H31]*[.$R$4]+[.H50]*[.$R$3]" office:value-type="float" office:value="10.3742303656773" calcext:value-type="float">
            <text:p>10,3742303656773</text:p>
          </table:table-cell>
          <table:table-cell table:formula="of:=[.I12]*[.$R$5]+[.I31]*[.$R$4]+[.I50]*[.$R$3]" office:value-type="float" office:value="13.0878266144431" calcext:value-type="float">
            <text:p>13,0878266144431</text:p>
          </table:table-cell>
          <table:table-cell table:formula="of:=[.J12]*[.$R$5]+[.J31]*[.$R$4]+[.J50]*[.$R$3]" office:value-type="float" office:value="12.9718551408457" calcext:value-type="float">
            <text:p>12,9718551408457</text:p>
          </table:table-cell>
          <table:table-cell table:formula="of:=[.K12]*[.$R$5]+[.K31]*[.$R$4]+[.K50]*[.$R$3]" office:value-type="float" office:value="14.917345079729" calcext:value-type="float">
            <text:p>14,917345079729</text:p>
          </table:table-cell>
          <table:table-cell table:formula="of:=[.L12]*[.$R$5]+[.L31]*[.$R$4]+[.L50]*[.$R$3]" office:value-type="float" office:value="19.2299357575637" calcext:value-type="float">
            <text:p>19,2299357575637</text:p>
          </table:table-cell>
          <table:table-cell table:formula="of:=[.M12]*[.$R$5]+[.M31]*[.$R$4]+[.M50]*[.$R$3]" office:value-type="float" office:value="23.9225485632021" calcext:value-type="float">
            <text:p>23,9225485632021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13]*[.$R$5]+[.B32]*[.$R$4]+[.B51]*[.$R$3]" office:value-type="float" office:value="25.7802979076476" calcext:value-type="float">
            <text:p>25,7802979076476</text:p>
          </table:table-cell>
          <table:table-cell table:formula="of:=[.C13]*[.$R$5]+[.C32]*[.$R$4]+[.C51]*[.$R$3]" office:value-type="float" office:value="25.0027833274765" calcext:value-type="float">
            <text:p>25,0027833274765</text:p>
          </table:table-cell>
          <table:table-cell table:formula="of:=[.D13]*[.$R$5]+[.D32]*[.$R$4]+[.D51]*[.$R$3]" office:value-type="float" office:value="20.1389598965064" calcext:value-type="float">
            <text:p>20,1389598965064</text:p>
          </table:table-cell>
          <table:table-cell table:formula="of:=[.E13]*[.$R$5]+[.E32]*[.$R$4]+[.E51]*[.$R$3]" office:value-type="float" office:value="16.1611523574024" calcext:value-type="float">
            <text:p>16,1611523574024</text:p>
          </table:table-cell>
          <table:table-cell table:formula="of:=[.F13]*[.$R$5]+[.F32]*[.$R$4]+[.F51]*[.$R$3]" office:value-type="float" office:value="11.3347531929248" calcext:value-type="float">
            <text:p>11,3347531929248</text:p>
          </table:table-cell>
          <table:table-cell table:formula="of:=[.G13]*[.$R$5]+[.G32]*[.$R$4]+[.G51]*[.$R$3]" office:value-type="float" office:value="8.08052121968454" calcext:value-type="float">
            <text:p>8,08052121968454</text:p>
          </table:table-cell>
          <table:table-cell table:formula="of:=[.H13]*[.$R$5]+[.H32]*[.$R$4]+[.H51]*[.$R$3]" office:value-type="float" office:value="9.11214046055727" calcext:value-type="float">
            <text:p>9,11214046055727</text:p>
          </table:table-cell>
          <table:table-cell table:formula="of:=[.I13]*[.$R$5]+[.I32]*[.$R$4]+[.I51]*[.$R$3]" office:value-type="float" office:value="11.5969310025771" calcext:value-type="float">
            <text:p>11,5969310025771</text:p>
          </table:table-cell>
          <table:table-cell table:formula="of:=[.J13]*[.$R$5]+[.J32]*[.$R$4]+[.J51]*[.$R$3]" office:value-type="float" office:value="12.9755866505744" calcext:value-type="float">
            <text:p>12,9755866505744</text:p>
          </table:table-cell>
          <table:table-cell table:formula="of:=[.K13]*[.$R$5]+[.K32]*[.$R$4]+[.K51]*[.$R$3]" office:value-type="float" office:value="16.4508033814215" calcext:value-type="float">
            <text:p>16,4508033814215</text:p>
          </table:table-cell>
          <table:table-cell table:formula="of:=[.L13]*[.$R$5]+[.L32]*[.$R$4]+[.L51]*[.$R$3]" office:value-type="float" office:value="19.9136331010842" calcext:value-type="float">
            <text:p>19,9136331010842</text:p>
          </table:table-cell>
          <table:table-cell table:formula="of:=[.M13]*[.$R$5]+[.M32]*[.$R$4]+[.M51]*[.$R$3]" office:value-type="float" office:value="24.2353873098364" calcext:value-type="float">
            <text:p>24,2353873098364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14]*[.$R$5]+[.B33]*[.$R$4]+[.B52]*[.$R$3]" office:value-type="float" office:value="24.8387580572316" calcext:value-type="float">
            <text:p>24,8387580572316</text:p>
          </table:table-cell>
          <table:table-cell table:formula="of:=[.C14]*[.$R$5]+[.C33]*[.$R$4]+[.C52]*[.$R$3]" office:value-type="float" office:value="23.9349789873789" calcext:value-type="float">
            <text:p>23,9349789873789</text:p>
          </table:table-cell>
          <table:table-cell table:formula="of:=[.D14]*[.$R$5]+[.D33]*[.$R$4]+[.D52]*[.$R$3]" office:value-type="float" office:value="21.1623186216166" calcext:value-type="float">
            <text:p>21,1623186216166</text:p>
          </table:table-cell>
          <table:table-cell table:formula="of:=[.E14]*[.$R$5]+[.E33]*[.$R$4]+[.E52]*[.$R$3]" office:value-type="float" office:value="16.8047014123987" calcext:value-type="float">
            <text:p>16,8047014123987</text:p>
          </table:table-cell>
          <table:table-cell table:formula="of:=[.F14]*[.$R$5]+[.F33]*[.$R$4]+[.F52]*[.$R$3]" office:value-type="float" office:value="13.9831681915312" calcext:value-type="float">
            <text:p>13,9831681915312</text:p>
          </table:table-cell>
          <table:table-cell table:formula="of:=[.G14]*[.$R$5]+[.G33]*[.$R$4]+[.G52]*[.$R$3]" office:value-type="float" office:value="11.6758539002232" calcext:value-type="float">
            <text:p>11,6758539002232</text:p>
          </table:table-cell>
          <table:table-cell table:formula="of:=[.H14]*[.$R$5]+[.H33]*[.$R$4]+[.H52]*[.$R$3]" office:value-type="float" office:value="11.253853067573" calcext:value-type="float">
            <text:p>11,253853067573</text:p>
          </table:table-cell>
          <table:table-cell table:formula="of:=[.I14]*[.$R$5]+[.I33]*[.$R$4]+[.I52]*[.$R$3]" office:value-type="float" office:value="13.0102033574473" calcext:value-type="float">
            <text:p>13,0102033574473</text:p>
          </table:table-cell>
          <table:table-cell table:formula="of:=[.J14]*[.$R$5]+[.J33]*[.$R$4]+[.J52]*[.$R$3]" office:value-type="float" office:value="14.1646551506347" calcext:value-type="float">
            <text:p>14,1646551506347</text:p>
          </table:table-cell>
          <table:table-cell table:formula="of:=[.K14]*[.$R$5]+[.K33]*[.$R$4]+[.K52]*[.$R$3]" office:value-type="float" office:value="16.2697323839968" calcext:value-type="float">
            <text:p>16,2697323839968</text:p>
          </table:table-cell>
          <table:table-cell table:formula="of:=[.L14]*[.$R$5]+[.L33]*[.$R$4]+[.L52]*[.$R$3]" office:value-type="float" office:value="19.1888959149143" calcext:value-type="float">
            <text:p>19,1888959149143</text:p>
          </table:table-cell>
          <table:table-cell table:formula="of:=[.M14]*[.$R$5]+[.M33]*[.$R$4]+[.M52]*[.$R$3]" office:value-type="float" office:value="23.8269335582651" calcext:value-type="float">
            <text:p>23,8269335582651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15]*[.$R$5]+[.B34]*[.$R$4]+[.B53]*[.$R$3]" office:value-type="float" office:value="25.2299964346393" calcext:value-type="float">
            <text:p>25,2299964346393</text:p>
          </table:table-cell>
          <table:table-cell table:formula="of:=[.C15]*[.$R$5]+[.C34]*[.$R$4]+[.C53]*[.$R$3]" office:value-type="float" office:value="24.7916941867182" calcext:value-type="float">
            <text:p>24,7916941867182</text:p>
          </table:table-cell>
          <table:table-cell table:formula="of:=[.D15]*[.$R$5]+[.D34]*[.$R$4]+[.D53]*[.$R$3]" office:value-type="float" office:value="21.5495791423615" calcext:value-type="float">
            <text:p>21,5495791423615</text:p>
          </table:table-cell>
          <table:table-cell table:formula="of:=[.E15]*[.$R$5]+[.E34]*[.$R$4]+[.E53]*[.$R$3]" office:value-type="float" office:value="20.5238098743932" calcext:value-type="float">
            <text:p>20,5238098743932</text:p>
          </table:table-cell>
          <table:table-cell table:formula="of:=[.F15]*[.$R$5]+[.F34]*[.$R$4]+[.F53]*[.$R$3]" office:value-type="float" office:value="14.7123379167684" calcext:value-type="float">
            <text:p>14,7123379167684</text:p>
          </table:table-cell>
          <table:table-cell table:formula="of:=[.G15]*[.$R$5]+[.G34]*[.$R$4]+[.G53]*[.$R$3]" office:value-type="float" office:value="8.67912194530066" calcext:value-type="float">
            <text:p>8,67912194530066</text:p>
          </table:table-cell>
          <table:table-cell table:formula="of:=[.H15]*[.$R$5]+[.H34]*[.$R$4]+[.H53]*[.$R$3]" office:value-type="float" office:value="8.81216850571674" calcext:value-type="float">
            <text:p>8,81216850571674</text:p>
          </table:table-cell>
          <table:table-cell table:formula="of:=[.I15]*[.$R$5]+[.I34]*[.$R$4]+[.I53]*[.$R$3]" office:value-type="float" office:value="10.0561364283146" calcext:value-type="float">
            <text:p>10,0561364283146</text:p>
          </table:table-cell>
          <table:table-cell table:formula="of:=[.J15]*[.$R$5]+[.J34]*[.$R$4]+[.J53]*[.$R$3]" office:value-type="float" office:value="15.918435592118" calcext:value-type="float">
            <text:p>15,918435592118</text:p>
          </table:table-cell>
          <table:table-cell table:formula="of:=[.K15]*[.$R$5]+[.K34]*[.$R$4]+[.K53]*[.$R$3]" office:value-type="float" office:value="16.4689717400103" calcext:value-type="float">
            <text:p>16,4689717400103</text:p>
          </table:table-cell>
          <table:table-cell table:formula="of:=[.L15]*[.$R$5]+[.L34]*[.$R$4]+[.L53]*[.$R$3]" office:value-type="float" office:value="20.0236850281521" calcext:value-type="float">
            <text:p>20,0236850281521</text:p>
          </table:table-cell>
          <table:table-cell table:formula="of:=[.M15]*[.$R$5]+[.M34]*[.$R$4]+[.M53]*[.$R$3]" office:value-type="float" office:value="21.5298778398691" calcext:value-type="float">
            <text:p>21,5298778398691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16]*[.$R$5]+[.B35]*[.$R$4]+[.B54]*[.$R$3]" office:value-type="float" office:value="23.8049848153442" calcext:value-type="float">
            <text:p>23,8049848153442</text:p>
          </table:table-cell>
          <table:table-cell table:formula="of:=[.C16]*[.$R$5]+[.C35]*[.$R$4]+[.C54]*[.$R$3]" office:value-type="float" office:value="22.7663886764848" calcext:value-type="float">
            <text:p>22,7663886764848</text:p>
          </table:table-cell>
          <table:table-cell table:formula="of:=[.D16]*[.$R$5]+[.D35]*[.$R$4]+[.D54]*[.$R$3]" office:value-type="float" office:value="19.5111954773114" calcext:value-type="float">
            <text:p>19,5111954773114</text:p>
          </table:table-cell>
          <table:table-cell table:formula="of:=[.E16]*[.$R$5]+[.E35]*[.$R$4]+[.E54]*[.$R$3]" office:value-type="float" office:value="17.4626141201179" calcext:value-type="float">
            <text:p>17,4626141201179</text:p>
          </table:table-cell>
          <table:table-cell table:formula="of:=[.F16]*[.$R$5]+[.F35]*[.$R$4]+[.F54]*[.$R$3]" office:value-type="float" office:value="13.6255597894723" calcext:value-type="float">
            <text:p>13,6255597894723</text:p>
          </table:table-cell>
          <table:table-cell table:formula="of:=[.G16]*[.$R$5]+[.G35]*[.$R$4]+[.G54]*[.$R$3]" office:value-type="float" office:value="12.0798883439815" calcext:value-type="float">
            <text:p>12,0798883439815</text:p>
          </table:table-cell>
          <table:table-cell table:formula="of:=[.H16]*[.$R$5]+[.H35]*[.$R$4]+[.H54]*[.$R$3]" office:value-type="float" office:value="9.39035784029118" calcext:value-type="float">
            <text:p>9,39035784029118</text:p>
          </table:table-cell>
          <table:table-cell table:formula="of:=[.I16]*[.$R$5]+[.I35]*[.$R$4]+[.I54]*[.$R$3]" office:value-type="float" office:value="10.6027225610105" calcext:value-type="float">
            <text:p>10,6027225610105</text:p>
          </table:table-cell>
          <table:table-cell table:formula="of:=[.J16]*[.$R$5]+[.J35]*[.$R$4]+[.J54]*[.$R$3]" office:value-type="float" office:value="13.0409028686133" calcext:value-type="float">
            <text:p>13,0409028686133</text:p>
          </table:table-cell>
          <table:table-cell table:formula="of:=[.K16]*[.$R$5]+[.K35]*[.$R$4]+[.K54]*[.$R$3]" office:value-type="float" office:value="16.4629081414784" calcext:value-type="float">
            <text:p>16,4629081414784</text:p>
          </table:table-cell>
          <table:table-cell table:formula="of:=[.L16]*[.$R$5]+[.L35]*[.$R$4]+[.L54]*[.$R$3]" office:value-type="float" office:value="21.3724148204116" calcext:value-type="float">
            <text:p>21,3724148204116</text:p>
          </table:table-cell>
          <table:table-cell table:formula="of:=[.M16]*[.$R$5]+[.M35]*[.$R$4]+[.M54]*[.$R$3]" office:value-type="float" office:value="23.0407840129988" calcext:value-type="float">
            <text:p>23,0407840129988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17]*[.$R$5]+[.B36]*[.$R$4]+[.B55]*[.$R$3]" office:value-type="float" office:value="23.9145584960948" calcext:value-type="float">
            <text:p>23,9145584960948</text:p>
          </table:table-cell>
          <table:table-cell table:formula="of:=[.C17]*[.$R$5]+[.C36]*[.$R$4]+[.C55]*[.$R$3]" office:value-type="float" office:value="23.683723577424" calcext:value-type="float">
            <text:p>23,683723577424</text:p>
          </table:table-cell>
          <table:table-cell table:formula="of:=[.D17]*[.$R$5]+[.D36]*[.$R$4]+[.D55]*[.$R$3]" office:value-type="float" office:value="23.2397529364768" calcext:value-type="float">
            <text:p>23,2397529364768</text:p>
          </table:table-cell>
          <table:table-cell table:formula="of:=[.E17]*[.$R$5]+[.E36]*[.$R$4]+[.E55]*[.$R$3]" office:value-type="float" office:value="16.9330032778458" calcext:value-type="float">
            <text:p>16,9330032778458</text:p>
          </table:table-cell>
          <table:table-cell table:formula="of:=[.F17]*[.$R$5]+[.F36]*[.$R$4]+[.F55]*[.$R$3]" office:value-type="float" office:value="13.3491593105152" calcext:value-type="float">
            <text:p>13,3491593105152</text:p>
          </table:table-cell>
          <table:table-cell table:formula="of:=[.G17]*[.$R$5]+[.G36]*[.$R$4]+[.G55]*[.$R$3]" office:value-type="float" office:value="11.0542690453714" calcext:value-type="float">
            <text:p>11,0542690453714</text:p>
          </table:table-cell>
          <table:table-cell table:formula="of:=[.H17]*[.$R$5]+[.H36]*[.$R$4]+[.H55]*[.$R$3]" office:value-type="float" office:value="8.57024945654993" calcext:value-type="float">
            <text:p>8,57024945654993</text:p>
          </table:table-cell>
          <table:table-cell table:formula="of:=[.I17]*[.$R$5]+[.I36]*[.$R$4]+[.I55]*[.$R$3]" office:value-type="float" office:value="12.3583241559122" calcext:value-type="float">
            <text:p>12,3583241559122</text:p>
          </table:table-cell>
          <table:table-cell table:formula="of:=[.J17]*[.$R$5]+[.J36]*[.$R$4]+[.J55]*[.$R$3]" office:value-type="float" office:value="13.3366754088588" calcext:value-type="float">
            <text:p>13,3366754088588</text:p>
          </table:table-cell>
          <table:table-cell table:formula="of:=[.K17]*[.$R$5]+[.K36]*[.$R$4]+[.K55]*[.$R$3]" office:value-type="float" office:value="16.7688811332484" calcext:value-type="float">
            <text:p>16,7688811332484</text:p>
          </table:table-cell>
          <table:table-cell table:formula="of:=[.L17]*[.$R$5]+[.L36]*[.$R$4]+[.L55]*[.$R$3]" office:value-type="float" office:value="21.5488957844922" calcext:value-type="float">
            <text:p>21,5488957844922</text:p>
          </table:table-cell>
          <table:table-cell table:formula="of:=[.M17]*[.$R$5]+[.M36]*[.$R$4]+[.M55]*[.$R$3]" office:value-type="float" office:value="23.5460276210677" calcext:value-type="float">
            <text:p>23,5460276210677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18]*[.$R$5]+[.B37]*[.$R$4]+[.B56]*[.$R$3]" office:value-type="float" office:value="24.9813051755321" calcext:value-type="float">
            <text:p>24,9813051755321</text:p>
          </table:table-cell>
          <table:table-cell table:formula="of:=[.C18]*[.$R$5]+[.C37]*[.$R$4]+[.C56]*[.$R$3]" office:value-type="float" office:value="22.5023181087205" calcext:value-type="float">
            <text:p>22,5023181087205</text:p>
          </table:table-cell>
          <table:table-cell table:formula="of:=[.D18]*[.$R$5]+[.D37]*[.$R$4]+[.D56]*[.$R$3]" office:value-type="float" office:value="21.5238468161021" calcext:value-type="float">
            <text:p>21,5238468161021</text:p>
          </table:table-cell>
          <table:table-cell table:formula="of:=[.E18]*[.$R$5]+[.E37]*[.$R$4]+[.E56]*[.$R$3]" office:value-type="float" office:value="18.9453414305464" calcext:value-type="float">
            <text:p>18,9453414305464</text:p>
          </table:table-cell>
          <table:table-cell table:formula="of:=[.F18]*[.$R$5]+[.F37]*[.$R$4]+[.F56]*[.$R$3]" office:value-type="float" office:value="12.2340685938469" calcext:value-type="float">
            <text:p>12,2340685938469</text:p>
          </table:table-cell>
          <table:table-cell table:formula="of:=[.G18]*[.$R$5]+[.G37]*[.$R$4]+[.G56]*[.$R$3]" office:value-type="float" office:value="9.78349493419836" calcext:value-type="float">
            <text:p>9,78349493419836</text:p>
          </table:table-cell>
          <table:table-cell table:formula="of:=[.H18]*[.$R$5]+[.H37]*[.$R$4]+[.H56]*[.$R$3]" office:value-type="float" office:value="9.85686275955108" calcext:value-type="float">
            <text:p>9,85686275955108</text:p>
          </table:table-cell>
          <table:table-cell table:formula="of:=[.I18]*[.$R$5]+[.I37]*[.$R$4]+[.I56]*[.$R$3]" office:value-type="float" office:value="11.2785707798102" calcext:value-type="float">
            <text:p>11,2785707798102</text:p>
          </table:table-cell>
          <table:table-cell table:formula="of:=[.J18]*[.$R$5]+[.J37]*[.$R$4]+[.J56]*[.$R$3]" office:value-type="float" office:value="14.6350056286685" calcext:value-type="float">
            <text:p>14,6350056286685</text:p>
          </table:table-cell>
          <table:table-cell table:formula="of:=[.K18]*[.$R$5]+[.K37]*[.$R$4]+[.K56]*[.$R$3]" office:value-type="float" office:value="17.9316247596349" calcext:value-type="float">
            <text:p>17,9316247596349</text:p>
          </table:table-cell>
          <table:table-cell table:formula="of:=[.L18]*[.$R$5]+[.L37]*[.$R$4]+[.L56]*[.$R$3]" office:value-type="float" office:value="21.3003233238482" calcext:value-type="float">
            <text:p>21,3003233238482</text:p>
          </table:table-cell>
          <table:table-cell table:formula="of:=[.M18]*[.$R$5]+[.M37]*[.$R$4]+[.M56]*[.$R$3]" office:value-type="float" office:value="25.1014951229441" calcext:value-type="float">
            <text:p>25,1014951229441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19]*[.$R$5]+[.B38]*[.$R$4]+[.B57]*[.$R$3]" office:value-type="float" office:value="26.3734575689838" calcext:value-type="float">
            <text:p>26,3734575689838</text:p>
          </table:table-cell>
          <table:table-cell table:formula="of:=[.C19]*[.$R$5]+[.C38]*[.$R$4]+[.C57]*[.$R$3]" office:value-type="float" office:value="22.6246443695584" calcext:value-type="float">
            <text:p>22,6246443695584</text:p>
          </table:table-cell>
          <table:table-cell table:formula="of:=[.D19]*[.$R$5]+[.D38]*[.$R$4]+[.D57]*[.$R$3]" office:value-type="float" office:value="19.3859624305062" calcext:value-type="float">
            <text:p>19,3859624305062</text:p>
          </table:table-cell>
          <table:table-cell table:formula="of:=[.E19]*[.$R$5]+[.E38]*[.$R$4]+[.E57]*[.$R$3]" office:value-type="float" office:value="16.4412520644069" calcext:value-type="float">
            <text:p>16,4412520644069</text:p>
          </table:table-cell>
          <table:table-cell table:formula="of:=[.F19]*[.$R$5]+[.F38]*[.$R$4]+[.F57]*[.$R$3]" office:value-type="float" office:value="11.6633213598957" calcext:value-type="float">
            <text:p>11,6633213598957</text:p>
          </table:table-cell>
          <table:table-cell table:formula="of:=[.G19]*[.$R$5]+[.G38]*[.$R$4]+[.G57]*[.$R$3]" office:value-type="float" office:value="8.06138433005656" calcext:value-type="float">
            <text:p>8,06138433005656</text:p>
          </table:table-cell>
          <table:table-cell table:formula="of:=[.H19]*[.$R$5]+[.H38]*[.$R$4]+[.H57]*[.$R$3]" office:value-type="float" office:value="10.7698736194668" calcext:value-type="float">
            <text:p>10,7698736194668</text:p>
          </table:table-cell>
          <table:table-cell table:formula="of:=[.I19]*[.$R$5]+[.I38]*[.$R$4]+[.I57]*[.$R$3]" office:value-type="float" office:value="11.4988634456595" calcext:value-type="float">
            <text:p>11,4988634456595</text:p>
          </table:table-cell>
          <table:table-cell table:formula="of:=[.J19]*[.$R$5]+[.J38]*[.$R$4]+[.J57]*[.$R$3]" office:value-type="float" office:value="14.1402300148564" calcext:value-type="float">
            <text:p>14,1402300148564</text:p>
          </table:table-cell>
          <table:table-cell table:formula="of:=[.K19]*[.$R$5]+[.K38]*[.$R$4]+[.K57]*[.$R$3]" office:value-type="float" office:value="17.4067836621779" calcext:value-type="float">
            <text:p>17,4067836621779</text:p>
          </table:table-cell>
          <table:table-cell table:formula="of:=[.L19]*[.$R$5]+[.L38]*[.$R$4]+[.L57]*[.$R$3]" office:value-type="float" office:value="23.4355938091388" calcext:value-type="float">
            <text:p>23,4355938091388</text:p>
          </table:table-cell>
          <table:table-cell table:formula="of:=[.M19]*[.$R$5]+[.M38]*[.$R$4]+[.M57]*[.$R$3]" office:value-type="float" office:value="25.5163867758383" calcext:value-type="float">
            <text:p>25,51638677583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5:00:16.941949557</meta:creation-date>
    <dc:date>2025-09-10T16:52:15.571051379</dc:date>
    <meta:editing-duration>PT1H9M18S</meta:editing-duration>
    <meta:editing-cycles>5</meta:editing-cycles>
    <meta:generator>LibreOffice/7.3.7.2$Linux_X86_64 LibreOffice_project/30$Build-2</meta:generator>
    <meta:document-statistic meta:table-count="3" meta:cell-count="2718" meta:object-count="0"/>
  </office:meta>
</office:document-meta>
</file>